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8980000015590C592D5D64D81B3.png" manifest:media-type="image/png"/>
  <manifest:file-entry manifest:full-path="Pictures/10000201000000AB0000002670F44857ED90A37A.png" manifest:media-type="image/png"/>
  <manifest:file-entry manifest:full-path="Pictures/100000000000034D0000027A60836F62B12EFD53.png" manifest:media-type="image/png"/>
  <manifest:file-entry manifest:full-path="Pictures/10000000000003520000005382DCB2C41DF598E0.png" manifest:media-type="image/png"/>
  <manifest:file-entry manifest:full-path="Pictures/1000000000000640000004B094B125D6F2C78932.jpg" manifest:media-type="image/jpeg"/>
  <manifest:file-entry manifest:full-path="Pictures/1000000000000400000003006C4363FF0A598C0D.jpg" manifest:media-type="image/jpeg"/>
  <manifest:file-entry manifest:full-path="Pictures/10000000000005EF000004654D7EC5F14159E050.jpg" manifest:media-type="image/jpeg"/>
  <manifest:file-entry manifest:full-path="Pictures/10000000000000F00000005116B71432F2BB4D50.png" manifest:media-type="image/png"/>
  <manifest:file-entry manifest:full-path="Pictures/10000201000000FD00000043CAA215449B968A6B.png" manifest:media-type="image/png"/>
  <manifest:file-entry manifest:full-path="Pictures/10000201000008980000014BD651FC299569D5BC.png" manifest:media-type="image/png"/>
  <manifest:file-entry manifest:full-path="Pictures/100002010000003F000000369CBDFB99DAABD526.png" manifest:media-type="image/png"/>
  <manifest:file-entry manifest:full-path="Pictures/1000000000000199000000A970A537FAC48CD47D.png" manifest:media-type="image/png"/>
  <manifest:file-entry manifest:full-path="Pictures/1000020100000640000002320FEA34972154BAD3.png" manifest:media-type="image/png"/>
  <manifest:file-entry manifest:full-path="Pictures/100000000000032000000258026ED621C23D0202.png" manifest:media-type="image/png"/>
  <manifest:file-entry manifest:full-path="Pictures/100002010000003F000002AF5BC82766F30B1D1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Arial5" svg:font-family="Arial"/>
    <style:font-face style:name="Bookman Old Style1" svg:font-family="'Bookman Old Style'"/>
    <style:font-face style:name="Calibri3" svg:font-family="Calibri"/>
    <style:font-face style:name="DejaVu Sans2" svg:font-family="'DejaVu Sans'"/>
    <style:font-face style:name="Gill Sans2" svg:font-family="'Gill Sans'"/>
    <style:font-face style:name="Gill Sans MT1" svg:font-family="'Gill Sans MT'"/>
    <style:font-face style:name="Heiti SC Light2" svg:font-family="'Heiti SC Light'"/>
    <style:font-face style:name="OpenSymbol2" svg:font-family="OpenSymbol, 'Arial Unicode MS'"/>
    <style:font-face style:name="Arial1" svg:font-family="Arial" style:font-family-generic="roman"/>
    <style:font-face style:name="Arial4" svg:font-family="Arial" style:font-pitch="fixed"/>
    <style:font-face style:name="ＭＳ Ｐゴシック3" svg:font-family="'ＭＳ Ｐゴシック'" style:font-pitch="fixed"/>
    <style:font-face style:name="Arial3" svg:font-family="Arial" style:font-pitch="variable"/>
    <style:font-face style:name="Bookman Old Style" svg:font-family="'Bookman Old Style'" style:font-pitch="variable"/>
    <style:font-face style:name="Calibri2" svg:font-family="Calibri" style:font-pitch="variable"/>
    <style:font-face style:name="DejaVu Sans" svg:font-family="'DejaVu Sans'" style:font-pitch="variable"/>
    <style:font-face style:name="Droid Sans Devanagari1" svg:font-family="'Droid Sans Devanagari'" style:font-pitch="variable"/>
    <style:font-face style:name="Droid Sans Fallback2" svg:font-family="'Droid Sans Fallback'" style:font-pitch="variable"/>
    <style:font-face style:name="Gill Sans1" svg:font-family="'Gill Sans'" style:font-pitch="variable"/>
    <style:font-face style:name="Gill Sans MT" svg:font-family="'Gill Sans MT'" style:font-pitch="variable"/>
    <style:font-face style:name="Gothic1" svg:font-family="Gothic" style:font-pitch="variable"/>
    <style:font-face style:name="Heiti SC Light1" svg:font-family="'Heiti SC Light'" style:font-pitch="variable"/>
    <style:font-face style:name="Lato" svg:font-family="Lato" style:font-pitch="variable"/>
    <style:font-face style:name="Lato1" svg:font-family="Lato" style:font-adornments="Regular" style:font-pitch="variable"/>
    <style:font-face style:name="Lato Black1" svg:font-family="'Lato Black'" style:font-pitch="variable"/>
    <style:font-face style:name="Liberation Sans1" svg:font-family="'Liberation Sans'" style:font-pitch="variable"/>
    <style:font-face style:name="Liberation Sans3" svg:font-family="'Liberation Sans', Arial" style:font-pitch="variable"/>
    <style:font-face style:name="OpenSymbol1" svg:font-family="OpenSymbol, 'Arial Unicode MS'" style:font-pitch="variable"/>
    <style:font-face style:name="Symbol1" svg:font-family="Symbol" style:font-pitch="variable"/>
    <style:font-face style:name="Tahoma3" svg:font-family="Tahoma" style:font-pitch="variable"/>
    <style:font-face style:name="Times New Roman2" svg:font-family="'Times New Roman'" style:font-pitch="variable"/>
    <style:font-face style:name="Wingdings1" svg:font-family="Wingdings" style:font-pitch="variable"/>
    <style:font-face style:name="ＭＳ Ｐゴシック2" svg:font-family="'ＭＳ Ｐゴシック'" style:font-pitch="variable"/>
    <style:font-face style:name="Courier New1" svg:font-family="'Courier New'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entury1" svg:font-family="Century" style:font-family-generic="roman" style:font-pitch="variable"/>
    <style:font-face style:name="Courier New" svg:font-family="'Courier New'" style:font-family-generic="roman" style:font-pitch="variable"/>
    <style:font-face style:name="Droid Sans Fallback" svg:font-family="'Droid Sans Fallback'" style:font-family-generic="roman" style:font-pitch="variable"/>
    <style:font-face style:name="Eras Medium ITC" svg:font-family="'Eras Medium ITC'" style:font-family-generic="roman" style:font-pitch="variable"/>
    <style:font-face style:name="Gill Sans" svg:font-family="'Gill Sans'" style:font-family-generic="roman" style:font-pitch="variable"/>
    <style:font-face style:name="Gill Sans MT2" svg:font-family="'Gill Sans MT'" style:font-family-generic="roman" style:font-pitch="variable"/>
    <style:font-face style:name="Lato2" svg:font-family="Lato" style:font-family-generic="roman" style:font-pitch="variable"/>
    <style:font-face style:name="Lato Black" svg:font-family="'Lato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2" svg:font-family="Arial" style:font-family-generic="swiss" style:font-pitch="variable"/>
    <style:font-face style:name="Calibri1" svg:font-family="Calibri" style:font-family-generic="swiss" style:font-pitch="variable"/>
    <style:font-face style:name="Eras Medium ITC1" svg:font-family="'Eras Medium ITC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ＭＳ Ｐゴシック1" svg:font-family="'ＭＳ Ｐゴシック'" style:font-family-generic="swiss" style:font-pitch="variable"/>
    <style:font-face style:name="Andale Sans UI" svg:font-family="'Andale Sans UI'" style:font-family-generic="system" style:font-pitch="variable"/>
    <style:font-face style:name="Arial6" svg:font-family="Arial" style:font-family-generic="system" style:font-pitch="variable"/>
    <style:font-face style:name="Arial Unicode MS" svg:font-family="'Arial Unicode MS'" style:font-family-generic="system" style:font-pitch="variable"/>
    <style:font-face style:name="Century" svg:font-family="Century" style:font-family-generic="system" style:font-pitch="variable"/>
    <style:font-face style:name="Courier New2" svg:font-family="'Courier New'" style:font-family-generic="system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Gothic" svg:font-family="Gothic" style:font-family-generic="system" style:font-pitch="variable"/>
    <style:font-face style:name="Heiti SC Light" svg:font-family="'Heiti SC Light'" style:font-family-generic="system" style:font-pitch="variable"/>
    <style:font-face style:name="Liberation Sans2" svg:font-family="'Liberation Sans'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ymbol2" svg:font-family="Symbol" style:font-family-generic="system" style:font-pitch="variable"/>
    <style:font-face style:name="Tahoma2" svg:font-family="Tahoma" style:font-family-generic="system" style:font-pitch="variable"/>
    <style:font-face style:name="Times New Roman3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3" svg:font-family="Wingdings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width="0.102cm" svg:stroke-color="#000000" draw:marker-start-width="0.61cm" draw:marker-end-width="0.61cm" draw:fill="none" draw:textarea-horizontal-align="center" draw:textarea-vertical-align="middle" fo:padding-top="0.176cm" fo:padding-bottom="0.176cm" fo:padding-left="0.301cm" fo:padding-right="0.301cm"/>
    </style:style>
    <style:style style:name="gr3" style:family="graphic" style:parent-style-name="standard">
      <style:graphic-properties draw:fill="solid" draw:fill-color="#ffffd7" draw:textarea-horizontal-align="justify" draw:textarea-vertical-align="middle" draw:auto-grow-height="false" fo:min-height="4.576cm" fo:min-width="2.802cm"/>
    </style:style>
    <style:style style:name="gr4" style:family="graphic" style:parent-style-name="standard">
      <style:graphic-properties draw:fill="solid" draw:fill-color="#cccccc" draw:textarea-horizontal-align="justify" draw:textarea-vertical-align="middle" draw:auto-grow-height="false" fo:min-height="0.594cm" fo:min-width="2.294cm"/>
    </style:style>
    <style:style style:name="gr5" style:family="graphic" style:parent-style-name="standard">
      <style:graphic-properties draw:textarea-horizontal-align="justify" draw:textarea-vertical-align="middle" draw:auto-grow-height="false" fo:min-height="1.859cm" fo:min-width="2.294cm"/>
    </style:style>
    <style:style style:name="gr6" style:family="graphic" style:parent-style-name="standard">
      <style:graphic-properties draw:textarea-horizontal-align="justify" draw:textarea-vertical-align="middle" draw:auto-grow-height="false" fo:min-height="0.828cm" fo:min-width="1.656cm"/>
    </style:style>
    <style:style style:name="gr7" style:family="graphic" style:parent-style-name="standard">
      <style:graphic-properties draw:fill="solid" draw:fill-color="#ffffd7" draw:textarea-horizontal-align="justify" draw:textarea-vertical-align="middle" draw:auto-grow-height="false" fo:min-height="3.306cm" fo:min-width="11.438cm"/>
    </style:style>
    <style:style style:name="gr8" style:family="graphic" style:parent-style-name="standard">
      <style:graphic-properties draw:fill="solid" draw:fill-color="#cccccc" draw:textarea-horizontal-align="justify" draw:textarea-vertical-align="middle" draw:auto-grow-height="false" fo:min-height="0.727cm" fo:min-width="10.93cm"/>
    </style:style>
    <style:style style:name="gr9" style:family="graphic" style:parent-style-name="standard">
      <style:graphic-properties draw:textarea-horizontal-align="justify" draw:textarea-vertical-align="middle" draw:auto-grow-height="false" fo:min-height="0.688cm" fo:min-width="2.549cm"/>
    </style:style>
    <style:style style:name="gr10" style:family="graphic" style:parent-style-name="standard">
      <style:graphic-properties draw:fill="solid" draw:fill-color="#ffffd7" draw:textarea-horizontal-align="justify" draw:textarea-vertical-align="middle" draw:auto-grow-height="false" fo:min-height="4.322cm" fo:min-width="2.802cm"/>
    </style:style>
    <style:style style:name="gr11" style:family="graphic" style:parent-style-name="standard">
      <style:graphic-properties draw:fill="solid" draw:fill-color="#cccccc" draw:textarea-horizontal-align="justify" draw:textarea-vertical-align="middle" draw:auto-grow-height="false" fo:min-height="0.55cm" fo:min-width="2.294cm"/>
    </style:style>
    <style:style style:name="gr12" style:family="graphic" style:parent-style-name="standard">
      <style:graphic-properties draw:textarea-horizontal-align="justify" draw:textarea-vertical-align="middle" draw:auto-grow-height="false" fo:min-height="1.748cm" fo:min-width="2.294cm"/>
    </style:style>
    <style:style style:name="gr13" style:family="graphic" style:parent-style-name="standard">
      <style:graphic-properties draw:fill="solid" draw:fill-color="#cccccc" draw:textarea-horizontal-align="justify" draw:textarea-vertical-align="middle" draw:auto-grow-height="false" fo:min-height="0.549cm" fo:min-width="2.294cm"/>
    </style:style>
    <style:style style:name="gr14" style:family="graphic" style:parent-style-name="standard">
      <style:graphic-properties draw:fill="solid" draw:fill-color="#ffffd7" draw:textarea-horizontal-align="justify" draw:textarea-vertical-align="middle" draw:auto-grow-height="false" fo:min-height="3.306cm" fo:min-width="3.564cm"/>
    </style:style>
    <style:style style:name="gr15" style:family="graphic" style:parent-style-name="standard">
      <style:graphic-properties draw:fill="solid" draw:fill-color="#cccccc" draw:textarea-horizontal-align="justify" draw:textarea-vertical-align="middle" draw:auto-grow-height="false" fo:min-height="0.727cm" fo:min-width="3.056cm"/>
    </style:style>
    <style:style style:name="gr16" style:family="graphic" style:parent-style-name="standard">
      <style:graphic-properties draw:textarea-horizontal-align="justify" draw:textarea-vertical-align="middle" draw:auto-grow-height="false" fo:min-height="0.768cm" fo:min-width="1.66cm"/>
    </style:style>
    <style:style style:name="gr17" style:family="graphic" style:parent-style-name="objectwithoutfill">
      <style:graphic-properties svg:stroke-color="#000000" draw:marker-start="Arrow" draw:marker-end="Arrow" draw:fill="none" draw:textarea-horizontal-align="center" draw:textarea-vertical-align="middle"/>
    </style:style>
    <style:style style:name="gr18" style:family="graphic" style:parent-style-name="standard">
      <style:graphic-properties draw:fill="solid" draw:fill-color="#ffffd7" draw:textarea-horizontal-align="justify" draw:textarea-vertical-align="middle" draw:auto-grow-height="false" fo:min-height="8.132cm" fo:min-width="13.724cm"/>
    </style:style>
    <style:style style:name="gr19" style:family="graphic" style:parent-style-name="standard">
      <style:graphic-properties draw:fill="solid" draw:fill-color="#cccccc" draw:textarea-horizontal-align="justify" draw:textarea-vertical-align="middle" draw:auto-grow-height="false" fo:min-height="1.216cm" fo:min-width="4.716cm"/>
    </style:style>
    <style:style style:name="gr20" style:family="graphic" style:parent-style-name="standard">
      <style:graphic-properties draw:textarea-horizontal-align="justify" draw:textarea-vertical-align="middle" draw:auto-grow-height="false" fo:min-height="3.413cm" fo:min-width="4.716cm"/>
    </style:style>
    <style:style style:name="gr21" style:family="graphic" style:parent-style-name="standard">
      <style:graphic-properties draw:fill="solid" draw:fill-color="#cccccc" draw:textarea-horizontal-align="justify" draw:textarea-vertical-align="middle" draw:auto-grow-height="false" fo:min-height="1.216cm" fo:min-width="12.776cm"/>
    </style:style>
    <style:style style:name="gr22" style:family="graphic" style:parent-style-name="standard">
      <style:graphic-properties draw:fill="solid" draw:fill-color="#ff0000" draw:textarea-horizontal-align="justify" draw:textarea-vertical-align="middle" draw:auto-grow-height="false" fo:min-height="0.192cm" fo:min-width="1.99cm"/>
    </style:style>
    <style:style style:name="gr23" style:family="graphic" style:parent-style-name="standard">
      <style:graphic-properties draw:textarea-horizontal-align="justify" draw:textarea-vertical-align="middle" draw:auto-grow-height="false" fo:min-height="1.988cm" fo:min-width="0.008cm"/>
    </style:style>
    <style:style style:name="gr24" style:family="graphic" style:parent-style-name="standard">
      <style:graphic-properties draw:stroke="none" draw:fill="none" fo:min-height="0.676cm"/>
    </style:style>
    <style:style style:name="gr25" style:family="graphic" style:parent-style-name="standard">
      <style:graphic-properties draw:fill="solid" draw:fill-color="#ffffd7" draw:textarea-horizontal-align="justify" draw:textarea-vertical-align="middle" draw:auto-grow-height="false" fo:min-height="3.306cm" fo:min-width="6.866cm"/>
    </style:style>
    <style:style style:name="gr26" style:family="graphic" style:parent-style-name="standard">
      <style:graphic-properties draw:fill="solid" draw:fill-color="#cccccc" draw:textarea-horizontal-align="justify" draw:textarea-vertical-align="middle" draw:auto-grow-height="false" fo:min-height="0.727cm" fo:min-width="6.358cm"/>
    </style:style>
    <style:style style:name="gr27" style:family="graphic" style:parent-style-name="standard">
      <style:graphic-properties draw:fill="solid" draw:fill-color="#ffffd7" draw:textarea-horizontal-align="justify" draw:textarea-vertical-align="middle" draw:auto-grow-height="false" fo:min-height="7.624cm" fo:min-width="5.088cm"/>
    </style:style>
    <style:style style:name="gr28" style:family="graphic" style:parent-style-name="standard">
      <style:graphic-properties draw:fill="solid" draw:fill-color="#cccccc" draw:textarea-horizontal-align="justify" draw:textarea-vertical-align="middle" draw:auto-grow-height="false" fo:min-height="0.594cm" fo:min-width="4.58cm"/>
    </style:style>
    <style:style style:name="gr29" style:family="graphic" style:parent-style-name="standard">
      <style:graphic-properties draw:fill="solid" draw:fill-color="#cccccc" draw:textarea-horizontal-align="justify" draw:textarea-vertical-align="middle" draw:auto-grow-height="false" fo:min-height="0.594cm" fo:min-width="1.532cm"/>
    </style:style>
    <style:style style:name="gr30" style:family="graphic" style:parent-style-name="standard">
      <style:graphic-properties draw:fill="solid" draw:fill-color="#ffffd7" draw:textarea-horizontal-align="justify" draw:textarea-vertical-align="middle" draw:auto-grow-height="false" fo:min-height="7.624cm" fo:min-width="2.802cm"/>
    </style:style>
    <style:style style:name="gr31" style:family="graphic" style:parent-style-name="standard">
      <style:graphic-properties draw:textarea-horizontal-align="justify" draw:textarea-vertical-align="middle" draw:auto-grow-height="false" fo:min-height="0.42cm" fo:min-width="2.295cm"/>
    </style:style>
    <style:style style:name="gr3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3" style:family="graphic" style:parent-style-name="objectwithoutfill">
      <style:graphic-properties svg:stroke-width="0.102cm" svg:stroke-color="#ff0000" draw:marker-start-width="0.61cm" draw:marker-end="Arrow" draw:marker-end-width="0.61cm" draw:fill="none" draw:textarea-horizontal-align="center" draw:textarea-vertical-align="middle" fo:padding-top="0.176cm" fo:padding-bottom="0.176cm" fo:padding-left="0.301cm" fo:padding-right="0.301cm"/>
    </style:style>
    <style:style style:name="gr34" style:family="graphic" style:parent-style-name="standard">
      <style:graphic-properties draw:textarea-horizontal-align="justify" draw:textarea-vertical-align="middle" draw:auto-grow-height="false" fo:min-height="1.368cm" fo:min-width="1.476cm"/>
    </style:style>
    <style:style style:name="gr35" style:family="graphic" style:parent-style-name="standard">
      <style:graphic-properties svg:stroke-color="#ff0000" draw:textarea-horizontal-align="justify" draw:textarea-vertical-align="middle" draw:auto-grow-height="false" fo:min-height="0.132cm" fo:min-width="3.724cm"/>
    </style:style>
    <style:style style:name="gr36" style:family="graphic" style:parent-style-name="objectwithoutfill">
      <style:graphic-properties svg:stroke-color="#ff0000" draw:marker-end="Arrow" draw:marker-end-width="0.3cm" draw:fill="none" draw:textarea-horizontal-align="center" draw:textarea-vertical-align="middle"/>
    </style:style>
    <style:style style:name="gr37" style:family="graphic" style:parent-style-name="standard">
      <style:graphic-properties draw:fill="solid" draw:fill-color="#333333" draw:textarea-horizontal-align="justify" draw:textarea-vertical-align="middle" draw:auto-grow-height="false" fo:min-height="0.004cm" fo:min-width="0.008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5cm" fo:min-width="6.957cm"/>
    </style:style>
    <style:style style:name="gr39" style:family="graphic" style:parent-style-name="standard">
      <style:graphic-properties draw:textarea-horizontal-align="justify" draw:textarea-vertical-align="middle" draw:auto-grow-height="false" fo:min-height="1.008cm" fo:min-width="1.118cm"/>
    </style:style>
    <style:style style:name="gr40" style:family="graphic" style:parent-style-name="standard">
      <style:graphic-properties draw:textarea-horizontal-align="justify" draw:textarea-vertical-align="middle" draw:auto-grow-height="false" fo:min-height="0.512cm" fo:min-width="7.842cm"/>
    </style:style>
    <style:style style:name="gr41" style:family="graphic" style:parent-style-name="standard">
      <style:graphic-properties draw:stroke="none" svg:stroke-color="#000000" draw:fill="solid" draw:fill-color="#ffff00" draw:textarea-horizontal-align="justify" draw:textarea-vertical-align="middle" draw:auto-grow-height="false" fo:min-height="3.56cm" fo:min-width="9.66cm"/>
    </style:style>
    <style:style style:name="gr42" style:family="graphic" style:parent-style-name="standard">
      <style:graphic-properties draw:stroke="none" svg:stroke-color="#000000" draw:fill="solid" draw:fill-color="#e0c2cd" draw:textarea-horizontal-align="justify" draw:textarea-vertical-align="middle" draw:auto-grow-height="false" fo:min-height="1.782cm" fo:min-width="9.66cm"/>
    </style:style>
    <style:style style:name="gr43" style:family="graphic" style:parent-style-name="standard">
      <style:graphic-properties draw:stroke="none" svg:stroke-color="#000000" draw:fill="solid" draw:fill-color="#e0c2cd" draw:textarea-horizontal-align="justify" draw:textarea-vertical-align="middle" draw:auto-grow-height="false" fo:min-height="11.18cm" fo:min-width="9.406cm"/>
    </style:style>
    <style:style style:name="gr44" style:family="graphic" style:parent-style-name="standard">
      <style:graphic-properties draw:stroke="none" svg:stroke-color="#000000" draw:fill="solid" draw:fill-color="#afd095" draw:textarea-horizontal-align="justify" draw:textarea-vertical-align="middle" draw:auto-grow-height="false" fo:min-height="12.958cm" fo:min-width="4.072cm"/>
    </style:style>
    <style:style style:name="gr45" style:family="graphic" style:parent-style-name="standard">
      <style:graphic-properties draw:stroke="none" svg:stroke-color="#000000" draw:fill="solid" draw:fill-color="#ffff00" draw:textarea-horizontal-align="justify" draw:textarea-vertical-align="middle" draw:auto-grow-height="false" fo:min-height="9.402cm" fo:min-width="8.136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401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538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pr1" style:family="presentation" style:parent-style-name="Default-title" style:list-style-name="L3">
      <style:graphic-properties draw:stroke="none" draw:fill="none" draw:fill-color="#ffffff" draw:textarea-horizontal-align="justify" draw:textarea-vertical-align="middle" draw:auto-grow-height="true" draw:auto-grow-width="false" fo:min-height="6.222cm" fo:min-width="0cm" fo:padding-top="0.127cm" fo:padding-bottom="0.127cm" fo:padding-left="0.254cm" fo:padding-right="0.254cm" fo:wrap-option="wrap" draw:shadow="hidden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fo:min-height="2.143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outline1">
      <style:graphic-properties fo:min-height="16.097cm"/>
    </style:style>
    <style:style style:name="pr6" style:family="presentation" style:parent-style-name="Default-title">
      <style:graphic-properties fo:min-height="3.727cm"/>
    </style:style>
    <style:style style:name="P1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color="#000000" fo:font-size="42pt" style:font-size-asian="42pt" style:font-size-complex="42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d7"/>
      <style:paragraph-properties fo:text-align="center"/>
      <style:text-properties style:font-name="Lato" fo:font-size="14pt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cccccc"/>
      <style:paragraph-properties fo:text-align="center"/>
      <style:text-properties style:font-name="Lato" fo:font-size="14pt" style:font-size-asian="18pt" style:font-size-complex="18pt"/>
    </style:style>
    <style:style style:name="P7" style:family="paragraph">
      <style:paragraph-properties fo:text-align="center"/>
      <style:text-properties style:font-name="Lato" fo:font-size="14pt" style:font-size-asian="18pt" style:font-size-complex="18pt"/>
    </style:style>
    <style:style style:name="P8" style:family="paragraph">
      <style:paragraph-properties fo:text-align="center"/>
      <style:text-properties style:font-name="Lato1" fo:font-size="16pt" style:font-size-asian="18pt" style:font-size-complex="18pt"/>
    </style:style>
    <style:style style:name="P9" style:family="paragraph">
      <loext:graphic-properties draw:fill-color="#ffffff"/>
    </style:style>
    <style:style style:name="P10" style:family="paragraph">
      <loext:graphic-properties draw:fill="solid" draw:fill-color="#ff0000"/>
      <style:paragraph-properties fo:text-align="center"/>
    </style:style>
    <style:style style:name="P11" style:family="paragraph">
      <loext:graphic-properties draw:fill="none"/>
      <style:text-properties fo:font-size="18pt"/>
    </style:style>
    <style:style style:name="P12" style:family="paragraph">
      <style:paragraph-properties fo:margin-top="0.5cm" fo:margin-bottom="0cm"/>
    </style:style>
    <style:style style:name="P13" style:family="paragraph">
      <style:paragraph-properties fo:margin-top="0.4cm" fo:margin-bottom="0cm"/>
    </style:style>
    <style:style style:name="P14" style:family="paragraph">
      <style:paragraph-properties fo:text-align="center"/>
      <style:text-properties style:font-name="Lato1" fo:font-size="14pt" style:font-size-asian="18pt" style:font-size-complex="18pt"/>
    </style:style>
    <style:style style:name="P15" style:family="paragraph">
      <loext:graphic-properties draw:fill="solid" draw:fill-color="#333333"/>
      <style:paragraph-properties fo:text-align="center"/>
    </style:style>
    <style:style style:name="P16" style:family="paragraph">
      <loext:graphic-properties draw:fill="none" draw:fill-color="#ffffff"/>
      <style:text-properties style:font-name="Lato1" fo:font-size="16pt" style:font-size-asian="18pt" style:font-size-complex="18pt"/>
    </style:style>
    <style:style style:name="P17" style:family="paragraph">
      <style:paragraph-properties fo:text-align="center"/>
      <style:text-properties style:font-name="Lato1" fo:font-size="14pt" fo:font-weight="bold" style:font-size-asian="18pt" style:font-weight-asian="bold" style:font-size-complex="18pt" style:font-weight-complex="bold"/>
    </style:style>
    <style:style style:name="P18" style:family="paragraph">
      <loext:graphic-properties draw:fill="solid" draw:fill-color="#ffff00"/>
      <style:paragraph-properties fo:text-align="center"/>
    </style:style>
    <style:style style:name="P19" style:family="paragraph">
      <loext:graphic-properties draw:fill="solid" draw:fill-color="#e0c2cd"/>
      <style:paragraph-properties fo:text-align="center"/>
    </style:style>
    <style:style style:name="P20" style:family="paragraph">
      <loext:graphic-properties draw:fill="solid" draw:fill-color="#afd095"/>
      <style:paragraph-properties fo:text-align="center"/>
    </style:style>
    <style:style style:name="P21" style:family="paragraph">
      <loext:graphic-properties draw:fill="none" draw:fill-color="#ffffff"/>
      <style:text-properties style:font-name="Lato1" fo:font-size="18pt" style:font-size-asian="18pt" style:font-size-complex="18pt"/>
    </style:style>
    <style:style style:name="T1" style:family="text">
      <style:text-properties fo:color="#000000" fo:font-size="42pt" fo:language="en" fo:country="US" fo:text-shadow="1pt 1pt" fo:font-weight="bold" style:font-size-asian="42pt" style:font-weight-asian="bold" style:font-size-complex="42pt" style:font-weight-complex="bold"/>
    </style:style>
    <style:style style:name="T2" style:family="text">
      <style:text-properties style:font-name="Lato" fo:font-size="14pt" style:font-size-asian="18pt" style:font-size-complex="18pt"/>
    </style:style>
    <style:style style:name="T3" style:family="text">
      <style:text-properties style:font-name="Lato1" fo:font-size="16pt" style:font-size-asian="18pt" style:font-size-complex="18pt"/>
    </style:style>
    <style:style style:name="T4" style:family="text">
      <style:text-properties style:font-name="Lato1" fo:font-size="14pt" style:font-size-asian="18pt" style:font-size-complex="18pt"/>
    </style:style>
    <style:style style:name="T5" style:family="text">
      <style:text-properties style:font-name="Lato1" fo:font-size="14pt" fo:font-weight="bold" style:font-size-asian="18pt" style:font-weight-asian="bold" style:font-size-complex="18pt" style:font-weight-complex="bold"/>
    </style:style>
    <style:style style:name="T6" style:family="text">
      <style:text-properties style:font-name="Lato1" fo:font-size="18pt" style:font-size-asian="18pt" style:font-size-complex="18pt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Calibri1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14.57cm" svg:height="6.476cm" svg:x="8.128cm" svg:y="5.334cm" presentation:class="title" presentation:user-transformed="true">
          <draw:text-box>
            <text:p><text:span text:style-name="T1">PERSIAPAN</text:span><text:span text:style-name="T1"><text:line-break/></text:span><text:span text:style-name="T1">LAUNCH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line draw:style-name="gr2" draw:text-style-name="P3" draw:layer="layout" svg:x1="5.08cm" svg:y1="7.874cm" svg:x2="23.114cm" svg:y2="7.874cm">
          <text:p/>
        </draw:line>
        <draw:custom-shape draw:style-name="gr3" draw:text-style-name="P4" draw:layer="layout" svg:width="3.302cm" svg:height="4.826cm" svg:x="2.032cm" svg:y="7.112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618cm" svg:height="2.143cm" svg:x="1.306cm" svg:y="1.524cm" presentation:class="title">
          <draw:text-box>
            <text:p>Rencana Struktur untuk launching</text:p>
          </draw:text-box>
        </draw:frame>
        <draw:custom-shape draw:style-name="gr4" draw:text-style-name="P6" draw:layer="layout" svg:width="2.794cm" svg:height="0.844cm" svg:x="2.286cm" svg:y="9.829cm">
          <text:p text:style-name="P5"><text:span text:style-name="T2">Tomcat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794cm" svg:height="2.109cm" svg:x="2.286cm" svg:y="7.508cm">
          <text:p text:style-name="P5"><text:span text:style-name="T2">MySAPK</text:span></text:p>
          <text:p text:style-name="P5"><text:span text:style-name="T2">Backend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048cm" svg:height="1.524cm" svg:x="7.112cm" svg:y="4.826cm">
          <text:p text:style-name="P5"><text:span text:style-name="T2">Load</text:span></text:p>
          <text:p text:style-name="P5"><text:span text:style-name="T2">Balanc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2.794cm" svg:height="0.844cm" svg:x="2.286cm" svg:y="10.883cm">
          <text:p text:style-name="P5"><text:span text:style-name="T2">GNU/Linux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1.938cm" svg:height="3.556cm" svg:x="2.794cm" svg:y="13.46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1.43cm" svg:height="0.977cm" svg:x="3.048cm" svg:y="15.748cm">
          <text:p text:style-name="P5"><text:span text:style-name="T2">GNU/Linux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048cm" svg:height="1.524cm" svg:x="21.59cm" svg:y="8.89cm">
          <text:p text:style-name="P5"><text:span text:style-name="T2">Load</text:span></text:p>
          <text:p text:style-name="P5"><text:span text:style-name="T2">Balanc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3.048cm" svg:height="1.778cm" svg:x="3.302cm" svg:y="13.716cm">
          <text:p text:style-name="P5"><text:span text:style-name="T3">Fil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" draw:text-style-name="P5" draw:layer="layout" svg:width="3.048cm" svg:height="1.778cm" svg:x="7.112cm" svg:y="13.716cm">
          <text:p text:style-name="P5"><text:span text:style-name="T3">NoSQ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" draw:text-style-name="P5" draw:layer="layout" svg:width="3.048cm" svg:height="1.778cm" svg:x="10.922cm" svg:y="13.716cm">
          <text:p text:style-name="P5"><text:span text:style-name="T3">PG-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" draw:text-style-name="P4" draw:layer="layout" svg:width="3.302cm" svg:height="4.572cm" svg:x="19.304cm" svg:y="10.92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794cm" svg:height="0.8cm" svg:x="19.558cm" svg:y="13.496cm">
          <text:p text:style-name="P5"><text:span text:style-name="T2">Tomcat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2.794cm" svg:height="1.998cm" svg:x="19.558cm" svg:y="11.297cm">
          <text:p text:style-name="P5"><text:span text:style-name="T2">OAuth</text:span></text:p>
          <text:p text:style-name="P5"><text:span text:style-name="T2">Server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2.794cm" svg:height="0.799cm" svg:x="19.558cm" svg:y="14.495cm">
          <text:p text:style-name="P5"><text:span text:style-name="T2">GNU/Linux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794cm" svg:height="0.844cm" svg:x="2.286cm" svg:y="9.829cm">
          <text:p text:style-name="P5"><text:span text:style-name="T2">Tomcat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794cm" svg:height="2.109cm" svg:x="2.286cm" svg:y="7.508cm">
          <text:p text:style-name="P5"><text:span text:style-name="T2">MySAPK</text:span></text:p>
          <text:p text:style-name="P5"><text:span text:style-name="T2">Backend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794cm" svg:height="0.844cm" svg:x="2.286cm" svg:y="10.883cm">
          <text:p text:style-name="P5"><text:span text:style-name="T2">GNU/Linux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.302cm" svg:height="4.572cm" svg:x="23.622cm" svg:y="10.92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794cm" svg:height="0.8cm" svg:x="23.876cm" svg:y="13.496cm">
          <text:p text:style-name="P5"><text:span text:style-name="T2">Tomcat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2.794cm" svg:height="1.998cm" svg:x="23.876cm" svg:y="11.297cm">
          <text:p text:style-name="P5"><text:span text:style-name="T2">OAuth</text:span></text:p>
          <text:p text:style-name="P5"><text:span text:style-name="T2">Server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2.794cm" svg:height="0.799cm" svg:x="23.876cm" svg:y="14.495cm">
          <text:p text:style-name="P5"><text:span text:style-name="T2">GNU/Linux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4.064cm" svg:height="3.556cm" svg:x="20.828cm" svg:y="16.25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3.556cm" svg:height="0.977cm" svg:x="21.082cm" svg:y="18.542cm">
          <text:p text:style-name="P5"><text:span text:style-name="T2">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3.048cm" svg:height="1.778cm" svg:x="21.336cm" svg:y="16.51cm">
          <text:p text:style-name="P5"><text:span text:style-name="T3">NoSQL/PG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4" draw:layer="layout" svg:width="3.302cm" svg:height="4.826cm" svg:x="6.858cm" svg:y="7.1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794cm" svg:height="0.844cm" svg:x="7.112cm" svg:y="9.829cm">
          <text:p text:style-name="P5"><text:span text:style-name="T2">Tomcat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794cm" svg:height="2.109cm" svg:x="7.112cm" svg:y="7.508cm">
          <text:p text:style-name="P5"><text:span text:style-name="T2">MySAPK</text:span></text:p>
          <text:p text:style-name="P5"><text:span text:style-name="T2">Backend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794cm" svg:height="0.844cm" svg:x="7.112cm" svg:y="10.883cm">
          <text:p text:style-name="P5"><text:span text:style-name="T2">GNU/Linux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794cm" svg:height="0.844cm" svg:x="7.112cm" svg:y="9.829cm">
          <text:p text:style-name="P5"><text:span text:style-name="T2">Tomcat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794cm" svg:height="2.109cm" svg:x="7.112cm" svg:y="7.508cm">
          <text:p text:style-name="P5"><text:span text:style-name="T2">MySAPK</text:span></text:p>
          <text:p text:style-name="P5"><text:span text:style-name="T2">Backend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794cm" svg:height="0.844cm" svg:x="7.112cm" svg:y="10.883cm">
          <text:p text:style-name="P5"><text:span text:style-name="T2">GNU/Linux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302cm" svg:height="4.826cm" svg:x="11.938cm" svg:y="7.1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794cm" svg:height="0.844cm" svg:x="12.192cm" svg:y="9.829cm">
          <text:p text:style-name="P5"><text:span text:style-name="T2">Tomcat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794cm" svg:height="2.109cm" svg:x="12.192cm" svg:y="7.508cm">
          <text:p text:style-name="P5"><text:span text:style-name="T2">MySAPK</text:span></text:p>
          <text:p text:style-name="P5"><text:span text:style-name="T2">Backend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794cm" svg:height="0.844cm" svg:x="12.192cm" svg:y="10.883cm">
          <text:p text:style-name="P5"><text:span text:style-name="T2">GNU/Linux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794cm" svg:height="0.844cm" svg:x="12.192cm" svg:y="9.829cm">
          <text:p text:style-name="P5"><text:span text:style-name="T2">Tomcat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794cm" svg:height="2.109cm" svg:x="12.192cm" svg:y="7.508cm">
          <text:p text:style-name="P5"><text:span text:style-name="T2">MySAPK</text:span></text:p>
          <text:p text:style-name="P5"><text:span text:style-name="T2">Backend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794cm" svg:height="0.844cm" svg:x="12.192cm" svg:y="10.883cm">
          <text:p text:style-name="P5"><text:span text:style-name="T2">GNU/Linux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4.318cm" svg:height="1.27cm" svg:x="6.475cm" svg:y="3.556cm">
          <text:p text:style-name="P5"><text:span text:style-name="T3">request</text:span>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2" draw:text-style-name="P3" draw:layer="layout" svg:x1="23.114cm" svg:y1="8.89cm" svg:x2="23.114cm" svg:y2="7.874cm">
          <text:p/>
        </draw:line>
        <draw:line draw:style-name="gr17" draw:text-style-name="P3" draw:layer="layout" svg:x1="8.636cm" svg:y1="6.35cm" svg:x2="3.556cm" svg:y2="7.366cm">
          <text:p/>
        </draw:line>
        <draw:line draw:style-name="gr17" draw:text-style-name="P3" draw:layer="layout" svg:x1="8.636cm" svg:y1="6.35cm" svg:x2="13.716cm" svg:y2="7.366cm">
          <text:p/>
        </draw:line>
        <draw:line draw:style-name="gr17" draw:text-style-name="P3" draw:layer="layout" svg:x1="8.636cm" svg:y1="6.35cm" svg:x2="8.636cm" svg:y2="7.62cm">
          <text:p/>
        </draw:line>
        <draw:line draw:style-name="gr17" draw:text-style-name="P3" draw:layer="layout" svg:x1="8.636cm" svg:y1="11.938cm" svg:x2="8.636cm" svg:y2="13.462cm">
          <text:p/>
        </draw:line>
        <draw:line draw:style-name="gr17" draw:text-style-name="P3" draw:layer="layout" svg:x1="3.81cm" svg:y1="11.938cm" svg:x2="7.874cm" svg:y2="13.462cm">
          <text:p/>
        </draw:line>
        <draw:line draw:style-name="gr17" draw:text-style-name="P3" draw:layer="layout" svg:x1="13.716cm" svg:y1="11.938cm" svg:x2="9.398cm" svg:y2="13.462cm">
          <text:p/>
        </draw:line>
        <draw:line draw:style-name="gr17" draw:text-style-name="P3" draw:layer="layout" svg:x1="23.114cm" svg:y1="10.414cm" svg:x2="20.828cm" svg:y2="11.43cm">
          <text:p/>
        </draw:line>
        <draw:line draw:style-name="gr17" draw:text-style-name="P3" draw:layer="layout" svg:x1="23.114cm" svg:y1="10.414cm" svg:x2="25.4cm" svg:y2="11.43cm">
          <text:p/>
        </draw:line>
        <draw:line draw:style-name="gr17" draw:text-style-name="P3" draw:layer="layout" svg:x1="22.86cm" svg:y1="16.51cm" svg:x2="21.082cm" svg:y2="15.494cm">
          <text:p/>
        </draw:line>
        <draw:line draw:style-name="gr17" draw:text-style-name="P3" draw:layer="layout" svg:x1="22.86cm" svg:y1="16.51cm" svg:x2="24.638cm" svg:y2="15.494cm">
          <text:p/>
        </draw:lin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618cm" svg:height="2.143cm" svg:x="1.306cm" svg:y="1.524cm" presentation:class="title" presentation:user-transformed="true">
          <draw:text-box>
            <text:p>Memisahkan <text:s/>IO dan Komputasi</text:p>
          </draw:text-box>
        </draw:frame>
        <draw:custom-shape draw:style-name="gr18" draw:text-style-name="P4" draw:layer="layout" svg:width="14.224cm" svg:height="8.382cm" svg:x="5.588cm" svg:y="6.60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5.216cm" svg:height="1.466cm" svg:x="6.062cm" svg:y="11.323cm">
          <text:p text:style-name="P5"><text:span text:style-name="T2">Tomcat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5.216cm" svg:height="3.663cm" svg:x="6.062cm" svg:y="7.292cm">
          <text:p text:style-name="P5"><text:span text:style-name="T2">MySAPK</text:span></text:p>
          <text:p text:style-name="P5"><text:span text:style-name="T2">Backend</text:span></text:p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5.216cm" svg:height="1.466cm" svg:x="6.062cm" svg:y="13.154cm">
          <text:p text:style-name="P5"><text:span text:style-name="T2">GNU/Linux</text:span></text:p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5.216cm" svg:height="1.466cm" svg:x="14.122cm" svg:y="11.314cm">
          <text:p text:style-name="P5"><text:span text:style-name="T2">NGINX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5.216cm" svg:height="3.663cm" svg:x="6.062cm" svg:y="7.292cm">
          <text:p text:style-name="P5"><text:span text:style-name="T2">MySAPK</text:span></text:p>
          <text:p text:style-name="P5"><text:span text:style-name="T2">Backend</text:span></text:p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13.276cm" svg:height="1.466cm" svg:x="6.062cm" svg:y="13.154cm">
          <text:p text:style-name="P5"><text:span text:style-name="T2">GNU/Linux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5.216cm" svg:height="3.663cm" svg:x="14.122cm" svg:y="7.353cm">
          <text:p text:style-name="P5"><text:span text:style-name="T2">Static Web</text:span></text:p>
          <text:p text:style-name="P5"><text:span text:style-name="T2">Routing</text:span>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2.844cm" svg:height="0.882cm" svg:x="11.278cm" svg:y="11.45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5" draw:layer="layout" svg:width="1.016cm" svg:height="2.794cm" svg:x="16.002cm" svg:y="4.57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4" draw:text-style-name="P11" draw:layer="layout" svg:width="2.407cm" svg:height="0.926cm" svg:x="17.151cm" svg:y="4.408cm">
          <draw:text-box>
            <text:p><text:span text:style-name="T3">reque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618cm" svg:height="2.143cm" svg:x="1.306cm" svg:y="1.524cm" presentation:class="title">
          <draw:text-box>
            <text:p>Permasalahan yang timbul</text:p>
          </draw:text-box>
        </draw:frame>
        <draw:frame presentation:style-name="pr5" draw:layer="layout" svg:width="27.34cm" svg:height="16.347cm" svg:x="0.252cm" svg:y="3.556cm" presentation:class="outline">
          <draw:text-box>
            <text:list text:style-name="L2">
              <text:list-item>
                <text:p>Tidak cukup robust dan kurang reliable ketika menghadapi beban besar</text:p>
              </text:list-item>
              <text:list-item>
                <text:p>Ketika retrieve masih memiliki bottleneck diproses joint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618cm" svg:height="2.143cm" svg:x="1.306cm" svg:y="1.524cm" presentation:class="title">
          <draw:text-box>
            <text:p>Issues di MySAPK</text:p>
          </draw:text-box>
        </draw:frame>
        <draw:frame presentation:style-name="pr5" draw:layer="layout" svg:width="27.34cm" svg:height="16.347cm" svg:x="0.252cm" svg:y="3.556cm" presentation:class="outline">
          <draw:text-box>
            <text:list text:style-name="L2">
              <text:list-item>
                <text:p text:style-name="P12">Authentication Problem → Debug Bar</text:p>
              </text:list-item>
              <text:list-item>
                <text:p text:style-name="P13">Authentication Failed</text:p>
              </text:list-item>
              <text:list-item>
                <text:p text:style-name="P12">Udm Prestasi masih ada kode 204 (No Content)</text:p>
              </text:list-item>
              <text:list-item>
                <text:p text:style-name="P12">View Udm → failed to get data</text:p>
              </text:list-item>
              <text:list-item>
                <text:p text:style-name="P12">Query problem → connection pooling masih menggunakan teknik</text:p>
              </text:list-item>
              <text:list-item>
                <text:p text:style-name="P12">Ketika beban tinggi (concurrency) sistem mulai error tidak sam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line draw:style-name="gr2" draw:text-style-name="P3" draw:layer="layout" svg:x1="7.112cm" svg:y1="5.842cm" svg:x2="23.114cm" svg:y2="5.842cm">
          <text:p/>
        </draw:line>
        <draw:custom-shape draw:style-name="gr3" draw:text-style-name="P4" draw:layer="layout" svg:width="3.302cm" svg:height="4.826cm" svg:x="0.508cm" svg:y="5.08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11.684cm" svg:height="2.143cm" svg:x="15.24cm" svg:y="1.524cm" presentation:class="title" presentation:user-transformed="true">
          <draw:text-box>
            <text:p>Restrukturisasi</text:p>
          </draw:text-box>
        </draw:frame>
        <draw:custom-shape draw:style-name="gr4" draw:text-style-name="P6" draw:layer="layout" svg:width="2.794cm" svg:height="0.844cm" svg:x="0.762cm" svg:y="7.797cm">
          <text:p text:style-name="P5"><text:span text:style-name="T2">Tomcat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794cm" svg:height="2.109cm" svg:x="0.762cm" svg:y="5.476cm">
          <text:p text:style-name="P5"><text:span text:style-name="T2">MySAPK</text:span></text:p>
          <text:p text:style-name="P5"><text:span text:style-name="T2">Backend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048cm" svg:height="1.524cm" svg:x="2.032cm" svg:y="2.286cm">
          <text:p text:style-name="P5"><text:span text:style-name="T2">Load</text:span></text:p>
          <text:p text:style-name="P5"><text:span text:style-name="T2">Balanc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2.794cm" svg:height="0.844cm" svg:x="0.762cm" svg:y="8.851cm">
          <text:p text:style-name="P5"><text:span text:style-name="T2">GNU/Linux</text:span></text:p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7.366cm" svg:height="3.556cm" svg:x="10.16cm" svg:y="16.25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6.858cm" svg:height="0.977cm" svg:x="10.414cm" svg:y="18.542cm">
          <text:p text:style-name="P5"><text:span text:style-name="T2">GNU/Linux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048cm" svg:height="1.524cm" svg:x="21.59cm" svg:y="6.858cm">
          <text:p text:style-name="P5"><text:span text:style-name="T2">Load</text:span></text:p>
          <text:p text:style-name="P5"><text:span text:style-name="T2">Balanc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3.048cm" svg:height="1.778cm" svg:x="13.97cm" svg:y="16.51cm">
          <text:p text:style-name="P5"><text:span text:style-name="T3">PG-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" draw:text-style-name="P4" draw:layer="layout" svg:width="3.302cm" svg:height="4.572cm" svg:x="19.304cm" svg:y="8.8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794cm" svg:height="0.8cm" svg:x="19.558cm" svg:y="11.464cm">
          <text:p text:style-name="P5"><text:span text:style-name="T2">Tomcat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2.794cm" svg:height="1.998cm" svg:x="19.558cm" svg:y="9.265cm">
          <text:p text:style-name="P5"><text:span text:style-name="T2">OAuth</text:span></text:p>
          <text:p text:style-name="P5"><text:span text:style-name="T2">Server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2.794cm" svg:height="0.799cm" svg:x="19.558cm" svg:y="12.463cm">
          <text:p text:style-name="P5"><text:span text:style-name="T2">GNU/Linux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794cm" svg:height="0.844cm" svg:x="0.762cm" svg:y="7.797cm">
          <text:p text:style-name="P5"><text:span text:style-name="T2">NodeJS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794cm" svg:height="2.109cm" svg:x="0.762cm" svg:y="5.476cm">
          <text:p text:style-name="P5"><text:span text:style-name="T2">Retrieval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794cm" svg:height="0.844cm" svg:x="0.762cm" svg:y="8.851cm">
          <text:p text:style-name="P5"><text:span text:style-name="T2">GNU/Linux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.302cm" svg:height="4.572cm" svg:x="23.622cm" svg:y="8.8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794cm" svg:height="0.8cm" svg:x="23.876cm" svg:y="11.464cm">
          <text:p text:style-name="P5"><text:span text:style-name="T2">Tomcat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2.794cm" svg:height="1.998cm" svg:x="23.876cm" svg:y="9.265cm">
          <text:p text:style-name="P5"><text:span text:style-name="T2">OAuth</text:span></text:p>
          <text:p text:style-name="P5"><text:span text:style-name="T2">Server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2.794cm" svg:height="0.799cm" svg:x="23.876cm" svg:y="12.463cm">
          <text:p text:style-name="P5"><text:span text:style-name="T2">GNU/Linux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4.064cm" svg:height="3.556cm" svg:x="20.828cm" svg:y="14.47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3.556cm" svg:height="0.977cm" svg:x="21.082cm" svg:y="16.764cm">
          <text:p text:style-name="P5"><text:span text:style-name="T2">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3.048cm" svg:height="1.778cm" svg:x="21.336cm" svg:y="14.732cm">
          <text:p text:style-name="P5"><text:span text:style-name="T3">NoSQL/PG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7" draw:text-style-name="P4" draw:layer="layout" svg:width="5.588cm" svg:height="7.874cm" svg:x="8.128cm" svg:y="5.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794cm" svg:height="0.844cm" svg:x="8.382cm" svg:y="7.754cm">
          <text:p text:style-name="P5"><text:span text:style-name="T2">Tomcat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794cm" svg:height="2.109cm" svg:x="8.382cm" svg:y="5.433cm">
          <text:p text:style-name="P5"><text:span text:style-name="T2">MySAPK</text:span></text:p>
          <text:p text:style-name="P5"><text:span text:style-name="T2">Backend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794cm" svg:height="0.844cm" svg:x="8.382cm" svg:y="8.808cm">
          <text:p text:style-name="P5"><text:span text:style-name="T2">GNU/Linux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794cm" svg:height="0.844cm" svg:x="8.382cm" svg:y="7.754cm">
          <text:p text:style-name="P5"><text:span text:style-name="T2">NodeJS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794cm" svg:height="2.109cm" svg:x="8.382cm" svg:y="5.433cm">
          <text:p text:style-name="P5"><text:span text:style-name="T2">Submission</text:span></text:p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5.08cm" svg:height="0.844cm" svg:x="8.382cm" svg:y="8.808cm">
          <text:p text:style-name="P5"><text:span text:style-name="T2">GNU/Linux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302cm" svg:height="4.826cm" svg:x="14.732cm" svg:y="5.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794cm" svg:height="0.844cm" svg:x="14.986cm" svg:y="7.797cm">
          <text:p text:style-name="P5"><text:span text:style-name="T2">Tomcat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794cm" svg:height="2.109cm" svg:x="14.986cm" svg:y="5.476cm">
          <text:p text:style-name="P5"><text:span text:style-name="T2">MySAPK</text:span></text:p>
          <text:p text:style-name="P5"><text:span text:style-name="T2">Backend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794cm" svg:height="0.844cm" svg:x="14.986cm" svg:y="8.851cm">
          <text:p text:style-name="P5"><text:span text:style-name="T2">GNU/Linux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794cm" svg:height="0.844cm" svg:x="14.986cm" svg:y="7.797cm">
          <text:p text:style-name="P5"><text:span text:style-name="T2">Tomcat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794cm" svg:height="2.109cm" svg:x="14.986cm" svg:y="5.476cm">
          <text:p text:style-name="P5"><text:span text:style-name="T2">MySAPK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794cm" svg:height="0.844cm" svg:x="14.986cm" svg:y="8.851cm">
          <text:p text:style-name="P5"><text:span text:style-name="T2">GNU/Linux</text:span></text:p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23.114cm" svg:y1="8.382cm" svg:x2="20.828cm" svg:y2="9.398cm">
          <text:p/>
        </draw:line>
        <draw:line draw:style-name="gr17" draw:text-style-name="P3" draw:layer="layout" svg:x1="23.114cm" svg:y1="8.382cm" svg:x2="25.4cm" svg:y2="9.398cm">
          <text:p/>
        </draw:line>
        <draw:line draw:style-name="gr17" draw:text-style-name="P3" draw:layer="layout" svg:x1="22.86cm" svg:y1="14.478cm" svg:x2="21.082cm" svg:y2="13.462cm">
          <text:p/>
        </draw:line>
        <draw:line draw:style-name="gr17" draw:text-style-name="P3" draw:layer="layout" svg:x1="22.86cm" svg:y1="14.478cm" svg:x2="24.638cm" svg:y2="13.462cm">
          <text:p/>
        </draw:line>
        <draw:custom-shape draw:style-name="gr29" draw:text-style-name="P6" draw:layer="layout" svg:width="2.032cm" svg:height="0.844cm" svg:x="11.43cm" svg:y="6.604cm">
          <text:p text:style-name="P5"><text:span text:style-name="T2">Daemon</text:span></text:p>
          <draw:enhanced-geometry svg:viewBox="0 0 21600 21600" draw:type="rectangle" draw:enhanced-path="M 0 0 L 21600 0 21600 21600 0 21600 0 0 Z N"/>
        </draw:custom-shape>
        <draw:custom-shape draw:style-name="gr29" draw:text-style-name="P6" draw:layer="layout" svg:width="2.032cm" svg:height="0.844cm" svg:x="11.43cm" svg:y="7.792cm">
          <text:p text:style-name="P5"><text:span text:style-name="T2">Queue</text:span></text:p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3.302cm" svg:height="7.874cm" svg:x="0.508cm" svg:y="5.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794cm" svg:height="0.844cm" svg:x="0.762cm" svg:y="7.797cm">
          <text:p text:style-name="P5"><text:span text:style-name="T2">Tomcat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794cm" svg:height="2.109cm" svg:x="0.762cm" svg:y="5.476cm">
          <text:p text:style-name="P5"><text:span text:style-name="T2">MySAPK</text:span></text:p>
          <text:p text:style-name="P5"><text:span text:style-name="T2">Backend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794cm" svg:height="0.844cm" svg:x="0.762cm" svg:y="8.851cm">
          <text:p text:style-name="P5"><text:span text:style-name="T2">GNU/Linux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794cm" svg:height="0.844cm" svg:x="0.762cm" svg:y="7.797cm">
          <text:p text:style-name="P5"><text:span text:style-name="T2">NodeJS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794cm" svg:height="2.109cm" svg:x="0.762cm" svg:y="5.476cm">
          <text:p text:style-name="P5"><text:span text:style-name="T2">Retrieval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794cm" svg:height="0.844cm" svg:x="0.762cm" svg:y="8.851cm">
          <text:p text:style-name="P5"><text:span text:style-name="T2">GNU/Linux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302cm" svg:height="4.826cm" svg:x="4.064cm" svg:y="5.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794cm" svg:height="0.844cm" svg:x="4.318cm" svg:y="7.797cm">
          <text:p text:style-name="P5"><text:span text:style-name="T2">Tomcat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794cm" svg:height="2.109cm" svg:x="4.318cm" svg:y="5.476cm">
          <text:p text:style-name="P5"><text:span text:style-name="T2">MySAPK</text:span></text:p>
          <text:p text:style-name="P5"><text:span text:style-name="T2">Backend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794cm" svg:height="0.844cm" svg:x="4.318cm" svg:y="8.851cm">
          <text:p text:style-name="P5"><text:span text:style-name="T2">GNU/Linux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794cm" svg:height="0.844cm" svg:x="4.318cm" svg:y="7.797cm">
          <text:p text:style-name="P5"><text:span text:style-name="T2">NodeJS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794cm" svg:height="2.109cm" svg:x="4.318cm" svg:y="5.476cm">
          <text:p text:style-name="P5"><text:span text:style-name="T2">Retrieval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794cm" svg:height="0.844cm" svg:x="4.318cm" svg:y="8.851cm">
          <text:p text:style-name="P5"><text:span text:style-name="T2">GNU/Linux</text:span></text:p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3.302cm" svg:height="7.874cm" svg:x="4.064cm" svg:y="5.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794cm" svg:height="0.844cm" svg:x="4.318cm" svg:y="7.797cm">
          <text:p text:style-name="P5"><text:span text:style-name="T2">Tomcat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794cm" svg:height="2.109cm" svg:x="4.318cm" svg:y="5.476cm">
          <text:p text:style-name="P5"><text:span text:style-name="T2">MySAPK</text:span></text:p>
          <text:p text:style-name="P5"><text:span text:style-name="T2">Backend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794cm" svg:height="0.844cm" svg:x="4.318cm" svg:y="8.851cm">
          <text:p text:style-name="P5"><text:span text:style-name="T2">GNU/Linux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794cm" svg:height="0.844cm" svg:x="4.318cm" svg:y="7.797cm">
          <text:p text:style-name="P5"><text:span text:style-name="T2">NodeJS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794cm" svg:height="2.109cm" svg:x="4.318cm" svg:y="5.476cm">
          <text:p text:style-name="P5"><text:span text:style-name="T2">Retrieval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794cm" svg:height="0.844cm" svg:x="4.318cm" svg:y="8.851cm">
          <text:p text:style-name="P5"><text:span text:style-name="T2">GNU/Linux</text:span></text:p>
          <draw:enhanced-geometry svg:viewBox="0 0 21600 21600" draw:type="rectangle" draw:enhanced-path="M 0 0 L 21600 0 21600 21600 0 21600 0 0 Z N"/>
        </draw:custom-shape>
        <draw:custom-shape draw:style-name="gr31" draw:text-style-name="P14" draw:layer="layout" svg:width="2.794cm" svg:height="1.27cm" svg:x="4.318cm" svg:y="9.906cm">
          <text:p text:style-name="P5"><text:span text:style-name="T4">Fil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1" draw:text-style-name="P14" draw:layer="layout" svg:width="2.794cm" svg:height="1.27cm" svg:x="0.762cm" svg:y="9.906cm">
          <text:p text:style-name="P5"><text:span text:style-name="T4">Fil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1" draw:text-style-name="P14" draw:layer="layout" svg:width="2.794cm" svg:height="1.27cm" svg:x="4.318cm" svg:y="11.43cm">
          <text:p text:style-name="P5"><text:span text:style-name="T4">NoSQ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1" draw:text-style-name="P14" draw:layer="layout" svg:width="2.794cm" svg:height="1.27cm" svg:x="0.762cm" svg:y="11.43cm">
          <text:p text:style-name="P5"><text:span text:style-name="T4">NoSQ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" draw:text-style-name="P5" draw:layer="layout" svg:width="3.048cm" svg:height="1.778cm" svg:x="10.414cm" svg:y="16.51cm">
          <text:p text:style-name="P5"><text:span text:style-name="T3">Fil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32" draw:text-style-name="P3" draw:layer="layout" svg:x1="2.032cm" svg:y1="5.588cm" svg:x2="3.302cm" svg:y2="3.81cm">
          <text:p/>
        </draw:line>
        <draw:line draw:style-name="gr32" draw:text-style-name="P3" draw:layer="layout" svg:x1="5.588cm" svg:y1="5.588cm" svg:x2="4.064cm" svg:y2="3.81cm">
          <text:p/>
        </draw:line>
        <draw:line draw:style-name="gr33" draw:text-style-name="P3" draw:layer="layout" svg:x1="4.826cm" svg:y1="3.302cm" svg:x2="11.176cm" svg:y2="5.08cm">
          <text:p/>
        </draw:line>
        <draw:custom-shape draw:style-name="gr34" draw:text-style-name="P8" draw:layer="layout" svg:width="2.794cm" svg:height="2.286cm" svg:x="2.286cm" svg:y="16.256cm">
          <text:p text:style-name="P5"><text:span text:style-name="T3">Konvers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layout" svg:width="4.826cm" svg:height="0.762cm" svg:x="5.08cm" svg:y="17.01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6" draw:text-style-name="P3" draw:layer="layout" svg:x1="3.556cm" svg:y1="16.256cm" svg:x2="5.588cm" svg:y2="12.7cm">
          <text:p/>
        </draw:line>
        <draw:line draw:style-name="gr36" draw:text-style-name="P3" draw:layer="layout" svg:x1="3.556cm" svg:y1="16.256cm" svg:x2="2.032cm" svg:y2="12.7cm">
          <text:p/>
        </draw:line>
        <draw:custom-shape draw:style-name="gr37" draw:text-style-name="P15" draw:layer="layout" svg:width="1.016cm" svg:height="0.508cm" svg:x="1.524cm" svg:y="11.176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7" draw:text-style-name="P15" draw:layer="layout" svg:width="1.016cm" svg:height="0.508cm" svg:x="5.08cm" svg:y="11.176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3" draw:layer="layout" svg:x1="23.114cm" svg:y1="6.858cm" svg:x2="23.114cm" svg:y2="5.842cm">
          <text:p/>
        </draw:line>
        <draw:frame draw:style-name="gr38" draw:text-style-name="P16" draw:layer="layout" svg:width="7.457cm" svg:height="0.925cm" svg:x="16.673cm" svg:y="3.901cm">
          <draw:text-box>
            <text:p><text:span text:style-name="T3">Untuk verifikasi di back -end</text:span></text:p>
          </draw:text-box>
        </draw:frame>
        <draw:line draw:style-name="gr33" draw:text-style-name="P3" draw:layer="layout" svg:x1="16.256cm" svg:y1="9.906cm" svg:x2="16.256cm" svg:y2="16.256cm">
          <text:p/>
        </draw:line>
        <draw:custom-shape draw:style-name="gr31" draw:text-style-name="P14" draw:layer="layout" svg:width="2.794cm" svg:height="1.27cm" svg:x="9.398cm" svg:y="9.906cm">
          <text:p text:style-name="P5"><text:span text:style-name="T4">Fil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1" draw:text-style-name="P14" draw:layer="layout" svg:width="2.794cm" svg:height="1.27cm" svg:x="9.398cm" svg:y="11.43cm">
          <text:p text:style-name="P5"><text:span text:style-name="T4">NoSQ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7" draw:text-style-name="P15" draw:layer="layout" svg:width="1.016cm" svg:height="0.508cm" svg:x="10.414cm" svg:y="10.922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9" draw:text-style-name="P8" draw:layer="layout" svg:width="2.286cm" svg:height="1.778cm" svg:x="9.906cm" svg:y="13.716cm">
          <text:p text:style-name="P5"><text:span text:style-name="T3">Konvers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3" draw:layer="layout" svg:x1="10.922cm" svg:y1="12.7cm" svg:x2="10.922cm" svg:y2="13.716cm">
          <text:p/>
        </draw:line>
        <draw:line draw:style-name="gr36" draw:text-style-name="P3" draw:layer="layout" svg:x1="10.922cm" svg:y1="15.494cm" svg:x2="10.922cm" svg:y2="16.51cm">
          <text:p/>
        </draw:line>
        <draw:custom-shape draw:style-name="gr40" draw:text-style-name="P17" draw:layer="layout" svg:width="10.414cm" svg:height="1.524cm" svg:x="17.272cm" svg:y="18.288cm">
          <text:p text:style-name="P5"><text:span text:style-name="T5">Sinkronisasi nasional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41" draw:text-style-name="P18" draw:layer="layout" svg:width="10.16cm" svg:height="3.81cm" svg:x="0cm" svg:y="16.00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9" draw:layer="layout" svg:width="10.16cm" svg:height="2.032cm" svg:x="17.526cm" svg:y="18.03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9" draw:layer="layout" svg:width="9.906cm" svg:height="11.43cm" svg:x="0cm" svg:y="4.57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9" draw:layer="layout" svg:width="9.906cm" svg:height="11.43cm" svg:x="3.81cm" svg:y="4.57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0" draw:layer="layout" svg:width="4.572cm" svg:height="13.208cm" svg:x="13.97cm" svg:y="4.57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8" draw:layer="layout" svg:width="8.636cm" svg:height="9.652cm" svg:x="18.796cm" svg:y="8.128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112cm" svg:y1="5.842cm" svg:x2="23.114cm" svg:y2="5.842cm">
          <text:p/>
        </draw:line>
        <draw:custom-shape draw:style-name="gr3" draw:text-style-name="P4" draw:layer="layout" svg:width="3.302cm" svg:height="4.826cm" svg:x="0.508cm" svg:y="5.08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14.478cm" svg:height="3.727cm" svg:x="12.446cm" svg:y="0.732cm" presentation:class="title" presentation:user-transformed="true">
          <draw:text-box>
            <text:p>Pembagian tugas</text:p>
          </draw:text-box>
        </draw:frame>
        <draw:custom-shape draw:style-name="gr4" draw:text-style-name="P6" draw:layer="layout" svg:width="2.794cm" svg:height="0.844cm" svg:x="0.762cm" svg:y="7.797cm">
          <text:p text:style-name="P5"><text:span text:style-name="T2">Tomcat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794cm" svg:height="2.109cm" svg:x="0.762cm" svg:y="5.476cm">
          <text:p text:style-name="P5"><text:span text:style-name="T2">MySAPK</text:span></text:p>
          <text:p text:style-name="P5"><text:span text:style-name="T2">Backend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048cm" svg:height="1.524cm" svg:x="2.032cm" svg:y="2.286cm">
          <text:p text:style-name="P5"><text:span text:style-name="T2">Load</text:span></text:p>
          <text:p text:style-name="P5"><text:span text:style-name="T2">Balanc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2.794cm" svg:height="0.844cm" svg:x="0.762cm" svg:y="8.851cm">
          <text:p text:style-name="P5"><text:span text:style-name="T2">GNU/Linux</text:span></text:p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7.366cm" svg:height="3.556cm" svg:x="10.16cm" svg:y="16.25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6.858cm" svg:height="0.977cm" svg:x="10.414cm" svg:y="18.542cm">
          <text:p text:style-name="P5"><text:span text:style-name="T2">GNU/Linux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048cm" svg:height="1.524cm" svg:x="21.59cm" svg:y="6.35cm">
          <text:p text:style-name="P5"><text:span text:style-name="T2">Load</text:span></text:p>
          <text:p text:style-name="P5"><text:span text:style-name="T2">Balanc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3.048cm" svg:height="1.778cm" svg:x="13.97cm" svg:y="16.51cm">
          <text:p text:style-name="P5"><text:span text:style-name="T3">PG-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" draw:text-style-name="P4" draw:layer="layout" svg:width="3.302cm" svg:height="4.572cm" svg:x="19.304cm" svg:y="8.38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794cm" svg:height="0.8cm" svg:x="19.558cm" svg:y="10.956cm">
          <text:p text:style-name="P5"><text:span text:style-name="T2">Tomcat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2.794cm" svg:height="1.998cm" svg:x="19.558cm" svg:y="8.757cm">
          <text:p text:style-name="P5"><text:span text:style-name="T2">OAuth</text:span></text:p>
          <text:p text:style-name="P5"><text:span text:style-name="T2">Server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2.794cm" svg:height="0.799cm" svg:x="19.558cm" svg:y="11.955cm">
          <text:p text:style-name="P5"><text:span text:style-name="T2">GNU/Linux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794cm" svg:height="0.844cm" svg:x="0.762cm" svg:y="7.797cm">
          <text:p text:style-name="P5"><text:span text:style-name="T2">NodeJS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794cm" svg:height="2.109cm" svg:x="0.762cm" svg:y="5.476cm">
          <text:p text:style-name="P5"><text:span text:style-name="T2">Retrieval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794cm" svg:height="0.844cm" svg:x="0.762cm" svg:y="8.851cm">
          <text:p text:style-name="P5"><text:span text:style-name="T2">GNU/Linux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.302cm" svg:height="4.572cm" svg:x="23.622cm" svg:y="8.38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794cm" svg:height="0.8cm" svg:x="23.876cm" svg:y="10.956cm">
          <text:p text:style-name="P5"><text:span text:style-name="T2">Tomcat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2.794cm" svg:height="1.998cm" svg:x="23.876cm" svg:y="8.757cm">
          <text:p text:style-name="P5"><text:span text:style-name="T2">OAuth</text:span></text:p>
          <text:p text:style-name="P5"><text:span text:style-name="T2">Server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2.794cm" svg:height="0.799cm" svg:x="23.876cm" svg:y="11.955cm">
          <text:p text:style-name="P5"><text:span text:style-name="T2">GNU/Linux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4.064cm" svg:height="3.556cm" svg:x="20.828cm" svg:y="13.9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3.556cm" svg:height="0.977cm" svg:x="21.082cm" svg:y="16.256cm">
          <text:p text:style-name="P5"><text:span text:style-name="T2">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3.048cm" svg:height="1.778cm" svg:x="21.336cm" svg:y="14.224cm">
          <text:p text:style-name="P5"><text:span text:style-name="T3">NoSQL/PG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7" draw:text-style-name="P4" draw:layer="layout" svg:width="5.588cm" svg:height="7.874cm" svg:x="8.128cm" svg:y="5.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794cm" svg:height="0.844cm" svg:x="8.382cm" svg:y="7.754cm">
          <text:p text:style-name="P5"><text:span text:style-name="T2">Tomcat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794cm" svg:height="2.109cm" svg:x="8.382cm" svg:y="5.433cm">
          <text:p text:style-name="P5"><text:span text:style-name="T2">MySAPK</text:span></text:p>
          <text:p text:style-name="P5"><text:span text:style-name="T2">Backend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794cm" svg:height="0.844cm" svg:x="8.382cm" svg:y="8.808cm">
          <text:p text:style-name="P5"><text:span text:style-name="T2">GNU/Linux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794cm" svg:height="0.844cm" svg:x="8.382cm" svg:y="7.754cm">
          <text:p text:style-name="P5"><text:span text:style-name="T2">NodeJS/Go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794cm" svg:height="2.109cm" svg:x="8.382cm" svg:y="5.433cm">
          <text:p text:style-name="P5"><text:span text:style-name="T2">Submission</text:span></text:p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5.08cm" svg:height="0.844cm" svg:x="8.382cm" svg:y="8.808cm">
          <text:p text:style-name="P5"><text:span text:style-name="T2">GNU/Linux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302cm" svg:height="4.826cm" svg:x="14.732cm" svg:y="5.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794cm" svg:height="0.844cm" svg:x="14.986cm" svg:y="7.797cm">
          <text:p text:style-name="P5"><text:span text:style-name="T2">Tomcat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794cm" svg:height="2.109cm" svg:x="14.986cm" svg:y="5.476cm">
          <text:p text:style-name="P5"><text:span text:style-name="T2">MySAPK</text:span></text:p>
          <text:p text:style-name="P5"><text:span text:style-name="T2">Backend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794cm" svg:height="0.844cm" svg:x="14.986cm" svg:y="8.851cm">
          <text:p text:style-name="P5"><text:span text:style-name="T2">GNU/Linux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794cm" svg:height="0.844cm" svg:x="14.986cm" svg:y="7.797cm">
          <text:p text:style-name="P5"><text:span text:style-name="T2">Tomcat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794cm" svg:height="2.109cm" svg:x="14.986cm" svg:y="5.476cm">
          <text:p text:style-name="P5"><text:span text:style-name="T2">UDM</text:span></text:p>
          <text:p text:style-name="P5"><text:span text:style-name="T2">MySAPK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794cm" svg:height="0.844cm" svg:x="14.986cm" svg:y="8.851cm">
          <text:p text:style-name="P5"><text:span text:style-name="T2">GNU/Linux</text:span></text:p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23.114cm" svg:y1="7.874cm" svg:x2="20.828cm" svg:y2="8.89cm">
          <text:p/>
        </draw:line>
        <draw:line draw:style-name="gr17" draw:text-style-name="P3" draw:layer="layout" svg:x1="23.114cm" svg:y1="7.874cm" svg:x2="25.4cm" svg:y2="8.89cm">
          <text:p/>
        </draw:line>
        <draw:line draw:style-name="gr17" draw:text-style-name="P3" draw:layer="layout" svg:x1="22.86cm" svg:y1="13.97cm" svg:x2="21.082cm" svg:y2="12.954cm">
          <text:p/>
        </draw:line>
        <draw:line draw:style-name="gr17" draw:text-style-name="P3" draw:layer="layout" svg:x1="22.86cm" svg:y1="13.97cm" svg:x2="24.638cm" svg:y2="12.954cm">
          <text:p/>
        </draw:line>
        <draw:custom-shape draw:style-name="gr29" draw:text-style-name="P6" draw:layer="layout" svg:width="2.032cm" svg:height="0.844cm" svg:x="11.43cm" svg:y="6.604cm">
          <text:p text:style-name="P5"><text:span text:style-name="T2">Daemon</text:span></text:p>
          <draw:enhanced-geometry svg:viewBox="0 0 21600 21600" draw:type="rectangle" draw:enhanced-path="M 0 0 L 21600 0 21600 21600 0 21600 0 0 Z N"/>
        </draw:custom-shape>
        <draw:custom-shape draw:style-name="gr29" draw:text-style-name="P6" draw:layer="layout" svg:width="2.032cm" svg:height="0.844cm" svg:x="11.43cm" svg:y="7.792cm">
          <text:p text:style-name="P5"><text:span text:style-name="T2">Queue</text:span></text:p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3.302cm" svg:height="7.874cm" svg:x="0.508cm" svg:y="5.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794cm" svg:height="0.844cm" svg:x="0.762cm" svg:y="7.797cm">
          <text:p text:style-name="P5"><text:span text:style-name="T2">Tomcat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794cm" svg:height="2.109cm" svg:x="0.762cm" svg:y="5.476cm">
          <text:p text:style-name="P5"><text:span text:style-name="T2">MySAPK</text:span></text:p>
          <text:p text:style-name="P5"><text:span text:style-name="T2">Backend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794cm" svg:height="0.844cm" svg:x="0.762cm" svg:y="8.851cm">
          <text:p text:style-name="P5"><text:span text:style-name="T2">GNU/Linux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794cm" svg:height="0.844cm" svg:x="0.762cm" svg:y="7.797cm">
          <text:p text:style-name="P5"><text:span text:style-name="T2">NodeJS/Go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794cm" svg:height="2.109cm" svg:x="0.762cm" svg:y="5.476cm">
          <text:p text:style-name="P5"><text:span text:style-name="T2">Retrieval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794cm" svg:height="0.844cm" svg:x="0.762cm" svg:y="8.851cm">
          <text:p text:style-name="P5"><text:span text:style-name="T2">GNU/Linux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302cm" svg:height="4.826cm" svg:x="4.064cm" svg:y="5.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794cm" svg:height="0.844cm" svg:x="4.318cm" svg:y="7.797cm">
          <text:p text:style-name="P5"><text:span text:style-name="T2">Tomcat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794cm" svg:height="2.109cm" svg:x="4.318cm" svg:y="5.476cm">
          <text:p text:style-name="P5"><text:span text:style-name="T2">MySAPK</text:span></text:p>
          <text:p text:style-name="P5"><text:span text:style-name="T2">Backend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794cm" svg:height="0.844cm" svg:x="4.318cm" svg:y="8.851cm">
          <text:p text:style-name="P5"><text:span text:style-name="T2">GNU/Linux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794cm" svg:height="0.844cm" svg:x="4.318cm" svg:y="7.797cm">
          <text:p text:style-name="P5"><text:span text:style-name="T2">NodeJS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794cm" svg:height="2.109cm" svg:x="4.318cm" svg:y="5.476cm">
          <text:p text:style-name="P5"><text:span text:style-name="T2">Retrieval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794cm" svg:height="0.844cm" svg:x="4.318cm" svg:y="8.851cm">
          <text:p text:style-name="P5"><text:span text:style-name="T2">GNU/Linux</text:span></text:p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3.302cm" svg:height="7.874cm" svg:x="4.064cm" svg:y="5.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794cm" svg:height="0.844cm" svg:x="4.318cm" svg:y="7.797cm">
          <text:p text:style-name="P5"><text:span text:style-name="T2">Tomcat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794cm" svg:height="2.109cm" svg:x="4.318cm" svg:y="5.476cm">
          <text:p text:style-name="P5"><text:span text:style-name="T2">MySAPK</text:span></text:p>
          <text:p text:style-name="P5"><text:span text:style-name="T2">Backend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794cm" svg:height="0.844cm" svg:x="4.318cm" svg:y="8.851cm">
          <text:p text:style-name="P5"><text:span text:style-name="T2">GNU/Linux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794cm" svg:height="0.844cm" svg:x="4.318cm" svg:y="7.797cm">
          <text:p text:style-name="P5"><text:span text:style-name="T2">NodeJS/Go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794cm" svg:height="2.109cm" svg:x="4.318cm" svg:y="5.476cm">
          <text:p text:style-name="P5"><text:span text:style-name="T2">Retrieval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794cm" svg:height="0.844cm" svg:x="4.318cm" svg:y="8.851cm">
          <text:p text:style-name="P5"><text:span text:style-name="T2">GNU/Linux</text:span></text:p>
          <draw:enhanced-geometry svg:viewBox="0 0 21600 21600" draw:type="rectangle" draw:enhanced-path="M 0 0 L 21600 0 21600 21600 0 21600 0 0 Z N"/>
        </draw:custom-shape>
        <draw:custom-shape draw:style-name="gr31" draw:text-style-name="P14" draw:layer="layout" svg:width="2.794cm" svg:height="1.27cm" svg:x="4.318cm" svg:y="9.906cm">
          <text:p text:style-name="P5"><text:span text:style-name="T4">Fil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1" draw:text-style-name="P14" draw:layer="layout" svg:width="2.794cm" svg:height="1.27cm" svg:x="0.762cm" svg:y="9.906cm">
          <text:p text:style-name="P5"><text:span text:style-name="T4">Fil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1" draw:text-style-name="P14" draw:layer="layout" svg:width="2.794cm" svg:height="1.27cm" svg:x="4.318cm" svg:y="11.43cm">
          <text:p text:style-name="P5"><text:span text:style-name="T4">NoSQ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1" draw:text-style-name="P14" draw:layer="layout" svg:width="2.794cm" svg:height="1.27cm" svg:x="0.762cm" svg:y="11.43cm">
          <text:p text:style-name="P5"><text:span text:style-name="T4">NoSQ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" draw:text-style-name="P5" draw:layer="layout" svg:width="3.048cm" svg:height="1.778cm" svg:x="10.414cm" svg:y="16.51cm">
          <text:p text:style-name="P5"><text:span text:style-name="T3">Fil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32" draw:text-style-name="P3" draw:layer="layout" svg:x1="2.032cm" svg:y1="5.588cm" svg:x2="3.302cm" svg:y2="3.81cm">
          <text:p/>
        </draw:line>
        <draw:line draw:style-name="gr32" draw:text-style-name="P3" draw:layer="layout" svg:x1="5.588cm" svg:y1="5.588cm" svg:x2="4.064cm" svg:y2="3.81cm">
          <text:p/>
        </draw:line>
        <draw:line draw:style-name="gr33" draw:text-style-name="P3" draw:layer="layout" svg:x1="4.826cm" svg:y1="3.302cm" svg:x2="11.176cm" svg:y2="5.08cm">
          <text:p/>
        </draw:line>
        <draw:custom-shape draw:style-name="gr34" draw:text-style-name="P8" draw:layer="layout" svg:width="2.794cm" svg:height="2.286cm" svg:x="2.286cm" svg:y="16.256cm">
          <text:p text:style-name="P5"><text:span text:style-name="T3">Konvers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layout" svg:width="4.826cm" svg:height="0.762cm" svg:x="5.08cm" svg:y="17.01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6" draw:text-style-name="P3" draw:layer="layout" svg:x1="3.556cm" svg:y1="16.256cm" svg:x2="5.588cm" svg:y2="12.7cm">
          <text:p/>
        </draw:line>
        <draw:line draw:style-name="gr36" draw:text-style-name="P3" draw:layer="layout" svg:x1="3.556cm" svg:y1="16.256cm" svg:x2="2.032cm" svg:y2="12.7cm">
          <text:p/>
        </draw:line>
        <draw:custom-shape draw:style-name="gr37" draw:text-style-name="P15" draw:layer="layout" svg:width="1.016cm" svg:height="0.508cm" svg:x="1.524cm" svg:y="11.176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7" draw:text-style-name="P15" draw:layer="layout" svg:width="1.016cm" svg:height="0.508cm" svg:x="5.08cm" svg:y="11.176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3" draw:layer="layout" svg:x1="23.114cm" svg:y1="6.858cm" svg:x2="23.114cm" svg:y2="5.842cm">
          <text:p/>
        </draw:line>
        <draw:frame draw:style-name="gr38" draw:text-style-name="P16" draw:layer="layout" svg:width="7.457cm" svg:height="0.925cm" svg:x="19.213cm" svg:y="4.155cm">
          <draw:text-box>
            <text:p><text:span text:style-name="T3">Untuk verifikasi di back -end</text:span></text:p>
          </draw:text-box>
        </draw:frame>
        <draw:line draw:style-name="gr33" draw:text-style-name="P3" draw:layer="layout" svg:x1="16.256cm" svg:y1="9.906cm" svg:x2="16.256cm" svg:y2="16.256cm">
          <text:p/>
        </draw:line>
        <draw:custom-shape draw:style-name="gr31" draw:text-style-name="P14" draw:layer="layout" svg:width="2.794cm" svg:height="1.27cm" svg:x="9.398cm" svg:y="9.906cm">
          <text:p text:style-name="P5"><text:span text:style-name="T4">Fil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1" draw:text-style-name="P14" draw:layer="layout" svg:width="2.794cm" svg:height="1.27cm" svg:x="9.398cm" svg:y="11.43cm">
          <text:p text:style-name="P5"><text:span text:style-name="T4">NoSQ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7" draw:text-style-name="P15" draw:layer="layout" svg:width="1.016cm" svg:height="0.508cm" svg:x="10.414cm" svg:y="10.922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9" draw:text-style-name="P8" draw:layer="layout" svg:width="2.286cm" svg:height="1.778cm" svg:x="9.906cm" svg:y="13.716cm">
          <text:p text:style-name="P5"><text:span text:style-name="T3">Konvers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3" draw:layer="layout" svg:x1="10.922cm" svg:y1="12.7cm" svg:x2="10.922cm" svg:y2="13.716cm">
          <text:p/>
        </draw:line>
        <draw:line draw:style-name="gr36" draw:text-style-name="P3" draw:layer="layout" svg:x1="10.922cm" svg:y1="15.494cm" svg:x2="10.922cm" svg:y2="16.51cm">
          <text:p/>
        </draw:line>
        <draw:custom-shape draw:style-name="gr40" draw:text-style-name="P17" draw:layer="layout" svg:width="10.414cm" svg:height="1.524cm" svg:x="17.272cm" svg:y="18.288cm">
          <text:p text:style-name="P5"><text:span text:style-name="T5">Sinkronisasi nasional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6" draw:text-style-name="P21" draw:layer="layout" svg:width="3.901cm" svg:height="1.013cm" svg:x="24.293cm" svg:y="13.208cm">
          <draw:text-box>
            <text:p><text:span text:style-name="T6">SINKA-BKN</text:span></text:p>
          </draw:text-box>
        </draw:frame>
        <draw:frame draw:style-name="gr47" draw:text-style-name="P21" draw:layer="layout" svg:width="3.038cm" svg:height="1.013cm" svg:x="15.25cm" svg:y="13.97cm">
          <draw:text-box>
            <text:p><text:span text:style-name="T6">PT SPASI</text:span></text:p>
          </draw:text-box>
        </draw:frame>
        <draw:frame draw:style-name="gr48" draw:text-style-name="P21" draw:layer="layout" svg:width="3.766cm" svg:height="1.016cm" svg:x="5.588cm" svg:y="14.732cm">
          <draw:text-box>
            <text:p><text:span text:style-name="T6">Gunadarm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618cm" svg:height="2.143cm" svg:x="1.306cm" svg:y="1.524cm" presentation:class="title">
          <draw:text-box>
            <text:p>Tugas PT SPASI</text:p>
          </draw:text-box>
        </draw:frame>
        <draw:frame presentation:style-name="pr5" draw:layer="layout" svg:width="27.34cm" svg:height="16.347cm" svg:x="0.252cm" svg:y="3.556cm" presentation:class="outline">
          <draw:text-box>
            <text:list text:style-name="L2">
              <text:list-item>
                <text:p>Memisahkan Otentikasi dengan menggunakan Oauth Server </text:p>
              </text:list-item>
              <text:list-item>
                <text:p>Merampungkan back-end MySAPK (UDMA, API) dengan semua fungsi yang telah ditentukan (?) – check dengan list of issues</text:p>
              </text:list-item>
              <text:list-item>
                <text:p>Menyelesaikan API yang dibutuhkan</text:p>
              </text:list-item>
              <text:list-item>
                <text:p>Menginformasikan struktur BLOB pada database </text:p>
              </text:list-item>
              <text:list-item>
                <text:p>Menguji semua fungsi back-end MySAPK (beberapa issue yang masih mengganjal diselesaiakan</text:p>
              </text:list-item>
              <text:list-item>
                <text:p>Memberikan deskripsi skema database, query, dan kemungkinan denormalisasi tabel</text:p>
              </text:list-item>
              <text:list-item>
                <text:p>Permasalahan load ditangani oleh komponen lai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618cm" svg:height="2.143cm" svg:x="1.306cm" svg:y="1.524cm" presentation:class="title">
          <draw:text-box>
            <text:p>Tugas SINKA-BKN</text:p>
          </draw:text-box>
        </draw:frame>
        <draw:frame presentation:style-name="pr5" draw:layer="layout" svg:width="27.34cm" svg:height="16.347cm" svg:x="0.252cm" svg:y="3.556cm" presentation:class="outline">
          <draw:text-box>
            <text:list text:style-name="L2">
              <text:list-item>
                <text:p>Memastikan Oauth Server cukup stabil dengan beban tinggi (dipastikan dengan stress test kembali)</text:p>
              </text:list-item>
              <text:list-item>
                <text:p>Menyediakan infrastruktur untuk rancang bangun baru, VM baru</text:p>
                <text:list>
                  <text:list-item>
                    <text:p>Retrive: 3</text:p>
                  </text:list-item>
                  <text:list-item>
                    <text:p>Submit: 1</text:p>
                  </text:list-item>
                  <text:list-item>
                    <text:p>Database converter: 1</text:p>
                  </text:list-item>
                </text:list>
              </text:list-item>
              <text:list-item>
                <text:p>Menulis definisi denormalisasi dari PG SQL ke bentuk normal yang dapat disimpan dalam NoSQ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618cm" svg:height="2.143cm" svg:x="1.306cm" svg:y="1.524cm" presentation:class="title">
          <draw:text-box>
            <text:p>Tugas Tim Gunadarma</text:p>
          </draw:text-box>
        </draw:frame>
        <draw:frame presentation:style-name="pr5" draw:layer="layout" svg:width="27.34cm" svg:height="16.347cm" svg:x="0.252cm" svg:y="3.556cm" presentation:class="outline">
          <draw:text-box>
            <text:list text:style-name="L2">
              <text:list-item>
                <text:p>Mengembangkan pemisahan aplikasi front end dengan back end yang berfungsi sebagai akselerator</text:p>
                <text:list>
                  <text:list-item>
                    <text:p>Retrieval </text:p>
                  </text:list-item>
                  <text:list-item>
                    <text:p>Submission (dengan daemon)</text:p>
                  </text:list-item>
                </text:list>
              </text:list-item>
              <text:list-item>
                <text:p>Mengembangkan script sinkronisasi Database di MySAPK dengan database Nasional</text:p>
              </text:list-item>
              <text:list-item>
                <text:p>Membangun Lighweight Service Bus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618cm" svg:height="2.143cm" svg:x="1.306cm" svg:y="1.524cm" presentation:class="title">
          <draw:text-box>
            <text:p>Tim Mobile</text:p>
          </draw:text-box>
        </draw:frame>
        <draw:frame presentation:style-name="pr5" draw:layer="layout" svg:width="27.34cm" svg:height="16.347cm" svg:x="0.252cm" svg:y="3.556cm" presentation:class="outline">
          <draw:text-box>
            <text:list text:style-name="L2">
              <text:list-item>
                <text:p>User Interface dan API disesuaikan dengan struktur baru</text:p>
              </text:list-item>
              <text:list-item>
                <text:p>Screenshot dan scenario Mobile supaya diberikan agar dapat direvisi seger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618cm" svg:height="2.143cm" svg:x="1.306cm" svg:y="1.524cm" presentation:class="title">
          <draw:text-box>
            <text:p>Timeline</text:p>
          </draw:text-box>
        </draw:frame>
        <draw:frame presentation:style-name="pr5" draw:layer="layout" svg:width="27.34cm" svg:height="16.347cm" svg:x="0.252cm" svg:y="3.556cm" presentation:class="outline" presentation:user-transformed="true">
          <draw:text-box>
            <text:list text:style-name="L2">
              <text:list-item>
                <text:p>13 Juli : <text:s/></text:p>
                <text:list>
                  <text:list-item>
                    <text:p><text:span text:style-name="T7">Info SPASI complete</text:span> <text:s/>(transfer knowledge, model struktur, API, query db)</text:p>
                  </text:list-item>
                  <text:list-item>
                    <text:p>VM untuk TIM UG </text:p>
                  </text:list-item>
                  <text:list-item>
                    <text:p>Retrieve BLOB UG-SINKA, dan struktur data </text:p>
                  </text:list-item>
                  <text:list-item>
                    <text:p>Storyboard dari screenshot dari MobileApps </text:p>
                  </text:list-item>
                </text:list>
              </text:list-item>
              <text:list-item>
                <text:p>20 Juli: </text:p>
                <text:list>
                  <text:list-item>
                    <text:p>Denormalisasi dari PGSQL → key-value via query</text:p>
                  </text:list-item>
                  <text:list-item>
                    <text:p>Bug removal, issue solved (PT SPASI)</text:p>
                  </text:list-item>
                  <text:list-item>
                    <text:p>Infrastruktur retrive-submit </text:p>
                  </text:list-item>
                </text:list>
              </text:list-item>
              <text:list-item>
                <text:p>27 Juli</text:p>
                <text:list>
                  <text:list-item>
                    <text:p>Attachment <text:s/>retrieval and submit UG-SINKA-BKN)</text:p>
                  </text:list-item>
                </text:list>
              </text:list-item>
              <text:list-item>
                <text:p>3 Agustus</text:p>
                <text:list>
                  <text:list-item>
                    <text:p>Integrasi dan testing 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618cm" svg:height="2.143cm" svg:x="1.306cm" svg:y="1.524cm" presentation:class="title">
          <draw:text-box>
            <text:p>PIC</text:p>
          </draw:text-box>
        </draw:frame>
        <draw:frame presentation:style-name="pr5" draw:layer="layout" svg:width="27.34cm" svg:height="16.347cm" svg:x="0.252cm" svg:y="3.556cm" presentation:class="outline">
          <draw:text-box>
            <text:list text:style-name="L2">
              <text:list-item>
                <text:p>Tim SPASI : Robertus/Caca – Bayu (BKN)</text:p>
              </text:list-item>
              <text:list-item>
                <text:p>UG: Andreas – Bayu (BKN)</text:p>
              </text:list-item>
              <text:list-item>
                <text:p>Mobile: Opik – Firdaus (BKN)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Arial5" svg:font-family="Arial"/>
    <style:font-face style:name="Bookman Old Style1" svg:font-family="'Bookman Old Style'"/>
    <style:font-face style:name="Calibri3" svg:font-family="Calibri"/>
    <style:font-face style:name="DejaVu Sans2" svg:font-family="'DejaVu Sans'"/>
    <style:font-face style:name="Gill Sans2" svg:font-family="'Gill Sans'"/>
    <style:font-face style:name="Gill Sans MT1" svg:font-family="'Gill Sans MT'"/>
    <style:font-face style:name="Heiti SC Light2" svg:font-family="'Heiti SC Light'"/>
    <style:font-face style:name="OpenSymbol2" svg:font-family="OpenSymbol, 'Arial Unicode MS'"/>
    <style:font-face style:name="Arial1" svg:font-family="Arial" style:font-family-generic="roman"/>
    <style:font-face style:name="Arial4" svg:font-family="Arial" style:font-pitch="fixed"/>
    <style:font-face style:name="ＭＳ Ｐゴシック3" svg:font-family="'ＭＳ Ｐゴシック'" style:font-pitch="fixed"/>
    <style:font-face style:name="Arial3" svg:font-family="Arial" style:font-pitch="variable"/>
    <style:font-face style:name="Bookman Old Style" svg:font-family="'Bookman Old Style'" style:font-pitch="variable"/>
    <style:font-face style:name="Calibri2" svg:font-family="Calibri" style:font-pitch="variable"/>
    <style:font-face style:name="DejaVu Sans" svg:font-family="'DejaVu Sans'" style:font-pitch="variable"/>
    <style:font-face style:name="Droid Sans Devanagari1" svg:font-family="'Droid Sans Devanagari'" style:font-pitch="variable"/>
    <style:font-face style:name="Droid Sans Fallback2" svg:font-family="'Droid Sans Fallback'" style:font-pitch="variable"/>
    <style:font-face style:name="Gill Sans1" svg:font-family="'Gill Sans'" style:font-pitch="variable"/>
    <style:font-face style:name="Gill Sans MT" svg:font-family="'Gill Sans MT'" style:font-pitch="variable"/>
    <style:font-face style:name="Gothic1" svg:font-family="Gothic" style:font-pitch="variable"/>
    <style:font-face style:name="Heiti SC Light1" svg:font-family="'Heiti SC Light'" style:font-pitch="variable"/>
    <style:font-face style:name="Lato" svg:font-family="Lato" style:font-pitch="variable"/>
    <style:font-face style:name="Lato1" svg:font-family="Lato" style:font-adornments="Regular" style:font-pitch="variable"/>
    <style:font-face style:name="Lato Black1" svg:font-family="'Lato Black'" style:font-pitch="variable"/>
    <style:font-face style:name="Liberation Sans1" svg:font-family="'Liberation Sans'" style:font-pitch="variable"/>
    <style:font-face style:name="Liberation Sans3" svg:font-family="'Liberation Sans', Arial" style:font-pitch="variable"/>
    <style:font-face style:name="OpenSymbol1" svg:font-family="OpenSymbol, 'Arial Unicode MS'" style:font-pitch="variable"/>
    <style:font-face style:name="Symbol1" svg:font-family="Symbol" style:font-pitch="variable"/>
    <style:font-face style:name="Tahoma3" svg:font-family="Tahoma" style:font-pitch="variable"/>
    <style:font-face style:name="Times New Roman2" svg:font-family="'Times New Roman'" style:font-pitch="variable"/>
    <style:font-face style:name="Wingdings1" svg:font-family="Wingdings" style:font-pitch="variable"/>
    <style:font-face style:name="ＭＳ Ｐゴシック2" svg:font-family="'ＭＳ Ｐゴシック'" style:font-pitch="variable"/>
    <style:font-face style:name="Courier New1" svg:font-family="'Courier New'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entury1" svg:font-family="Century" style:font-family-generic="roman" style:font-pitch="variable"/>
    <style:font-face style:name="Courier New" svg:font-family="'Courier New'" style:font-family-generic="roman" style:font-pitch="variable"/>
    <style:font-face style:name="Droid Sans Fallback" svg:font-family="'Droid Sans Fallback'" style:font-family-generic="roman" style:font-pitch="variable"/>
    <style:font-face style:name="Eras Medium ITC" svg:font-family="'Eras Medium ITC'" style:font-family-generic="roman" style:font-pitch="variable"/>
    <style:font-face style:name="Gill Sans" svg:font-family="'Gill Sans'" style:font-family-generic="roman" style:font-pitch="variable"/>
    <style:font-face style:name="Gill Sans MT2" svg:font-family="'Gill Sans MT'" style:font-family-generic="roman" style:font-pitch="variable"/>
    <style:font-face style:name="Lato2" svg:font-family="Lato" style:font-family-generic="roman" style:font-pitch="variable"/>
    <style:font-face style:name="Lato Black" svg:font-family="'Lato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2" svg:font-family="Arial" style:font-family-generic="swiss" style:font-pitch="variable"/>
    <style:font-face style:name="Calibri1" svg:font-family="Calibri" style:font-family-generic="swiss" style:font-pitch="variable"/>
    <style:font-face style:name="Eras Medium ITC1" svg:font-family="'Eras Medium ITC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ＭＳ Ｐゴシック1" svg:font-family="'ＭＳ Ｐゴシック'" style:font-family-generic="swiss" style:font-pitch="variable"/>
    <style:font-face style:name="Andale Sans UI" svg:font-family="'Andale Sans UI'" style:font-family-generic="system" style:font-pitch="variable"/>
    <style:font-face style:name="Arial6" svg:font-family="Arial" style:font-family-generic="system" style:font-pitch="variable"/>
    <style:font-face style:name="Arial Unicode MS" svg:font-family="'Arial Unicode MS'" style:font-family-generic="system" style:font-pitch="variable"/>
    <style:font-face style:name="Century" svg:font-family="Century" style:font-family-generic="system" style:font-pitch="variable"/>
    <style:font-face style:name="Courier New2" svg:font-family="'Courier New'" style:font-family-generic="system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Gothic" svg:font-family="Gothic" style:font-family-generic="system" style:font-pitch="variable"/>
    <style:font-face style:name="Heiti SC Light" svg:font-family="'Heiti SC Light'" style:font-family-generic="system" style:font-pitch="variable"/>
    <style:font-face style:name="Liberation Sans2" svg:font-family="'Liberation Sans'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ymbol2" svg:font-family="Symbol" style:font-family-generic="system" style:font-pitch="variable"/>
    <style:font-face style:name="Tahoma2" svg:font-family="Tahoma" style:font-family-generic="system" style:font-pitch="variable"/>
    <style:font-face style:name="Times New Roman3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3" svg:font-family="Wingdings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032e5b" draw:end-color="#d5e7fa" draw:start-intensity="100%" draw:end-intensity="100%" draw:angle="0" draw:border="0%"/>
    <draw:fill-image draw:name="bwmed" xlink:href="Pictures/100000000000032000000258026ED621C23D0202.png" xlink:type="simple" xlink:show="embed" xlink:actuate="onLoad"/>
    <draw:fill-image draw:name="msFillBitmap_20_2" draw:display-name="msFillBitmap 2" xlink:href="Pictures/1000000000000640000004B094B125D6F2C78932.jpg" xlink:type="simple" xlink:show="embed" xlink:actuate="onLoad"/>
    <draw:marker draw:name="Arrow" svg:viewBox="0 0 20 30" svg:d="M10 0l-10 30h20z"/>
    <draw:stroke-dash draw:name="Dashed_20__28_var_29__20_4" draw:display-name="Dashed (var) 4" draw:style="rect" draw:dots2="1" draw:dots2-length="0.14cm" draw:distance="0.105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6" style:font-size-asian="24pt" style:language-asian="zxx" style:country-asian="none" style:font-name-complex="Arial6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_20_Style" style:display-name="Default Style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GB" style:letter-kerning="true" style:font-name-asian="Arial2" style:font-family-asian="Arial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left="0cm" fo:margin-right="0cm" fo:margin-top="0.741cm" fo:margin-bottom="0.37cm" fo:text-align="start" fo:text-indent="0cm" style:text-autospace="none"/>
      <style:text-properties style:use-window-font-color="true"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letter-kerning="true" style:font-name-asian="Arial2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Heading_20_2" style:display-name="Heading 2" style:family="graphic">
      <style:paragraph-properties fo:margin-left="0cm" fo:margin-right="0cm" fo:margin-top="0.741cm" fo:margin-bottom="0.37cm" fo:text-align="start" fo:text-indent="0cm" style:text-autospace="none"/>
      <style:text-properties style:use-window-font-color="true"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letter-kerning="true" style:font-name-asian="Arial2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style:font-name-asian="Arial2" style:font-family-asian="Arial" style:font-family-generic-asian="swiss" style:font-pitch-asian="variable" style:font-size-asian="12pt"/>
    </style:style>
    <style:style style:name="First_20_Line_20_Indent" style:display-name="First Line Indent" style:family="graphic">
      <style:paragraph-properties fo:margin-left="0cm" fo:margin-right="0cm" fo:margin-top="0cm" fo:margin-bottom="0cm" fo:text-align="start" fo:text-indent="1.058cm" style:text-autospace="none"/>
      <style:text-properties style:use-window-font-color="true"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letter-kerning="true" style:font-name-asian="Arial2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2pt" fo:font-weight="bold" style:font-name-asian="Arial2" style:font-family-asian="Arial" style:font-family-generic-asian="swiss" style:font-pitch-asian="variable" style:font-size-asian="12pt" style:font-weight-asian="bold" style:font-weight-complex="bold"/>
    </style:style>
    <style:style style:name="Table_20_Contents" style:display-name="Table Contents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style:font-name-asian="Arial2" style:font-family-asian="Arial" style:font-family-generic-asian="swiss" style:font-pitch-asian="variable" style:font-size-asian="12pt"/>
    </style:style>
    <style:style style:name="Index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style:font-name-asian="Arial2" style:font-family-asian="Arial" style:font-family-generic-asian="swiss" style:font-pitch-asian="variable" style:font-size-asian="12pt"/>
    </style:style>
    <style:style style:name="Caption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font-style="italic" style:font-name-asian="Arial2" style:font-family-asian="Arial" style:font-family-generic-asian="swiss" style:font-pitch-asian="variable" style:font-size-asian="12pt" style:font-style-asian="italic" style:font-style-complex="italic"/>
    </style:style>
    <style:style style:name="List" style:family="graphic">
      <style:paragraph-properties fo:margin-left="0cm" fo:margin-right="0cm" fo:margin-top="0cm" fo:margin-bottom="0cm" fo:text-align="start" fo:text-indent="0cm" style:text-autospace="none"/>
      <style:text-properties style:use-window-font-color="true"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letter-kerning="true" style:font-name-asian="Arial2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" style:display-name="Text Body" style:family="graphic">
      <style:paragraph-properties fo:margin-left="0cm" fo:margin-right="0cm" fo:margin-top="0cm" fo:margin-bottom="0cm" fo:text-align="start" fo:text-indent="0cm" style:text-autospace="none"/>
      <style:text-properties style:use-window-font-color="true"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letter-kerning="true" style:font-name-asian="Arial2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Heading_20_1_20_Char" style:display-name="Heading 1 Char" style:family="graphic">
      <style:paragraph-properties style:text-autospace="none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weight-complex="bold"/>
    </style:style>
    <style:style style:name="Heading_20_2_20_Char" style:display-name="Heading 2 Char" style:family="graphic">
      <style:paragraph-properties style:text-autospace="none"/>
      <style:text-properties style:font-name="Times New Roman" fo:font-family="'Times New Roman'" style:font-family-generic="roman" style:font-pitch="variable" fo:font-size="12pt" fo:language="id" fo:country="ID" style:font-name-asian="Times New Roman" style:font-family-asian="'Times New Roman'" style:font-family-generic-asian="roman" style:font-pitch-asian="variable" style:font-size-asian="12pt"/>
    </style:style>
    <style:style style:name="a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graphic">
      <style:paragraph-properties style:text-autospace="none"/>
      <style:text-properties style:font-name="Tahoma1" fo:font-family="Tahoma" style:font-family-generic="swiss" style:font-pitch="variable" fo:font-size="8pt" style:font-name-asian="Tahoma1" style:font-family-asian="Tahoma" style:font-family-generic-asian="swiss" style:font-pitch-asian="variable" style:font-size-asian="8pt"/>
    </style:style>
    <style:style style:name="Default_20_Paragraph_20_Font" style:display-name="Default Paragraph Font" style:family="graphic">
      <style:paragraph-properties style:text-autospace="none"/>
    </style:style>
    <style:style style:name="WW8Num36z8" style:family="graphic">
      <style:paragraph-properties style:text-autospace="none"/>
    </style:style>
    <style:style style:name="WW8Num36z7" style:family="graphic">
      <style:paragraph-properties style:text-autospace="none"/>
    </style:style>
    <style:style style:name="WW8Num36z6" style:family="graphic">
      <style:paragraph-properties style:text-autospace="none"/>
    </style:style>
    <style:style style:name="WW8Num36z5" style:family="graphic">
      <style:paragraph-properties style:text-autospace="none"/>
    </style:style>
    <style:style style:name="WW8Num36z4" style:family="graphic">
      <style:paragraph-properties style:text-autospace="none"/>
    </style:style>
    <style:style style:name="WW8Num36z3" style:family="graphic">
      <style:paragraph-properties style:text-autospace="none"/>
    </style:style>
    <style:style style:name="WW8Num36z2" style:family="graphic">
      <style:paragraph-properties style:text-autospace="none"/>
    </style:style>
    <style:style style:name="WW8Num36z1" style:family="graphic">
      <style:paragraph-properties style:text-autospace="none"/>
    </style:style>
    <style:style style:name="WW8Num36z0" style:family="graphic">
      <style:paragraph-properties style:text-autospace="none"/>
    </style:style>
    <style:style style:name="WW8Num35z8" style:family="graphic">
      <style:paragraph-properties style:text-autospace="none"/>
    </style:style>
    <style:style style:name="WW8Num35z7" style:family="graphic">
      <style:paragraph-properties style:text-autospace="none"/>
    </style:style>
    <style:style style:name="WW8Num35z6" style:family="graphic">
      <style:paragraph-properties style:text-autospace="none"/>
    </style:style>
    <style:style style:name="WW8Num35z5" style:family="graphic">
      <style:paragraph-properties style:text-autospace="none"/>
    </style:style>
    <style:style style:name="WW8Num35z4" style:family="graphic">
      <style:paragraph-properties style:text-autospace="none"/>
    </style:style>
    <style:style style:name="WW8Num35z3" style:family="graphic">
      <style:paragraph-properties style:text-autospace="none"/>
    </style:style>
    <style:style style:name="WW8Num35z2" style:family="graphic">
      <style:paragraph-properties style:text-autospace="none"/>
    </style:style>
    <style:style style:name="WW8Num35z1" style:family="graphic">
      <style:paragraph-properties style:text-autospace="none"/>
    </style:style>
    <style:style style:name="WW8Num35z0" style:family="graphic">
      <style:paragraph-properties style:text-autospace="none"/>
    </style:style>
    <style:style style:name="WW8Num34z8" style:family="graphic">
      <style:paragraph-properties style:text-autospace="none"/>
    </style:style>
    <style:style style:name="WW8Num34z7" style:family="graphic">
      <style:paragraph-properties style:text-autospace="none"/>
    </style:style>
    <style:style style:name="WW8Num34z6" style:family="graphic">
      <style:paragraph-properties style:text-autospace="none"/>
    </style:style>
    <style:style style:name="WW8Num34z5" style:family="graphic">
      <style:paragraph-properties style:text-autospace="none"/>
    </style:style>
    <style:style style:name="WW8Num34z4" style:family="graphic">
      <style:paragraph-properties style:text-autospace="none"/>
    </style:style>
    <style:style style:name="WW8Num34z3" style:family="graphic">
      <style:paragraph-properties style:text-autospace="none"/>
    </style:style>
    <style:style style:name="WW8Num34z2" style:family="graphic">
      <style:paragraph-properties style:text-autospace="none"/>
    </style:style>
    <style:style style:name="WW8Num34z1" style:family="graphic">
      <style:paragraph-properties style:text-autospace="none"/>
    </style:style>
    <style:style style:name="WW8Num34z0" style:family="graphic">
      <style:paragraph-properties style:text-autospace="none"/>
    </style:style>
    <style:style style:name="WW8Num33z8" style:family="graphic">
      <style:paragraph-properties style:text-autospace="none"/>
    </style:style>
    <style:style style:name="WW8Num33z7" style:family="graphic">
      <style:paragraph-properties style:text-autospace="none"/>
    </style:style>
    <style:style style:name="WW8Num33z6" style:family="graphic">
      <style:paragraph-properties style:text-autospace="none"/>
    </style:style>
    <style:style style:name="WW8Num33z5" style:family="graphic">
      <style:paragraph-properties style:text-autospace="none"/>
    </style:style>
    <style:style style:name="WW8Num33z4" style:family="graphic">
      <style:paragraph-properties style:text-autospace="none"/>
    </style:style>
    <style:style style:name="WW8Num33z3" style:family="graphic">
      <style:paragraph-properties style:text-autospace="none"/>
    </style:style>
    <style:style style:name="WW8Num33z2" style:family="graphic">
      <style:paragraph-properties style:text-autospace="none"/>
    </style:style>
    <style:style style:name="WW8Num33z1" style:family="graphic">
      <style:paragraph-properties style:text-autospace="none"/>
    </style:style>
    <style:style style:name="WW8Num33z0" style:family="graphic">
      <style:paragraph-properties style:text-autospace="none"/>
    </style:style>
    <style:style style:name="WW8Num32z8" style:family="graphic">
      <style:paragraph-properties style:text-autospace="none"/>
    </style:style>
    <style:style style:name="WW8Num32z7" style:family="graphic">
      <style:paragraph-properties style:text-autospace="none"/>
    </style:style>
    <style:style style:name="WW8Num32z6" style:family="graphic">
      <style:paragraph-properties style:text-autospace="none"/>
    </style:style>
    <style:style style:name="WW8Num32z5" style:family="graphic">
      <style:paragraph-properties style:text-autospace="none"/>
    </style:style>
    <style:style style:name="WW8Num32z4" style:family="graphic">
      <style:paragraph-properties style:text-autospace="none"/>
    </style:style>
    <style:style style:name="WW8Num32z3" style:family="graphic">
      <style:paragraph-properties style:text-autospace="none"/>
    </style:style>
    <style:style style:name="WW8Num32z2" style:family="graphic">
      <style:paragraph-properties style:text-autospace="none"/>
    </style:style>
    <style:style style:name="WW8Num32z1" style:family="graphic">
      <style:paragraph-properties style:text-autospace="none"/>
    </style:style>
    <style:style style:name="WW8Num32z0" style:family="graphic">
      <style:paragraph-properties style:text-autospace="none"/>
      <style:text-properties fo:color="#000000"/>
    </style:style>
    <style:style style:name="WW8Num31z2" style:family="graphic">
      <style:paragraph-properties style:text-autospace="none"/>
      <style:text-properties style:font-name="Wingdings2" fo:font-family="Wingdings" style:font-pitch="variable" style:font-charset="x-symbol" fo:font-size="10pt" style:font-name-asian="Wingdings2" style:font-family-asian="Wingdings" style:font-pitch-asian="variable" style:font-charset-asian="x-symbol"/>
    </style:style>
    <style:style style:name="WW8Num31z1" style:family="graphic">
      <style:paragraph-properties style:text-autospace="none"/>
      <style:text-properties style:font-name="Courier New1" fo:font-family="'Courier New'" style:font-family-generic="modern" style:font-pitch="variable" fo:font-size="10pt" style:font-name-asian="Courier New1" style:font-family-asian="'Courier New'" style:font-family-generic-asian="modern" style:font-pitch-asian="variable"/>
    </style:style>
    <style:style style:name="WW8Num31z0" style:family="graphic">
      <style:paragraph-properties style:text-autospace="none"/>
      <style:text-properties style:font-name="Symbol1" fo:font-family="Symbol" style:font-pitch="variable" fo:font-size="10pt" style:font-name-asian="Symbol1" style:font-family-asian="Symbol" style:font-pitch-asian="variable"/>
    </style:style>
    <style:style style:name="WW8Num30z8" style:family="graphic">
      <style:paragraph-properties style:text-autospace="none"/>
    </style:style>
    <style:style style:name="WW8Num30z7" style:family="graphic">
      <style:paragraph-properties style:text-autospace="none"/>
    </style:style>
    <style:style style:name="WW8Num30z6" style:family="graphic">
      <style:paragraph-properties style:text-autospace="none"/>
    </style:style>
    <style:style style:name="WW8Num30z5" style:family="graphic">
      <style:paragraph-properties style:text-autospace="none"/>
    </style:style>
    <style:style style:name="WW8Num30z4" style:family="graphic">
      <style:paragraph-properties style:text-autospace="none"/>
    </style:style>
    <style:style style:name="WW8Num30z3" style:family="graphic">
      <style:paragraph-properties style:text-autospace="none"/>
    </style:style>
    <style:style style:name="WW8Num30z2" style:family="graphic">
      <style:paragraph-properties style:text-autospace="none"/>
    </style:style>
    <style:style style:name="WW8Num30z1" style:family="graphic">
      <style:paragraph-properties style:text-autospace="none"/>
    </style:style>
    <style:style style:name="WW8Num30z0" style:family="graphic">
      <style:paragraph-properties style:text-autospace="none"/>
    </style:style>
    <style:style style:name="WW8Num29z8" style:family="graphic">
      <style:paragraph-properties style:text-autospace="none"/>
    </style:style>
    <style:style style:name="WW8Num29z7" style:family="graphic">
      <style:paragraph-properties style:text-autospace="none"/>
    </style:style>
    <style:style style:name="WW8Num29z6" style:family="graphic">
      <style:paragraph-properties style:text-autospace="none"/>
    </style:style>
    <style:style style:name="WW8Num29z5" style:family="graphic">
      <style:paragraph-properties style:text-autospace="none"/>
    </style:style>
    <style:style style:name="WW8Num29z4" style:family="graphic">
      <style:paragraph-properties style:text-autospace="none"/>
    </style:style>
    <style:style style:name="WW8Num29z3" style:family="graphic">
      <style:paragraph-properties style:text-autospace="none"/>
    </style:style>
    <style:style style:name="WW8Num29z2" style:family="graphic">
      <style:paragraph-properties style:text-autospace="none"/>
    </style:style>
    <style:style style:name="WW8Num29z1" style:family="graphic">
      <style:paragraph-properties style:text-autospace="none"/>
    </style:style>
    <style:style style:name="WW8Num29z0" style:family="graphic">
      <style:paragraph-properties style:text-autospace="none"/>
    </style:style>
    <style:style style:name="WW8Num28z8" style:family="graphic">
      <style:paragraph-properties style:text-autospace="none"/>
    </style:style>
    <style:style style:name="WW8Num28z7" style:family="graphic">
      <style:paragraph-properties style:text-autospace="none"/>
    </style:style>
    <style:style style:name="WW8Num28z6" style:family="graphic">
      <style:paragraph-properties style:text-autospace="none"/>
    </style:style>
    <style:style style:name="WW8Num28z5" style:family="graphic">
      <style:paragraph-properties style:text-autospace="none"/>
    </style:style>
    <style:style style:name="WW8Num28z4" style:family="graphic">
      <style:paragraph-properties style:text-autospace="none"/>
    </style:style>
    <style:style style:name="WW8Num28z3" style:family="graphic">
      <style:paragraph-properties style:text-autospace="none"/>
    </style:style>
    <style:style style:name="WW8Num28z2" style:family="graphic">
      <style:paragraph-properties style:text-autospace="none"/>
    </style:style>
    <style:style style:name="WW8Num28z1" style:family="graphic">
      <style:paragraph-properties style:text-autospace="none"/>
    </style:style>
    <style:style style:name="WW8Num28z0" style:family="graphic">
      <style:paragraph-properties style:text-autospace="none"/>
    </style:style>
    <style:style style:name="WW8Num27z8" style:family="graphic">
      <style:paragraph-properties style:text-autospace="none"/>
    </style:style>
    <style:style style:name="WW8Num27z7" style:family="graphic">
      <style:paragraph-properties style:text-autospace="none"/>
    </style:style>
    <style:style style:name="WW8Num27z6" style:family="graphic">
      <style:paragraph-properties style:text-autospace="none"/>
    </style:style>
    <style:style style:name="WW8Num27z5" style:family="graphic">
      <style:paragraph-properties style:text-autospace="none"/>
    </style:style>
    <style:style style:name="WW8Num27z4" style:family="graphic">
      <style:paragraph-properties style:text-autospace="none"/>
    </style:style>
    <style:style style:name="WW8Num27z3" style:family="graphic">
      <style:paragraph-properties style:text-autospace="none"/>
    </style:style>
    <style:style style:name="WW8Num27z2" style:family="graphic">
      <style:paragraph-properties style:text-autospace="none"/>
    </style:style>
    <style:style style:name="WW8Num27z1" style:family="graphic">
      <style:paragraph-properties style:text-autospace="none"/>
    </style:style>
    <style:style style:name="WW8Num27z0" style:family="graphic">
      <style:paragraph-properties style:text-autospace="none"/>
    </style:style>
    <style:style style:name="WW8Num26z8" style:family="graphic">
      <style:paragraph-properties style:text-autospace="none"/>
    </style:style>
    <style:style style:name="WW8Num26z7" style:family="graphic">
      <style:paragraph-properties style:text-autospace="none"/>
    </style:style>
    <style:style style:name="WW8Num26z6" style:family="graphic">
      <style:paragraph-properties style:text-autospace="none"/>
    </style:style>
    <style:style style:name="WW8Num26z5" style:family="graphic">
      <style:paragraph-properties style:text-autospace="none"/>
    </style:style>
    <style:style style:name="WW8Num26z4" style:family="graphic">
      <style:paragraph-properties style:text-autospace="none"/>
    </style:style>
    <style:style style:name="WW8Num26z3" style:family="graphic">
      <style:paragraph-properties style:text-autospace="none"/>
    </style:style>
    <style:style style:name="WW8Num26z2" style:family="graphic">
      <style:paragraph-properties style:text-autospace="none"/>
    </style:style>
    <style:style style:name="WW8Num26z1" style:family="graphic">
      <style:paragraph-properties style:text-autospace="none"/>
    </style:style>
    <style:style style:name="WW8Num26z0" style:family="graphic">
      <style:paragraph-properties style:text-autospace="none"/>
    </style:style>
    <style:style style:name="WW8Num25z8" style:family="graphic">
      <style:paragraph-properties style:text-autospace="none"/>
    </style:style>
    <style:style style:name="WW8Num25z7" style:family="graphic">
      <style:paragraph-properties style:text-autospace="none"/>
    </style:style>
    <style:style style:name="WW8Num25z6" style:family="graphic">
      <style:paragraph-properties style:text-autospace="none"/>
    </style:style>
    <style:style style:name="WW8Num25z5" style:family="graphic">
      <style:paragraph-properties style:text-autospace="none"/>
    </style:style>
    <style:style style:name="WW8Num25z4" style:family="graphic">
      <style:paragraph-properties style:text-autospace="none"/>
    </style:style>
    <style:style style:name="WW8Num25z3" style:family="graphic">
      <style:paragraph-properties style:text-autospace="none"/>
    </style:style>
    <style:style style:name="WW8Num25z2" style:family="graphic">
      <style:paragraph-properties style:text-autospace="none"/>
    </style:style>
    <style:style style:name="WW8Num25z1" style:family="graphic">
      <style:paragraph-properties style:text-autospace="none"/>
    </style:style>
    <style:style style:name="WW8Num25z0" style:family="graphic">
      <style:paragraph-properties style:text-autospace="none"/>
    </style:style>
    <style:style style:name="WW8Num24z8" style:family="graphic">
      <style:paragraph-properties style:text-autospace="none"/>
    </style:style>
    <style:style style:name="WW8Num24z7" style:family="graphic">
      <style:paragraph-properties style:text-autospace="none"/>
    </style:style>
    <style:style style:name="WW8Num24z6" style:family="graphic">
      <style:paragraph-properties style:text-autospace="none"/>
    </style:style>
    <style:style style:name="WW8Num24z5" style:family="graphic">
      <style:paragraph-properties style:text-autospace="none"/>
    </style:style>
    <style:style style:name="WW8Num24z4" style:family="graphic">
      <style:paragraph-properties style:text-autospace="none"/>
    </style:style>
    <style:style style:name="WW8Num24z3" style:family="graphic">
      <style:paragraph-properties style:text-autospace="none"/>
    </style:style>
    <style:style style:name="WW8Num24z2" style:family="graphic">
      <style:paragraph-properties style:text-autospace="none"/>
    </style:style>
    <style:style style:name="WW8Num24z1" style:family="graphic">
      <style:paragraph-properties style:text-autospace="none"/>
    </style:style>
    <style:style style:name="WW8Num24z0" style:family="graphic">
      <style:paragraph-properties style:text-autospace="none"/>
      <style:text-properties fo:color="#000000"/>
    </style:style>
    <style:style style:name="WW8Num23z8" style:family="graphic">
      <style:paragraph-properties style:text-autospace="none"/>
    </style:style>
    <style:style style:name="WW8Num23z7" style:family="graphic">
      <style:paragraph-properties style:text-autospace="none"/>
    </style:style>
    <style:style style:name="WW8Num23z6" style:family="graphic">
      <style:paragraph-properties style:text-autospace="none"/>
    </style:style>
    <style:style style:name="WW8Num23z5" style:family="graphic">
      <style:paragraph-properties style:text-autospace="none"/>
    </style:style>
    <style:style style:name="WW8Num23z4" style:family="graphic">
      <style:paragraph-properties style:text-autospace="none"/>
    </style:style>
    <style:style style:name="WW8Num23z3" style:family="graphic">
      <style:paragraph-properties style:text-autospace="none"/>
    </style:style>
    <style:style style:name="WW8Num23z2" style:family="graphic">
      <style:paragraph-properties style:text-autospace="none"/>
    </style:style>
    <style:style style:name="WW8Num23z1" style:family="graphic">
      <style:paragraph-properties style:text-autospace="none"/>
    </style:style>
    <style:style style:name="WW8Num23z0" style:family="graphic">
      <style:paragraph-properties style:text-autospace="none"/>
    </style:style>
    <style:style style:name="WW8Num22z8" style:family="graphic">
      <style:paragraph-properties style:text-autospace="none"/>
    </style:style>
    <style:style style:name="WW8Num22z7" style:family="graphic">
      <style:paragraph-properties style:text-autospace="none"/>
    </style:style>
    <style:style style:name="WW8Num22z6" style:family="graphic">
      <style:paragraph-properties style:text-autospace="none"/>
    </style:style>
    <style:style style:name="WW8Num22z5" style:family="graphic">
      <style:paragraph-properties style:text-autospace="none"/>
    </style:style>
    <style:style style:name="WW8Num22z4" style:family="graphic">
      <style:paragraph-properties style:text-autospace="none"/>
    </style:style>
    <style:style style:name="WW8Num22z3" style:family="graphic">
      <style:paragraph-properties style:text-autospace="none"/>
    </style:style>
    <style:style style:name="WW8Num22z2" style:family="graphic">
      <style:paragraph-properties style:text-autospace="none"/>
    </style:style>
    <style:style style:name="WW8Num22z1" style:family="graphic">
      <style:paragraph-properties style:text-autospace="none"/>
    </style:style>
    <style:style style:name="WW8Num22z0" style:family="graphic">
      <style:paragraph-properties style:text-autospace="none"/>
    </style:style>
    <style:style style:name="WW8Num21z3" style:family="graphic">
      <style:paragraph-properties style:text-autospace="none"/>
      <style:text-properties style:font-name="Symbol1" fo:font-family="Symbol" style:font-pitch="variable" style:font-name-asian="Symbol1" style:font-family-asian="Symbol" style:font-pitch-asian="variable"/>
    </style:style>
    <style:style style:name="WW8Num2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1z1" style:family="graphic">
      <style:paragraph-properties style:text-autospace="none"/>
      <style:text-properties style:font-name="Courier New1" fo:font-family="'Courier New'" style:font-family-generic="modern" style:font-pitch="variable" style:font-name-asian="Courier New1" style:font-family-asian="'Courier New'" style:font-family-generic-asian="modern" style:font-pitch-asian="variable"/>
    </style:style>
    <style:style style:name="WW8Num21z0" style:family="graphic">
      <style:paragraph-properties style:text-autospace="none"/>
      <style:text-properties style:font-name="Arial2" fo:font-family="Arial" style:font-family-generic="swiss" style:font-pitch="variable" style:font-name-asian="Arial2" style:font-family-asian="Arial" style:font-family-generic-asian="swiss" style:font-pitch-asian="variable"/>
    </style:style>
    <style:style style:name="WW8Num20z8" style:family="graphic">
      <style:paragraph-properties style:text-autospace="none"/>
    </style:style>
    <style:style style:name="WW8Num20z7" style:family="graphic">
      <style:paragraph-properties style:text-autospace="none"/>
    </style:style>
    <style:style style:name="WW8Num20z6" style:family="graphic">
      <style:paragraph-properties style:text-autospace="none"/>
    </style:style>
    <style:style style:name="WW8Num20z5" style:family="graphic">
      <style:paragraph-properties style:text-autospace="none"/>
    </style:style>
    <style:style style:name="WW8Num20z4" style:family="graphic">
      <style:paragraph-properties style:text-autospace="none"/>
    </style:style>
    <style:style style:name="WW8Num20z3" style:family="graphic">
      <style:paragraph-properties style:text-autospace="none"/>
    </style:style>
    <style:style style:name="WW8Num20z2" style:family="graphic">
      <style:paragraph-properties style:text-autospace="none"/>
    </style:style>
    <style:style style:name="WW8Num20z1" style:family="graphic">
      <style:paragraph-properties style:text-autospace="none"/>
    </style:style>
    <style:style style:name="WW8Num20z0" style:family="graphic">
      <style:paragraph-properties style:text-autospace="none"/>
    </style:style>
    <style:style style:name="WW8Num19z8" style:family="graphic">
      <style:paragraph-properties style:text-autospace="none"/>
    </style:style>
    <style:style style:name="WW8Num19z7" style:family="graphic">
      <style:paragraph-properties style:text-autospace="none"/>
    </style:style>
    <style:style style:name="WW8Num19z6" style:family="graphic">
      <style:paragraph-properties style:text-autospace="none"/>
    </style:style>
    <style:style style:name="WW8Num19z5" style:family="graphic">
      <style:paragraph-properties style:text-autospace="none"/>
    </style:style>
    <style:style style:name="WW8Num19z4" style:family="graphic">
      <style:paragraph-properties style:text-autospace="none"/>
    </style:style>
    <style:style style:name="WW8Num19z3" style:family="graphic">
      <style:paragraph-properties style:text-autospace="none"/>
    </style:style>
    <style:style style:name="WW8Num19z2" style:family="graphic">
      <style:paragraph-properties style:text-autospace="none"/>
    </style:style>
    <style:style style:name="WW8Num19z1" style:family="graphic">
      <style:paragraph-properties style:text-autospace="none"/>
    </style:style>
    <style:style style:name="WW8Num19z0" style:family="graphic">
      <style:paragraph-properties style:text-autospace="none"/>
    </style:style>
    <style:style style:name="WW8Num18z8" style:family="graphic">
      <style:paragraph-properties style:text-autospace="none"/>
    </style:style>
    <style:style style:name="WW8Num18z7" style:family="graphic">
      <style:paragraph-properties style:text-autospace="none"/>
    </style:style>
    <style:style style:name="WW8Num18z6" style:family="graphic">
      <style:paragraph-properties style:text-autospace="none"/>
    </style:style>
    <style:style style:name="WW8Num18z5" style:family="graphic">
      <style:paragraph-properties style:text-autospace="none"/>
    </style:style>
    <style:style style:name="WW8Num18z4" style:family="graphic">
      <style:paragraph-properties style:text-autospace="none"/>
    </style:style>
    <style:style style:name="WW8Num18z3" style:family="graphic">
      <style:paragraph-properties style:text-autospace="none"/>
    </style:style>
    <style:style style:name="WW8Num18z2" style:family="graphic">
      <style:paragraph-properties style:text-autospace="none"/>
    </style:style>
    <style:style style:name="WW8Num18z1" style:family="graphic">
      <style:paragraph-properties style:text-autospace="none"/>
    </style:style>
    <style:style style:name="WW8Num18z0" style:family="graphic">
      <style:paragraph-properties style:text-autospace="none"/>
    </style:style>
    <style:style style:name="WW8Num17z8" style:family="graphic">
      <style:paragraph-properties style:text-autospace="none"/>
    </style:style>
    <style:style style:name="WW8Num17z7" style:family="graphic">
      <style:paragraph-properties style:text-autospace="none"/>
    </style:style>
    <style:style style:name="WW8Num17z6" style:family="graphic">
      <style:paragraph-properties style:text-autospace="none"/>
    </style:style>
    <style:style style:name="WW8Num17z5" style:family="graphic">
      <style:paragraph-properties style:text-autospace="none"/>
    </style:style>
    <style:style style:name="WW8Num17z4" style:family="graphic">
      <style:paragraph-properties style:text-autospace="none"/>
    </style:style>
    <style:style style:name="WW8Num17z3" style:family="graphic">
      <style:paragraph-properties style:text-autospace="none"/>
    </style:style>
    <style:style style:name="WW8Num17z2" style:family="graphic">
      <style:paragraph-properties style:text-autospace="none"/>
    </style:style>
    <style:style style:name="WW8Num17z1" style:family="graphic">
      <style:paragraph-properties style:text-autospace="none"/>
    </style:style>
    <style:style style:name="WW8Num17z0" style:family="graphic">
      <style:paragraph-properties style:text-autospace="none"/>
    </style:style>
    <style:style style:name="WW8Num16z8" style:family="graphic">
      <style:paragraph-properties style:text-autospace="none"/>
    </style:style>
    <style:style style:name="WW8Num16z7" style:family="graphic">
      <style:paragraph-properties style:text-autospace="none"/>
    </style:style>
    <style:style style:name="WW8Num16z6" style:family="graphic">
      <style:paragraph-properties style:text-autospace="none"/>
    </style:style>
    <style:style style:name="WW8Num16z5" style:family="graphic">
      <style:paragraph-properties style:text-autospace="none"/>
    </style:style>
    <style:style style:name="WW8Num16z4" style:family="graphic">
      <style:paragraph-properties style:text-autospace="none"/>
    </style:style>
    <style:style style:name="WW8Num16z3" style:family="graphic">
      <style:paragraph-properties style:text-autospace="none"/>
    </style:style>
    <style:style style:name="WW8Num16z2" style:family="graphic">
      <style:paragraph-properties style:text-autospace="none"/>
    </style:style>
    <style:style style:name="WW8Num16z1" style:family="graphic">
      <style:paragraph-properties style:text-autospace="none"/>
    </style:style>
    <style:style style:name="WW8Num16z0" style:family="graphic">
      <style:paragraph-properties style:text-autospace="non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8" style:family="graphic">
      <style:paragraph-properties style:text-autospace="none"/>
    </style:style>
    <style:style style:name="WW8Num14z7" style:family="graphic">
      <style:paragraph-properties style:text-autospace="none"/>
    </style:style>
    <style:style style:name="WW8Num14z6" style:family="graphic">
      <style:paragraph-properties style:text-autospace="none"/>
    </style:style>
    <style:style style:name="WW8Num14z5" style:family="graphic">
      <style:paragraph-properties style:text-autospace="none"/>
    </style:style>
    <style:style style:name="WW8Num14z4" style:family="graphic">
      <style:paragraph-properties style:text-autospace="none"/>
    </style:style>
    <style:style style:name="WW8Num14z3" style:family="graphic">
      <style:paragraph-properties style:text-autospace="none"/>
    </style:style>
    <style:style style:name="WW8Num14z2" style:family="graphic">
      <style:paragraph-properties style:text-autospace="none"/>
    </style:style>
    <style:style style:name="WW8Num14z1" style:family="graphic">
      <style:paragraph-properties style:text-autospace="none"/>
    </style:style>
    <style:style style:name="WW8Num14z0" style:family="graphic">
      <style:paragraph-properties style:text-autospace="none"/>
    </style:style>
    <style:style style:name="WW8Num13z8" style:family="graphic">
      <style:paragraph-properties style:text-autospace="none"/>
    </style:style>
    <style:style style:name="WW8Num13z7" style:family="graphic">
      <style:paragraph-properties style:text-autospace="none"/>
    </style:style>
    <style:style style:name="WW8Num13z6" style:family="graphic">
      <style:paragraph-properties style:text-autospace="none"/>
    </style:style>
    <style:style style:name="WW8Num13z5" style:family="graphic">
      <style:paragraph-properties style:text-autospace="none"/>
    </style:style>
    <style:style style:name="WW8Num13z4" style:family="graphic">
      <style:paragraph-properties style:text-autospace="none"/>
    </style:style>
    <style:style style:name="WW8Num13z3" style:family="graphic">
      <style:paragraph-properties style:text-autospace="none"/>
    </style:style>
    <style:style style:name="WW8Num13z2" style:family="graphic">
      <style:paragraph-properties style:text-autospace="none"/>
    </style:style>
    <style:style style:name="WW8Num13z0" style:family="graphic">
      <style:paragraph-properties style:text-autospace="none"/>
    </style:style>
    <style:style style:name="WW8Num12z2" style:family="graphic">
      <style:paragraph-properties style:text-autospace="none"/>
      <style:text-properties style:font-name="Wingdings2" fo:font-family="Wingdings" style:font-pitch="variable" style:font-charset="x-symbol" fo:font-size="10pt" style:font-name-asian="Wingdings2" style:font-family-asian="Wingdings" style:font-pitch-asian="variable" style:font-charset-asian="x-symbol"/>
    </style:style>
    <style:style style:name="WW8Num12z1" style:family="graphic">
      <style:paragraph-properties style:text-autospace="none"/>
      <style:text-properties style:font-name="Courier New1" fo:font-family="'Courier New'" style:font-family-generic="modern" style:font-pitch="variable" fo:font-size="10pt" style:font-name-asian="Courier New1" style:font-family-asian="'Courier New'" style:font-family-generic-asian="modern" style:font-pitch-asian="variable"/>
    </style:style>
    <style:style style:name="WW8Num12z0" style:family="graphic">
      <style:paragraph-properties style:text-autospace="none"/>
      <style:text-properties style:font-name="Symbol1" fo:font-family="Symbol" style:font-pitch="variable" fo:font-size="10pt" style:font-name-asian="Symbol1" style:font-family-asian="Symbol" style:font-pitch-asian="variable"/>
    </style:style>
    <style:style style:name="WW8Num11z8" style:family="graphic">
      <style:paragraph-properties style:text-autospace="none"/>
    </style:style>
    <style:style style:name="WW8Num11z7" style:family="graphic">
      <style:paragraph-properties style:text-autospace="none"/>
    </style:style>
    <style:style style:name="WW8Num11z6" style:family="graphic">
      <style:paragraph-properties style:text-autospace="none"/>
    </style:style>
    <style:style style:name="WW8Num11z5" style:family="graphic">
      <style:paragraph-properties style:text-autospace="none"/>
    </style:style>
    <style:style style:name="WW8Num11z4" style:family="graphic">
      <style:paragraph-properties style:text-autospace="none"/>
    </style:style>
    <style:style style:name="WW8Num11z3" style:family="graphic">
      <style:paragraph-properties style:text-autospace="none"/>
    </style:style>
    <style:style style:name="WW8Num11z2" style:family="graphic">
      <style:paragraph-properties style:text-autospace="none"/>
    </style:style>
    <style:style style:name="WW8Num11z1" style:family="graphic">
      <style:paragraph-properties style:text-autospace="none"/>
    </style:style>
    <style:style style:name="WW8Num11z0" style:family="graphic">
      <style:paragraph-properties style:text-autospace="none"/>
    </style:style>
    <style:style style:name="WW8Num10z8" style:family="graphic">
      <style:paragraph-properties style:text-autospace="none"/>
    </style:style>
    <style:style style:name="WW8Num10z7" style:family="graphic">
      <style:paragraph-properties style:text-autospace="none"/>
    </style:style>
    <style:style style:name="WW8Num10z6" style:family="graphic">
      <style:paragraph-properties style:text-autospace="none"/>
    </style:style>
    <style:style style:name="WW8Num10z5" style:family="graphic">
      <style:paragraph-properties style:text-autospace="none"/>
    </style:style>
    <style:style style:name="WW8Num10z4" style:family="graphic">
      <style:paragraph-properties style:text-autospace="none"/>
    </style:style>
    <style:style style:name="WW8Num10z3" style:family="graphic">
      <style:paragraph-properties style:text-autospace="none"/>
    </style:style>
    <style:style style:name="WW8Num10z2" style:family="graphic">
      <style:paragraph-properties style:text-autospace="none"/>
    </style:style>
    <style:style style:name="WW8Num10z1" style:family="graphic">
      <style:paragraph-properties style:text-autospace="none"/>
    </style:style>
    <style:style style:name="WW8Num10z0" style:family="graphic">
      <style:paragraph-properties style:text-autospace="none"/>
    </style:style>
    <style:style style:name="WW8Num9z3" style:family="graphic">
      <style:paragraph-properties style:text-autospace="none"/>
      <style:text-properties style:font-name="Symbol1" fo:font-family="Symbol" style:font-pitch="variable" style:font-name-asian="Symbol1" style:font-family-asian="Symbol" style:font-pitch-asian="variable"/>
    </style:style>
    <style:style style:name="WW8Num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z1" style:family="graphic">
      <style:paragraph-properties style:text-autospace="none"/>
      <style:text-properties style:font-name="Courier New1" fo:font-family="'Courier New'" style:font-family-generic="modern" style:font-pitch="variable" style:font-name-asian="Courier New1" style:font-family-asian="'Courier New'" style:font-family-generic-asian="modern" style:font-pitch-asian="variable"/>
    </style:style>
    <style:style style:name="WW8Num9z0" style:family="graphic">
      <style:paragraph-properties style:text-autospace="none"/>
      <style:text-properties style:font-name="Arial2" fo:font-family="Arial" style:font-family-generic="swiss" style:font-pitch="variable" style:font-name-asian="Arial2" style:font-family-asian="Arial" style:font-family-generic-asian="swiss" style:font-pitch-asian="variable"/>
    </style:style>
    <style:style style:name="WW8Num8z8" style:family="graphic">
      <style:paragraph-properties style:text-autospace="none"/>
    </style:style>
    <style:style style:name="WW8Num8z7" style:family="graphic">
      <style:paragraph-properties style:text-autospace="none"/>
    </style:style>
    <style:style style:name="WW8Num8z6" style:family="graphic">
      <style:paragraph-properties style:text-autospace="none"/>
    </style:style>
    <style:style style:name="WW8Num8z5" style:family="graphic">
      <style:paragraph-properties style:text-autospace="none"/>
    </style:style>
    <style:style style:name="WW8Num8z4" style:family="graphic">
      <style:paragraph-properties style:text-autospace="none"/>
    </style:style>
    <style:style style:name="WW8Num8z3" style:family="graphic">
      <style:paragraph-properties style:text-autospace="none"/>
    </style:style>
    <style:style style:name="WW8Num8z2" style:family="graphic">
      <style:paragraph-properties style:text-autospace="none"/>
    </style:style>
    <style:style style:name="WW8Num8z1" style:family="graphic">
      <style:paragraph-properties style:text-autospace="none"/>
    </style:style>
    <style:style style:name="WW8Num8z0" style:family="graphic">
      <style:paragraph-properties style:text-autospace="none"/>
    </style:style>
    <style:style style:name="WW8Num7z8" style:family="graphic">
      <style:paragraph-properties style:text-autospace="none"/>
    </style:style>
    <style:style style:name="WW8Num7z7" style:family="graphic">
      <style:paragraph-properties style:text-autospace="none"/>
    </style:style>
    <style:style style:name="WW8Num7z6" style:family="graphic">
      <style:paragraph-properties style:text-autospace="none"/>
    </style:style>
    <style:style style:name="WW8Num7z5" style:family="graphic">
      <style:paragraph-properties style:text-autospace="none"/>
    </style:style>
    <style:style style:name="WW8Num7z4" style:family="graphic">
      <style:paragraph-properties style:text-autospace="none"/>
    </style:style>
    <style:style style:name="WW8Num7z3" style:family="graphic">
      <style:paragraph-properties style:text-autospace="none"/>
    </style:style>
    <style:style style:name="WW8Num7z2" style:family="graphic">
      <style:paragraph-properties style:text-autospace="none"/>
    </style:style>
    <style:style style:name="WW8Num7z1" style:family="graphic">
      <style:paragraph-properties style:text-autospace="none"/>
    </style:style>
    <style:style style:name="WW8Num7z0" style:family="graphic">
      <style:paragraph-properties style:text-autospace="none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0" style:family="graphic">
      <style:paragraph-properties style:text-autospace="none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5z1" style:family="graphic">
      <style:paragraph-properties style:text-autospace="none"/>
    </style:style>
    <style:style style:name="WW8Num5z0" style:family="graphic">
      <style:paragraph-properties style:text-autospace="none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4z1" style:family="graphic">
      <style:paragraph-properties style:text-autospace="none"/>
    </style:style>
    <style:style style:name="WW8Num4z0" style:family="graphic">
      <style:paragraph-properties style:text-autospace="none"/>
      <style:text-properties style:font-name="Arial2" fo:font-family="Arial" style:font-family-generic="swiss" style:font-pitch="variable" fo:font-size="12pt" fo:language="id" fo:country="ID" style:font-name-asian="Arial2" style:font-family-asian="Arial" style:font-family-generic-asian="swiss" style:font-pitch-asian="variable" style:font-size-asian="12pt"/>
    </style:style>
    <style:style style:name="WW8Num3z0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3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z2" style:family="graphic">
      <style:paragraph-properties style:text-autospace="none"/>
      <style:text-properties style:font-name="Courier New1" fo:font-family="'Courier New'" style:font-family-generic="modern" style:font-pitch="variable" style:font-name-asian="Courier New1" style:font-family-asian="'Courier New'" style:font-family-generic-asian="modern" style:font-pitch-asian="variable"/>
    </style:style>
    <style:style style:name="WW8Num1z0" style:family="graphic">
      <style:paragraph-properties style:text-autospace="none"/>
      <style:text-properties style:font-name="Symbol1" fo:font-family="Symbol" style:font-pitch="variable" style:font-name-asian="Symbol1" style:font-family-asian="Symbol" style:font-pitch-asian="variable"/>
    </style:style>
    <style:style style:name="List_20_Paragraph" style:display-name="List Paragraph" style:family="graphic">
      <style:paragraph-properties fo:margin-left="2.24cm" fo:margin-right="0cm" fo:margin-top="0cm" fo:margin-bottom="0cm" fo:line-height="100%" fo:text-align="start" fo:text-indent="0cm" style:text-autospace="none"/>
      <style:text-properties fo:color="#000000" style:font-name="Eras Medium ITC1" fo:font-family="'Eras Medium ITC'" style:font-family-generic="swiss" style:font-pitch="variable" fo:font-size="9pt" fo:language="en" fo:country="US" style:letter-kerning="true" style:font-name-asian="Century1" style:font-family-asian="Century" style:font-family-generic-asian="roman" style:font-pitch-asian="variable" style:font-size-asian="9pt" style:language-asian="ar" style:country-asian="SA"/>
    </style:style>
    <style:style style:name="Normal_20__28_Web_29_" style:display-name="Normal (Web)" style:family="graphic">
      <style:paragraph-properties fo:margin-top="0.871cm" fo:margin-bottom="0.871cm" fo:line-height="100%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id" fo:country="ID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Balloon_20_Text" style:display-name="Balloon Text" style:family="graphic">
      <style:paragraph-properties fo:margin-top="0cm" fo:margin-bottom="0cm" fo:line-height="100%" fo:text-align="start" style:text-autospace="none"/>
      <style:text-properties style:use-window-font-color="true" style:font-name="Tahoma1" fo:font-family="Tahoma" style:font-family-generic="swiss" style:font-pitch="variable" fo:font-size="8pt" fo:language="none" fo:country="none" style:font-name-asian="Tahoma1" style:font-family-asian="Tahoma" style:font-family-generic-asian="swiss" style:font-pitch-asian="variable" style:font-size-asian="8pt" style:language-asian="ar" style:country-asian="SA"/>
    </style:style>
    <style:style style:name="Medium_20_Grid_20_1_20_-_20_Accent_20_2" style:display-name="Medium Grid 1 - Accent 2" style:family="graphic">
      <style:paragraph-properties fo:margin-left="2.24cm" fo:margin-right="0cm" fo:margin-top="0cm" fo:margin-bottom="0.623cm" fo:line-height="115%" fo:text-align="start" fo:text-indent="0cm" style:text-autospace="none"/>
      <style:text-properties style:use-window-font-color="true" style:font-name="Calibri1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" style:display-name="Default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" style:display-name="Default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" style:display-name="Default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" style:display-name="Default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12" style:display-name="Default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" style:display-name="Default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13" style:display-name="Default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" style:display-name="Default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4" style:display-name="Default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4" style:display-name="Default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5" style:display-name="Default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5" style:display-name="Default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6" style:display-name="Default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6" style:display-name="Default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7" style:display-name="Default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7" style:display-name="Default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8" style:display-name="Default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8" style:display-name="Default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9" style:display-name="Default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9" style:display-name="Default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_5f_1" style:display-name="Default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_5f_1" style:display-name="Default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10_5f_1" style:display-name="Default_1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" style:display-name="Default_1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20" style:display-name="Default_20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0" style:display-name="Default_20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3_5f_1" style:display-name="Default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_5f_1" style:display-name="Default_1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1" style:display-name="Default_2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1" style:display-name="Default_2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_5f_1" style:display-name="Default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" style:display-name="Default_1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12_5f_1" style:display-name="Default_1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_5f_1" style:display-name="Default_1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17_5f_1" style:display-name="Default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7_5f_1" style:display-name="Default_1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1_5f_1" style:display-name="Default_2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1_5f_1" style:display-name="Default_2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_5f_1_5f_1" style:display-name="Default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1" style:display-name="Default_1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12_5f_1_5f_1" style:display-name="Default_1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_5f_1_5f_1" style:display-name="Default_1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22" style:display-name="Default_2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2" style:display-name="Default_2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7_5f_1_5f_1" style:display-name="Default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7_5f_1_5f_1" style:display-name="Default_1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3" style:display-name="Default_2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3" style:display-name="Default_2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4_5f_1" style:display-name="Default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4_5f_1" style:display-name="Default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4" style:display-name="Default_2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4" style:display-name="Default_2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5" style:display-name="Default_2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5" style:display-name="Default_2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6" style:display-name="Default_2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6" style:display-name="Default_2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6_5f_1" style:display-name="Default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6_5f_1" style:display-name="Default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8_5f_1" style:display-name="Default_1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8_5f_1" style:display-name="Default_1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3_5f_1" style:display-name="Default_23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3_5f_1" style:display-name="Default_2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8_5f_2" style:display-name="Default_1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8_5f_2" style:display-name="Default_18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Default_5f_1_5f_2" style:display-name="Default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Gothic1" style:font-family-asian="Gothic" style:font-pitch-asian="variable" style:font-size-asian="24pt" style:font-style-asian="normal" style:font-weight-asian="normal" style:font-name-complex="Tahoma3" style:font-family-complex="Tahoma" style:font-pitch-complex="variable" style:font-size-complex="24pt" style:font-style-complex="normal" style:font-weight-complex="normal" style:font-relief="none"/>
    </style:style>
    <style:style style:name="Default_5f_8_5f_1" style:display-name="Default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_5f_1" style:display-name="Default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7" style:display-name="Default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" style:display-name="Default_2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0" style:display-name="Default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0" style:display-name="Default_3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8" style:display-name="Default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8" style:display-name="Default_2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9" style:display-name="Default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9" style:display-name="Default_2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1" style:display-name="Default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1" style:display-name="Default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" style:display-name="Default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2" style:display-name="Default_3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2" style:display-name="Default_3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3" style:display-name="Default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3" style:display-name="Default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4" style:display-name="Default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4" style:display-name="Default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pitch="fixed" fo:font-size="24pt" fo:font-style="normal" fo:text-shadow="none" style:text-underline-style="none" fo:font-weight="normal" style:font-name-asian="ＭＳ Ｐゴシック3" style:font-family-asian="'ＭＳ Ｐゴシック'" style:font-pitch-asian="fixed" style:font-size-asian="24pt" style:font-style-asian="normal" style:font-weight-asian="normal" style:font-name-complex="ＭＳ Ｐゴシック3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5" style:display-name="Default_35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5" style:display-name="Default_3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6" style:display-name="Default_36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6" style:display-name="Default_3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7" style:display-name="Default_3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Default_5f_37" style:display-name="Default_3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Gothic1" style:font-family-asian="Gothic" style:font-pitch-asian="variable" style:font-size-asian="24pt" style:font-style-asian="normal" style:font-weight-asian="normal" style:font-name-complex="Tahoma3" style:font-family-complex="Tahoma" style:font-pitch-complex="variable" style:font-size-complex="24pt" style:font-style-complex="normal" style:font-weight-complex="normal" style:font-relief="none"/>
    </style:style>
    <style:style style:name="Default_5f_38" style:display-name="Default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8" style:display-name="Default_3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_5f_1" style:display-name="Default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_5f_1" style:display-name="Default_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9" style:display-name="Default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9" style:display-name="Default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0" style:display-name="Default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0" style:display-name="Default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5" style:display-name="Default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5" style:display-name="Default_4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1" style:display-name="Default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1" style:display-name="Default_4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8_5f_3" style:display-name="Default_18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8_5f_3" style:display-name="Default_18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2" style:display-name="Default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2" style:display-name="Default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">
      <style:graphic-properties draw:fill="none"/>
    </style:style>
    <style:style style:name="Default_5f_20_5f_1" style:display-name="Default_2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0_5f_1" style:display-name="Default_2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2" style:display-name="Default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2" style:display-name="Default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" style:display-name="Object without fill_1_1_1" style:family="graphic">
      <style:graphic-properties svg:stroke-color="#000000" draw:fill="none"/>
    </style:style>
    <style:style style:name="Default_5f_43" style:display-name="Default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3" style:display-name="Default_4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1" style:display-name="Default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8_5f_2" style:display-name="Default_2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8_5f_2" style:display-name="Default_28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_5f_1" style:display-name="Default_1_4_1" style:family="graphic"/>
    <style:style style:name="Default_5f_32_5f_1" style:display-name="Default_3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2_5f_1" style:display-name="Default_3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8_5f_1" style:display-name="Default_2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8_5f_1" style:display-name="Default_2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3_5f_4" style:display-name="Default_2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3_5f_4" style:display-name="Default_2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1" style:font-family-asian="'Droid Sans Fallback'" style:font-family-generic-asian="system" style:font-pitch-asian="variable" style:font-size-asian="24pt" style:font-style-asian="normal" style:font-weight-asian="normal" style:font-name-complex="Droid Sans Devanagari" style:font-family-complex="'Droid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56" style:display-name="Default_5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6" style:display-name="Default_5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4" style:display-name="Default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4" style:display-name="Default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6_5f_1" style:display-name="Default_2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6_5f_1" style:display-name="Default_2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8" style:display-name="Default_5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8" style:display-name="Default_5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6_5f_2" style:display-name="Default_2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6_5f_2" style:display-name="Default_2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" style:display-name="Default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" style:display-name="Default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" style:display-name="Default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_5f_1" style:display-name="Default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" style:display-name="Default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_5f_2" style:display-name="Default_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_5f_2" style:display-name="Default_9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7_5f_2" style:display-name="Default_37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7_5f_2" style:display-name="Default_37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0_5f_1" style:display-name="Default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0_5f_1" style:display-name="Default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3_5f_1" style:display-name="Default_3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3_5f_1" style:display-name="Default_3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0_5f_1_5f_1" style:display-name="Default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0_5f_1_5f_1" style:display-name="Default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7" style:display-name="Default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7" style:display-name="Default_4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8" style:display-name="Default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8" style:display-name="Default_4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6_5f_2" style:display-name="Default_3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6_5f_2" style:display-name="Default_3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6" style:display-name="Default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6" style:display-name="Default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9" style:display-name="Default_49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Default_5f_49" style:display-name="Default_49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Gothic1" style:font-family-asian="Gothic" style:font-pitch-asian="variable" style:font-size-asian="24pt" style:font-style-asian="normal" style:font-weight-asian="normal" style:font-name-complex="Tahoma3" style:font-family-complex="Tahoma" style:font-pitch-complex="variable" style:font-size-complex="24pt" style:font-style-complex="normal" style:font-weight-complex="normal" style:font-relief="none"/>
    </style:style>
    <style:style style:name="Default_5f_41_5f_1_5f_1" style:display-name="Default_4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1_5f_1_5f_1" style:display-name="Default_4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0_5f_4" style:display-name="Default_40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0_5f_4" style:display-name="Default_40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8_5f_1_5f_1" style:display-name="Default_2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8_5f_1_5f_1" style:display-name="Default_2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Droid Sans Devanagari1" style:font-family-asian="'Droid Sans Devanagari'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erif" fo:font-family="'Liberation Serif', 'Times New Roman'" style:font-family-generic="roman" style:font-pitch="variable" fo:font-size="12pt" fo:font-weight="bold" style:font-name-asian="Droid Sans Devanagari1" style:font-family-asian="'Droid Sans Devanagari'" style:font-pitch-asian="variable" style:font-size-asian="12pt" style:font-weight-asian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Default_5f_50" style:display-name="Default_50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0" style:display-name="Default_5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4_5f_1" style:display-name="Default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4_5f_1" style:display-name="Default_4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1" style:display-name="Default_5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1" style:display-name="Default_5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8_5f_3" style:display-name="Default_2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8_5f_3" style:display-name="Default_28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" fo:font-family="Times" style:font-family-generic="roman" style:font-pitch="variable" fo:font-size="24pt" fo:font-style="normal" fo:text-shadow="none" style:text-underline-style="none" fo:font-weight="normal" style:font-name-asian="Droid Sans Fallback1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28_5f_1_5f_1_5f_1_5f_1" style:display-name="Default_28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8_5f_1_5f_1_5f_1_5f_1" style:display-name="Default_28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0_5f_1_5f_3" style:display-name="Default_20_1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0_5f_1_5f_3" style:display-name="Default_20_1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3_5f_1" style:display-name="Object without fill_1_1_1_3_1" style:family="graphic" style:parent-style-name="Default_5f_20_5f_1_5f_3">
      <style:graphic-properties svg:stroke-color="#000000" draw:fill="none"/>
    </style:style>
    <style:style style:name="Object_20_with_20_no_20_fill_20_and_20_no_20_line_5f_28" style:display-name="Object with no fill and no line_28" style:family="graphic">
      <style:graphic-properties draw:stroke="none" draw:fill="none"/>
    </style:style>
    <style:style style:name="Default_5f_1_5f_3_5f_1" style:display-name="Default_1_3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3_5f_1" style:display-name="Default_1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2" style:display-name="Object without fill_1_1_2" style:family="graphic">
      <style:graphic-properties draw:fill="none"/>
    </style:style>
    <style:style style:name="Default_5f_1_5f_3_5f_2_5f_1_5f_1" style:display-name="Default_1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2_5f_1_5f_1" style:display-name="Default_1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0_5f_1" style:display-name="Object with no fill and no line_20_1" style:family="graphic" style:parent-style-name="Default_5f_1_5f_2_5f_2_5f_2">
      <style:graphic-properties draw:stroke="none" draw:fill="none"/>
    </style:style>
    <style:style style:name="Default_5f_1_5f_2_5f_2_5f_2" style:display-name="Default_1_2_2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2_5f_2_5f_2" style:display-name="Default_1_2_2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1_5f_3" style:display-name="Object with no fill and no line_7_1_3" style:family="graphic" style:parent-style-name="Default_5f_1_5f_3_5f_1">
      <style:graphic-properties draw:stroke="none" draw:fill="none"/>
    </style:style>
    <style:style style:name="Object_20_with_20_no_20_fill_20_and_20_no_20_line_5f_27_5f_1_5f_1" style:display-name="Object with no fill and no line_27_1_1" style:family="graphic" style:parent-style-name="Default_5f_1_5f_3_5f_1">
      <style:graphic-properties draw:stroke="none" draw:fill="none"/>
    </style:style>
    <style:style style:name="Default_5f_1_5f_4_5f_1_5f_1_5f_1" style:display-name="Default_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_5f_1_5f_1" style:display-name="Default_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1_5f_1_5f_1" style:display-name="Object with no fill and no line_21_1_1" style:family="graphic" style:parent-style-name="Default_5f_1_5f_3_5f_1">
      <style:graphic-properties draw:stroke="none" draw:fill="none"/>
    </style:style>
    <style:style style:name="Default_5f_1_5f_5_5f_1" style:display-name="Default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1" style:display-name="Default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4" style:display-name="Object with no fill and no line_44" style:family="graphic" style:parent-style-name="Default_5f_3">
      <style:graphic-properties draw:stroke="none" draw:fill="none"/>
    </style:style>
    <style:style style:name="Default_5f_1_5f_3_5f_4_5f_4_5f_1" style:display-name="Default_1_3_4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_5f_4_5f_1" style:display-name="Default_1_3_4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_5f_1_5f_1_5f_1_5f_1" style:display-name="Default_1_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_5f_1_5f_1_5f_1_5f_1" style:display-name="Default_1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7_5f_1" style:display-name="Default_1_5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7_5f_1" style:display-name="Default_1_5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5_5f_1_5f_1_5f_1" style:display-name="Object with no fill and no line_45_1_1_1" style:family="graphic" style:parent-style-name="Default_5f_1_5f_5_5f_7_5f_1">
      <style:graphic-properties draw:stroke="none" draw:fill="none"/>
    </style:style>
    <style:style style:name="Default_5f_1_5f_5_5f_3_5f_2" style:display-name="Default_1_5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3_5f_2" style:display-name="Default_1_5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_5f_1" style:display-name="Default_1_3_4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3_5f_4_5f_1" style:display-name="Default_1_3_4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6_5f_1_5f_1_5f_2" style:display-name="Object with no fill and no line_36_1_1_2" style:family="graphic" style:parent-style-name="Default_5f_1_5f_3_5f_4_5f_1">
      <style:graphic-properties draw:stroke="none" draw:fill="none"/>
    </style:style>
    <style:style style:name="Default_5f_52" style:display-name="Default_5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2" style:display-name="Default_5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2_5f_1" style:display-name="Object with no fill and no line_32_1" style:family="graphic" style:parent-style-name="Default_5f_52">
      <style:graphic-properties draw:stroke="none" draw:fill="none"/>
    </style:style>
    <style:style style:name="Default_5f_53" style:display-name="Default_5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3" style:display-name="Default_5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5" style:display-name="Default_1_2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Default_5f_1_5f_2_5f_5" style:display-name="Default_1_2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Gothic1" style:font-family-asian="Gothic" style:font-pitch-asian="variable" style:font-size-asian="24pt" style:font-style-asian="normal" style:font-weight-asian="normal" style:font-name-complex="Tahoma3" style:font-family-complex="Tahoma" style:font-pitch-complex="variable" style:font-size-complex="24pt" style:font-style-complex="normal" style:font-weight-complex="normal" style:font-relief="none"/>
    </style:style>
    <style:style style:name="Default_5f_1_5f_5_5f_2_5f_1_5f_1" style:display-name="Default_1_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2_5f_1_5f_1" style:display-name="Default_1_5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4_5f_1_5f_1_5f_1_5f_1" style:display-name="Object with no fill and no line_24_1_1_1_1" style:family="graphic" style:parent-style-name="Default_5f_1_5f_5_5f_2_5f_1_5f_1">
      <style:graphic-properties draw:stroke="none" draw:fill="none"/>
    </style:style>
    <style:style style:name="Object_20_with_20_no_20_fill_20_and_20_no_20_line_5f_21_5f_3_5f_1" style:display-name="Object with no fill and no line_21_3_1" style:family="graphic" style:parent-style-name="Default_5f_1_5f_5_5f_1">
      <style:graphic-properties draw:stroke="none" draw:fill="none"/>
    </style:style>
    <style:style style:name="Default_5f_41_5f_1" style:display-name="Default_4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1_5f_1" style:display-name="Default_4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4" style:display-name="Default_5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4" style:display-name="Default_5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" style:display-name="Default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45_5f_1" style:display-name="Default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5_5f_1" style:display-name="Default_4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2" style:display-name="Object without fill_1_1_1_2" style:family="graphic">
      <style:graphic-properties svg:stroke-color="#000000" draw:fill="none"/>
    </style:style>
    <style:style style:name="Default_5f_1_5f_1_5f_1_5f_1" style:display-name="Default_1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_5f_1" style:display-name="Default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>
      <style:graphic-properties draw:stroke="none" draw:fill="none"/>
    </style:style>
    <style:style style:name="Object_20_with_20_no_20_fill_20_and_20_no_20_line_5f_11_5f_1" style:display-name="Object with no fill and no line_11_1" style:family="graphic">
      <style:graphic-properties draw:stroke="none" draw:fill="none"/>
    </style:style>
    <style:style style:name="Object_20_with_20_no_20_fill_20_and_20_no_20_line_5f_2_5f_1" style:display-name="Object with no fill and no line_2_1" style:family="graphic">
      <style:graphic-properties draw:stroke="none" draw:fill="none"/>
    </style:style>
    <style:style style:name="Object_20_with_20_no_20_fill_20_and_20_no_20_line_5f_20" style:display-name="Object with no fill and no line_20" style:family="graphic">
      <style:graphic-properties draw:stroke="none" draw:fill="none"/>
    </style:style>
    <style:style style:name="Default_5f_32_5f_1_5f_1_5f_1" style:display-name="Default_32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2_5f_1_5f_1_5f_1" style:display-name="Default_3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1" style:display-name="Object with no fill and no line_21" style:family="graphic" style:parent-style-name="Default_5f_51">
      <style:graphic-properties draw:stroke="none" draw:fill="none"/>
    </style:style>
    <style:style style:name="Default_5f_20_5f_1_5f_4" style:display-name="Default_20_1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0_5f_1_5f_4" style:display-name="Default_20_1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2_5f_2" style:display-name="Object without fill_1_1_1_2_2" style:family="graphic" style:parent-style-name="Default_5f_20_5f_1_5f_4">
      <style:graphic-properties svg:stroke-color="#000000" draw:fill="none"/>
    </style:style>
    <style:style style:name="Object_20_with_20_no_20_fill_20_and_20_no_20_line_5f_34" style:display-name="Object with no fill and no line_34" style:family="graphic" style:parent-style-name="Default_5f_1_5f_1">
      <style:graphic-properties draw:stroke="none" draw:fill="none"/>
    </style:style>
    <style:style style:name="Object_20_with_20_no_20_fill_20_and_20_no_20_line_5f_33_5f_1" style:display-name="Object with no fill and no line_33_1" style:family="graphic">
      <style:graphic-properties draw:stroke="none" draw:fill="none"/>
    </style:style>
    <style:style style:name="Default_5f_1_5f_1_5f_1_5f_10" style:display-name="Default_1_1_1_10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_5f_10" style:display-name="Default_1_1_1_10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4" style:display-name="Object without fill_4" style:family="graphic" style:parent-style-name="Default_5f_1_5f_3_5f_1">
      <style:graphic-properties draw:fill="none"/>
    </style:style>
    <style:style style:name="Default_5f_47_5f_1_5f_1" style:display-name="Default_4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7_5f_1_5f_1" style:display-name="Default_4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3_5f_1_5f_1" style:display-name="Object with no fill and no line_23_1_1" style:family="graphic">
      <style:graphic-properties draw:stroke="none" draw:fill="none"/>
    </style:style>
    <style:style style:name="Default_5f_2_5f_2" style:display-name="Default_2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2" style:display-name="Default_2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7_5f_2" style:display-name="Object with no fill and no line_27_2" style:family="graphic" style:parent-style-name="Default_5f_1_5f_3_5f_1">
      <style:graphic-properties draw:stroke="none" draw:fill="none"/>
    </style:style>
    <style:style style:name="Default_5f_1_5f_1_5f_1_5f_1_5f_1_5f_2_5f_1_5f_1_5f_1" style:display-name="Default_1_1_1_1_1_2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2_5f_1_5f_1_5f_1" style:display-name="Default_1_1_1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4_5f_1" style:display-name="Object with no fill and no line_24_1" style:family="graphic">
      <style:graphic-properties draw:stroke="none" draw:fill="none"/>
    </style:style>
    <style:style style:name="Default_5f_1_5f_1_5f_1_5f_14_5f_1" style:display-name="Default_1_1_1_14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_5f_14_5f_1" style:display-name="Default_1_1_1_14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_5f_1_5f_1_5f_1_5f_3" style:display-name="Default_1_3_4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_5f_1_5f_1_5f_1_5f_3" style:display-name="Default_1_3_4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6" style:display-name="Default_1_1_1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_5f_6" style:display-name="Default_1_1_1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8_5f_1" style:display-name="Object with no fill and no line_38_1" style:family="graphic" style:parent-style-name="Default_5f_1_5f_5">
      <style:graphic-properties draw:stroke="none" draw:fill="none"/>
    </style:style>
    <style:style style:name="Object_20_without_20_fill_5f_7_5f_1" style:display-name="Object without fill_7_1" style:family="graphic" style:parent-style-name="Default_5f_1_5f_5_5f_1">
      <style:graphic-properties draw:fill="none"/>
    </style:style>
    <style:style style:name="Default_5f_28_5f_1_5f_1_5f_1_5f_1_5f_1" style:display-name="Default_28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8_5f_1_5f_1_5f_1_5f_1_5f_1" style:display-name="Default_28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7" style:display-name="Default_1_1_1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_5f_7" style:display-name="Default_1_1_1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1_5f_1_5f_1" style:display-name="Default_1_5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5_5f_1_5f_1_5f_1" style:display-name="Default_1_5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3_5f_1_5f_1_5f_2_5f_1" style:display-name="Object with no fill and no line_33_1_1_2_1" style:family="graphic" style:parent-style-name="Default_5f_1_5f_5_5f_1_5f_1_5f_1">
      <style:graphic-properties draw:stroke="none" draw:fill="none"/>
    </style:style>
    <style:style style:name="Object_20_without_20_fill_5f_5_5f_1" style:display-name="Object without fill_5_1" style:family="graphic" style:parent-style-name="Default_5f_1_5f_1">
      <style:graphic-properties draw:fill="none"/>
    </style:style>
    <style:style style:name="Object_20_with_20_no_20_fill_20_and_20_no_20_line_5f_31_5f_1" style:display-name="Object with no fill and no line_31_1" style:family="graphic" style:parent-style-name="Default_5f_1_5f_1">
      <style:graphic-properties draw:stroke="none" draw:fill="none"/>
    </style:style>
    <style:style style:name="Object_20_with_20_no_20_fill_20_and_20_no_20_line_5f_42" style:display-name="Object with no fill and no line_42" style:family="graphic" style:parent-style-name="Default_5f_2">
      <style:graphic-properties draw:stroke="none" draw:fill="none"/>
    </style:style>
    <style:style style:name="Object_20_with_20_no_20_fill_20_and_20_no_20_line_5f_43" style:display-name="Object with no fill and no line_43" style:family="graphic" style:parent-style-name="Default_5f_2">
      <style:graphic-properties draw:stroke="none" draw:fill="none"/>
    </style:style>
    <style:style style:name="Default_5f_36_5f_1_5f_1_5f_1_5f_1" style:display-name="Default_36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6_5f_1_5f_1_5f_1_5f_1" style:display-name="Default_36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1_5f_1_5f_1_5f_1_5f_1_5f_1_5f_4" style:display-name="Default_41_1_1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1_5f_1_5f_1_5f_1_5f_1_5f_1_5f_4" style:display-name="Default_41_1_1_1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8" style:display-name="Object without fill_8" style:family="graphic" style:parent-style-name="Default_5f_1">
      <style:graphic-properties draw:fill="none"/>
    </style:style>
    <style:style style:name="Default_5f_3_5f_4" style:display-name="Default_3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_5f_4" style:display-name="Default_3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0_5f_2_5f_1" style:display-name="Object with no fill and no line_30_2_1" style:family="graphic" style:parent-style-name="Default_5f_1_5f_5">
      <style:graphic-properties draw:stroke="none" draw:fill="none"/>
    </style:style>
    <style:style style:name="Default_5f_44_5f_1_5f_1_5f_1" style:display-name="Default_4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4_5f_1_5f_1_5f_1" style:display-name="Default_4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0_5f_1_5f_5_5f_1_5f_1" style:display-name="Default_20_1_5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0_5f_1_5f_5_5f_1_5f_1" style:display-name="Default_20_1_5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2_5f_3_5f_1_5f_1" style:display-name="Object without fill_1_1_1_2_3_1_1" style:family="graphic" style:parent-style-name="Default_5f_20_5f_1_5f_5_5f_1_5f_1">
      <style:graphic-properties svg:stroke-color="#000000" draw:fill="none"/>
    </style:style>
    <style:style style:name="Object_20_without_20_fill_5f_10" style:display-name="Object without fill_10" style:family="graphic" style:parent-style-name="Default_5f_1">
      <style:graphic-properties draw:fill="none"/>
    </style:style>
    <style:style style:name="Default_5f_45_5f_2_5f_1" style:display-name="Default_4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5_5f_2_5f_1" style:display-name="Default_45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0_5f_1_5f_1_5f_1_5f_1_5f_1_5f_1" style:display-name="Default_20_1_1_1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0_5f_1_5f_1_5f_1_5f_1_5f_1_5f_1" style:display-name="Default_20_1_1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2_5f_1_5f_1_5f_1_5f_1_5f_1" style:display-name="Object without fill_1_1_1_2_1_1_1_1_1" style:family="graphic" style:parent-style-name="Default_5f_20_5f_1_5f_1_5f_1_5f_1_5f_1_5f_1">
      <style:graphic-properties svg:stroke-color="#000000" draw:fill="none"/>
    </style:style>
    <style:style style:name="Default_5f_36_5f_1_5f_2_5f_1_5f_1_5f_1_5f_1_5f_1_5f_1" style:display-name="Default_36_1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6_5f_1_5f_2_5f_1_5f_1_5f_1_5f_1_5f_1_5f_1" style:display-name="Default_36_1_2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1_5f_1_5f_1_5f_1" style:display-name="Object with no fill and no line_2_1_1_1_1_1" style:family="graphic">
      <style:graphic-properties draw:stroke="none" draw:fill="none"/>
    </style:style>
    <style:style style:name="Object_20_without_20_fill_5f_5_5f_1_5f_1" style:display-name="Object without fill_5_1_1" style:family="graphic" style:parent-style-name="Default_5f_1_5f_1_5f_1">
      <style:graphic-properties draw:fill="none"/>
    </style:style>
    <style:style style:name="Default_5f_1_5f_5_5f_9" style:display-name="Default_1_5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9" style:display-name="Default_1_5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" style:display-name="Default_2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_5f_1" style:display-name="Default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5" style:display-name="Default_2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5" style:display-name="Default_2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3_5f_1" style:display-name="Object with no fill and no line_43_1" style:family="graphic" style:parent-style-name="Default_5f_2_5f_5">
      <style:graphic-properties draw:stroke="none" draw:fill="none"/>
    </style:style>
    <style:style style:name="Default_5f_1_5f_1_5f_1_5f_9_5f_1_5f_1" style:display-name="Default_1_1_1_9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_5f_9_5f_1_5f_1" style:display-name="Default_1_1_1_9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1" style:display-name="Object without fill_11_1" style:family="graphic" style:parent-style-name="Default_5f_1_5f_5">
      <style:graphic-properties draw:fill="none"/>
    </style:style>
    <style:style style:name="Default_5f_47_5f_1_5f_3_5f_1" style:display-name="Default_47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7_5f_1_5f_3_5f_1" style:display-name="Default_47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5_5f_1_5f_1_5f_1" style:display-name="Default_1_5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5_5f_1_5f_1_5f_1" style:display-name="Default_1_5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1_5f_4_5f_1_5f_1" style:display-name="Object with no fill and no line_21_4_1_1" style:family="graphic" style:parent-style-name="Default_5f_1_5f_5_5f_5_5f_1_5f_1_5f_1">
      <style:graphic-properties draw:stroke="none" draw:fill="none"/>
    </style:style>
    <style:style style:name="Default_5f_1_5f_1_5f_1_5f_11" style:display-name="Default_1_1_1_1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_5f_11" style:display-name="Default_1_1_1_1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7_5f_1" style:display-name="Default_1_1_1_7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_5f_7_5f_1" style:display-name="Default_1_1_1_7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2_5f_1_5f_1_5f_1" style:display-name="Default_1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2_5f_1_5f_1_5f_1" style:display-name="Default_1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4_5f_1_5f_2_5f_1_5f_1" style:display-name="Default_1_14_1_2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4_5f_1_5f_2_5f_1_5f_1" style:display-name="Default_1_14_1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5_5f_1_5f_2_5f_1_5f_1" style:display-name="Object without fill_1_1_5_1_2_1_1" style:family="graphic" style:parent-style-name="Default_5f_1_5f_14_5f_1_5f_2_5f_1_5f_1">
      <style:graphic-properties draw:fill="none"/>
    </style:style>
    <style:style style:name="Default_5f_1_5f_5_5f_4_5f_1" style:display-name="Default_1_5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4_5f_1" style:display-name="Default_1_5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9_5f_2_5f_1_5f_1" style:display-name="Object with no fill and no line_29_2_1_1" style:family="graphic" style:parent-style-name="Default_5f_1_5f_5_5f_4_5f_1">
      <style:graphic-properties draw:stroke="none" draw:fill="none"/>
    </style:style>
    <style:style style:name="Object_20_without_20_fill_5f_6_5f_1" style:display-name="Object without fill_6_1" style:family="graphic" style:parent-style-name="Default_5f_1_5f_5">
      <style:graphic-properties draw:fill="none"/>
    </style:style>
    <style:style style:name="Default_5f_1_5f_1_5f_3_5f_1" style:display-name="Default_1_1_3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3_5f_1" style:display-name="Default_1_1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3_5f_2" style:display-name="Default_1_3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3_5f_2" style:display-name="Default_1_3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8_5f_1_5f_1" style:display-name="Object with no fill and no line_8_1_1" style:family="graphic" style:parent-style-name="Default_5f_1_5f_3_5f_3_5f_2">
      <style:graphic-properties draw:stroke="none" draw:fill="none"/>
    </style:style>
    <style:style style:name="Object_20_with_20_no_20_fill_20_and_20_no_20_line_5f_23_5f_1" style:display-name="Object with no fill and no line_23_1" style:family="graphic" style:parent-style-name="Default_5f_1">
      <style:graphic-properties draw:stroke="none" draw:fill="none"/>
    </style:style>
    <style:style style:name="Default_5f_50_5f_1_5f_1" style:display-name="Default_5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0_5f_1_5f_1" style:display-name="Default_5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" style:display-name="Object without fill_10_1" style:family="graphic" style:parent-style-name="Default_5f_50_5f_1_5f_1">
      <style:graphic-properties svg:stroke-color="#000000" draw:fill="none"/>
    </style:style>
    <style:style style:name="Default_5f_57" style:display-name="Default_5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7" style:display-name="Default_5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1_5f_1_5f_1_5f_1" style:display-name="Object with no fill and no line_11_1_1_1" style:family="graphic">
      <style:graphic-properties draw:stroke="none" draw:fill="none"/>
    </style:style>
    <style:style style:name="Default_5f_41_5f_1_5f_2" style:display-name="Default_4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1_5f_1_5f_2" style:display-name="Default_4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3_5f_1_5f_1" style:display-name="Default_1_3_3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3_5f_3_5f_1_5f_1" style:display-name="Default_1_3_3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8_5f_2_5f_1_5f_1_5f_1_5f_1_5f_1_5f_1" style:display-name="Default_28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8_5f_2_5f_1_5f_1_5f_1_5f_1_5f_1_5f_1" style:display-name="Default_28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7_5f_1_5f_1_5f_1_5f_1_5f_1" style:display-name="Object with no fill and no line_17_1_1_1_1_1" style:family="graphic" style:parent-style-name="Default_5f_1_5f_3_5f_3_5f_1_5f_1">
      <style:graphic-properties draw:stroke="none" draw:fill="none"/>
    </style:style>
    <style:style style:name="Default_5f_55" style:display-name="Default_5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5" style:display-name="Default_5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4_5f_1" style:display-name="Default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4_5f_1" style:display-name="Default_3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pitch="fixed" fo:font-size="24pt" fo:font-style="normal" fo:text-shadow="none" style:text-underline-style="none" fo:font-weight="normal" style:font-name-asian="ＭＳ Ｐゴシック3" style:font-family-asian="'ＭＳ Ｐゴシック'" style:font-pitch-asian="fixed" style:font-size-asian="24pt" style:font-style-asian="normal" style:font-weight-asian="normal" style:font-name-complex="ＭＳ Ｐゴシック3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51_5f_2" style:display-name="Default_5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1_5f_2" style:display-name="Default_5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1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>
      <style:graphic-properties draw:stroke="none" draw:fill="none"/>
    </style:style>
    <style:style style:name="Default_5f_59" style:display-name="Default_59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9" style:display-name="Default_59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6" style:display-name="Default_1_3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6" style:display-name="Default_1_3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4_5f_1_5f_1" style:display-name="Object with no fill and no line_14_1_1" style:family="graphic" style:parent-style-name="Default_5f_1_5f_3_5f_6">
      <style:graphic-properties draw:stroke="none" draw:fill="none"/>
    </style:style>
    <style:style style:name="Object_20_without_20_fill_5f_1_5f_1_5f_1_5f_1" style:display-name="Object without fill_1_1_1_1" style:family="graphic">
      <style:graphic-properties svg:stroke-color="#000000" draw:fill="none"/>
    </style:style>
    <style:style style:name="Object_20_without_20_fill_5f_1_5f_1_5f_1_5f_2_5f_1" style:display-name="Object without fill_1_1_1_2_1" style:family="graphic">
      <style:graphic-properties svg:stroke-color="#000000" draw:fill="none"/>
    </style:style>
    <style:style style:name="Object_20_with_20_no_20_fill_20_and_20_no_20_line_5f_2" style:display-name="Object with no fill and no line_2" style:family="graphic" style:parent-style-name="Default_5f_3">
      <style:graphic-properties draw:stroke="none" draw:fill="none"/>
    </style:style>
    <style:style style:name="Default_5f_60" style:display-name="Default_60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0" style:display-name="Default_60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_5f_1" style:display-name="Object with no fill and no line_12_1" style:family="graphic">
      <style:graphic-properties draw:stroke="none" draw:fill="none"/>
    </style:style>
    <style:style style:name="Default_5f_61" style:display-name="Default_6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1" style:display-name="Default_6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9" style:display-name="Default_7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9" style:display-name="Default_7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3">
      <style:graphic-properties draw:stroke="none" draw:fill="none"/>
    </style:style>
    <style:style style:name="Default_5f_76" style:display-name="Default_7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6" style:display-name="Default_7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5_5f_1_5f_1" style:display-name="Default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5_5f_1_5f_1" style:display-name="Default_4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5_5f_3_5f_1_5f_1_5f_1" style:display-name="Default_45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5_5f_3_5f_1_5f_1_5f_1" style:display-name="Default_45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3" style:display-name="Object without fill_1_1_1_3" style:family="graphic">
      <style:graphic-properties svg:stroke-color="#000000" draw:fill="none"/>
    </style:style>
    <style:style style:name="Default_5f_32_5f_1_5f_1_5f_1_5f_1_5f_1_5f_1_5f_1" style:display-name="Default_3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2_5f_1_5f_1_5f_1_5f_1_5f_1_5f_1_5f_1" style:display-name="Default_3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_5f_1_5f_1_5f_1_5f_1" style:display-name="Object with no fill and no line_5_1_1_1_1" style:family="graphic">
      <style:graphic-properties draw:stroke="none" draw:fill="none"/>
    </style:style>
    <style:style style:name="Default_5f_30_5f_1_5f_1_5f_1_5f_1_5f_1" style:display-name="Default_30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0_5f_1_5f_1_5f_1_5f_1_5f_1" style:display-name="Default_30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6" style:display-name="Default_1_5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6" style:display-name="Default_1_5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2" style:display-name="Default_6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2" style:display-name="Default_6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6_5f_3" style:display-name="Default_36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6_5f_3" style:display-name="Default_36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0_5f_1_5f_6" style:display-name="Default_20_1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0_5f_1_5f_6" style:display-name="Default_20_1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2_5f_4" style:display-name="Object without fill_1_1_1_2_4" style:family="graphic" style:parent-style-name="Default_5f_20_5f_1_5f_6">
      <style:graphic-properties svg:stroke-color="#000000" draw:fill="none"/>
    </style:style>
    <style:style style:name="Object_20_with_20_no_20_fill_20_and_20_no_20_line_5f_4" style:display-name="Object with no fill and no line_4" style:family="graphic" style:parent-style-name="Default_5f_1">
      <style:graphic-properties draw:stroke="none" draw:fill="none"/>
    </style:style>
    <style:style style:name="Default_5f_63" style:display-name="Default_6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3" style:display-name="Default_6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Default_5f_42_5f_1" style:display-name="Default_4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2_5f_1" style:display-name="Default_4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3">
      <style:graphic-properties draw:fill="none"/>
    </style:style>
    <style:style style:name="Default_5f_1_5f_5_5f_2" style:display-name="Default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2" style:display-name="Default_1_5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7_5f_1_5f_1_5f_1" style:display-name="Object with no fill and no line_37_1_1_1" style:family="graphic" style:parent-style-name="Default_5f_1_5f_5_5f_2">
      <style:graphic-properties draw:stroke="none" draw:fill="none"/>
    </style:style>
    <style:style style:name="Default_5f_45_5f_4_5f_1_5f_1" style:display-name="Default_45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5_5f_4_5f_1_5f_1" style:display-name="Default_45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3" style:display-name="Default_10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0_5f_3" style:display-name="Default_10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3_5f_2" style:display-name="Object without fill_1_1_1_3_2" style:family="graphic" style:parent-style-name="Default_5f_20_5f_1_5f_6">
      <style:graphic-properties svg:stroke-color="#000000" draw:fill="none"/>
    </style:style>
    <style:style style:name="Default_5f_1_5f_1_5f_2_5f_2" style:display-name="Default_1_1_2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2_5f_2" style:display-name="Default_1_1_2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_5f_1" style:display-name="Object with no fill and no line_5_1" style:family="graphic">
      <style:graphic-properties draw:stroke="none" draw:fill="none"/>
    </style:style>
    <style:style style:name="Default_5f_3_5f_2" style:display-name="Default_3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_5f_2" style:display-name="Default_3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0_5f_4" style:display-name="Object with no fill and no line_30_4" style:family="graphic" style:parent-style-name="Default_5f_1">
      <style:graphic-properties draw:stroke="none" draw:fill="none"/>
    </style:style>
    <style:style style:name="Default_5f_64" style:display-name="Default_6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4" style:display-name="Default_6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1_5f_1" style:display-name="Default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1_5f_1" style:display-name="Default_1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9_5f_1" style:display-name="Default_1_1_1_9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_5f_9_5f_1" style:display-name="Default_1_1_1_9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9_5f_1" style:display-name="Object with no fill and no line_39_1" style:family="graphic" style:parent-style-name="Default_5f_1_5f_5_5f_1_5f_1">
      <style:graphic-properties draw:stroke="none" draw:fill="none"/>
    </style:style>
    <style:style style:name="Default_5f_66" style:display-name="Default_6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6" style:display-name="Default_6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7" style:display-name="Default_6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7" style:display-name="Default_6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1_5f_2_5f_1_5f_1" style:display-name="Object with no fill and no line_7_1_2_1_1" style:family="graphic">
      <style:graphic-properties draw:stroke="none" draw:fill="none"/>
    </style:style>
    <style:style style:name="Default_5f_1_5f_1_5f_1_5f_11_5f_1" style:display-name="Default_1_1_1_1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_5f_11_5f_1" style:display-name="Default_1_1_1_1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" style:display-name="Default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" style:display-name="Default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3" style:display-name="Default_1_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3" style:display-name="Default_1_5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5_5f_1_5f_1_5f_1" style:display-name="Object with no fill and no line_15_1_1_1" style:family="graphic" style:parent-style-name="Default_5f_1_5f_5_5f_3">
      <style:graphic-properties draw:stroke="none" draw:fill="none"/>
    </style:style>
    <style:style style:name="Default_5f_1_5f_17_5f_1_5f_1_5f_1" style:display-name="Default_1_17_1_1_1" style:family="graphic">
      <style:paragraph-properties style:line-height-at-least="0.623cm" fo:text-align="start" style:text-autospace="none"/>
      <style:text-properties fo:color="#000000" style:font-name="Arial" fo:font-family="Arial" style:font-family-generic="roman" style:font-pitch="variable" fo:font-size="18pt" fo:language="en" fo:country="US" style:letter-kerning="true" style:font-name-asian="Liberation Sans3" style:font-family-asian="'Liberation Sans', Arial" style:font-pitch-asian="variable" style:language-asian="ar" style:country-asian="SA"/>
    </style:style>
    <style:style style:name="Object_20_with_20_no_20_fill_20_and_20_no_20_line_5f_19_5f_1_5f_1" style:display-name="Object with no fill and no line_19_1_1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Liberation Sans3" style:font-family-asian="'Liberation Sans', Arial" style:font-pitch-asian="variable" style:language-asian="ar" style:country-asian="SA"/>
    </style:style>
    <style:style style:name="Default_5f_65" style:display-name="Default_6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5" style:display-name="Default_6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0_5f_2_5f_2_5f_1" style:display-name="Object with no fill and no line_20_2_2_1" style:family="graphic">
      <style:graphic-properties draw:stroke="none" draw:fill="none"/>
    </style:style>
    <style:style style:name="Default_5f_46_5f_1" style:display-name="Default_4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6_5f_1" style:display-name="Default_4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2_5f_1_5f_1_5f_2" style:display-name="Default_42_1_1_2" style:family="graphic">
      <style:paragraph-properties fo:line-height="91%" fo:text-align="start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font-name="Droid Sans Fallback" fo:font-family="'Droid Sans Fallback'" style:font-family-generic="roman" style:font-pitch="variable" fo:font-size="18pt" fo:language="en" fo:country="US" style:font-name-asian="Liberation Sans3" style:font-family-asian="'Liberation Sans', Arial" style:font-pitch-asian="variable" style:language-asian="ar" style:country-asian="SA"/>
    </style:style>
    <style:style style:name="Default_5f_1_5f_5_5f_7" style:display-name="Default_1_5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7" style:display-name="Default_1_5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5_5f_1_5f_1" style:display-name="Object with no fill and no line_45_1_1" style:family="graphic" style:parent-style-name="Default_5f_1_5f_5_5f_7">
      <style:graphic-properties draw:stroke="none" draw:fill="none"/>
    </style:style>
    <style:style style:name="Object_20_with_20_no_20_fill_20_and_20_no_20_line_5f_30_5f_1" style:display-name="Object with no fill and no line_30_1" style:family="graphic" style:parent-style-name="Default_5f_1_5f_3">
      <style:graphic-properties draw:stroke="none" draw:fill="none"/>
    </style:style>
    <style:style style:name="Default_5f_1_5f_5_5f_5" style:display-name="Default_1_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5" style:display-name="Default_1_5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1_5f_4_5f_1" style:display-name="Object with no fill and no line_21_4_1" style:family="graphic" style:parent-style-name="Default_5f_1_5f_5_5f_5">
      <style:graphic-properties draw:stroke="none" draw:fill="none"/>
    </style:style>
    <style:style style:name="Object_20_with_20_no_20_fill_20_and_20_no_20_line_5f_21_5f_3" style:display-name="Object with no fill and no line_21_3" style:family="graphic" style:parent-style-name="Default_5f_1_5f_5">
      <style:graphic-properties draw:stroke="none" draw:fill="none"/>
    </style:style>
    <style:style style:name="Default_5f_72" style:display-name="Default_7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2" style:display-name="Default_7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8" style:display-name="Default_6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8" style:display-name="Default_6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9" style:display-name="Default_69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9" style:display-name="Default_69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_5f_1" style:display-name="Default_1_2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2_5f_1_5f_1" style:display-name="Default_1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" style:display-name="Object with no fill and no line_1_1_1_1" style:family="graphic" style:parent-style-name="Default_5f_1_5f_2_5f_1_5f_1">
      <style:graphic-properties draw:stroke="none" draw:fill="none"/>
    </style:style>
    <style:style style:name="Default_5f_44_5f_2" style:display-name="Default_44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4_5f_2" style:display-name="Default_44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0" style:display-name="Default_70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0" style:display-name="Default_70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3" style:display-name="Default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3" style:display-name="Default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0_5f_1_5f_1" style:display-name="Object with no fill and no line_10_1_1" style:family="graphic" style:parent-style-name="Default_5f_1_5f_3_5f_3">
      <style:graphic-properties draw:stroke="none" draw:fill="none"/>
    </style:style>
    <style:style style:name="Default_5f_38_5f_1_5f_1_5f_4_5f_1" style:display-name="Default_38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8_5f_1_5f_1_5f_4_5f_1" style:display-name="Default_38_1_1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1_5f_1_5f_1_5f_1_5f_1_5f_1" style:display-name="Default_4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1_5f_1_5f_1_5f_1_5f_1_5f_1" style:display-name="Default_4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6" style:display-name="Object without fill_6" style:family="graphic" style:parent-style-name="Default_5f_1">
      <style:graphic-properties draw:fill="none"/>
    </style:style>
    <style:style style:name="Default_5f_71" style:display-name="Default_7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1" style:display-name="Default_7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8" style:display-name="Object with no fill and no line_48" style:family="graphic">
      <style:graphic-properties draw:stroke="none" draw:fill="none"/>
    </style:style>
    <style:style style:name="Default_5f_73" style:display-name="Default_7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3" style:display-name="Default_7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4" style:display-name="Default_7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4" style:display-name="Default_7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8_5f_1" style:display-name="Default_68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8_5f_1" style:display-name="Default_68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6_5f_1" style:display-name="Object with no fill and no line_36_1" style:family="graphic" style:parent-style-name="Default_5f_1">
      <style:graphic-properties draw:stroke="none" draw:fill="none"/>
    </style:style>
    <style:style style:name="Default_5f_1_5f_5_5f_4" style:display-name="Default_1_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4" style:display-name="Default_1_5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9_5f_2_5f_1" style:display-name="Object with no fill and no line_29_2_1" style:family="graphic" style:parent-style-name="Default_5f_1_5f_5_5f_4">
      <style:graphic-properties draw:stroke="none" draw:fill="none"/>
    </style:style>
    <style:style style:name="Default_5f_75" style:display-name="Default_7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5" style:display-name="Default_7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" style:display-name="Object with no fill and no line_1_1_1" style:family="graphic" style:parent-style-name="Default_5f_1_5f_2_5f_1_5f_1">
      <style:graphic-properties draw:stroke="none" draw:fill="none"/>
    </style:style>
    <style:style style:name="Default_5f_43_5f_2" style:display-name="Default_4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3_5f_2" style:display-name="Default_4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_5f_1_5f_2" style:display-name="Default_1_2_1_1_2" style:family="graphic">
      <style:paragraph-properties style:line-height-at-least="0.623cm" fo:text-align="start" style:text-autospace="none"/>
      <style:text-properties fo:color="#000000" style:font-name="Arial" fo:font-family="Arial" style:font-family-generic="roman" style:font-pitch="variable" fo:font-size="18pt" fo:language="en" fo:country="US" style:letter-kerning="true" style:font-name-asian="Liberation Sans3" style:font-family-asian="'Liberation Sans', Arial" style:font-pitch-asian="variable" style:language-asian="ar" style:country-asian="SA"/>
    </style:style>
    <style:style style:name="Default_5f_60_5f_1" style:display-name="Default_6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0_5f_1" style:display-name="Default_6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1" style:display-name="Object with no fill and no line_51" style:family="graphic" style:parent-style-name="Default_5f_1">
      <style:graphic-properties draw:stroke="none" draw:fill="none"/>
    </style:style>
    <style:style style:name="Default_5f_77" style:display-name="Default_7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7" style:display-name="Default_7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4_5f_1" style:display-name="Object with no fill and no line_34_1" style:family="graphic">
      <style:paragraph-properties style:line-height-at-least="0.623cm" fo:text-align="start" style:text-autospace="none"/>
      <style:text-properties fo:color="#000000" style:font-name="Arial" fo:font-family="Arial" style:font-family-generic="roman" style:font-pitch="variable" fo:font-size="18pt" style:letter-kerning="true" style:font-name-asian="Liberation Sans3" style:font-family-asian="'Liberation Sans', Arial" style:font-pitch-asian="variable"/>
    </style:style>
    <style:style style:name="Object_20_with_20_no_20_fill_20_and_20_no_20_line_5f_2_5f_1_5f_1_5f_1" style:display-name="Object with no fill and no line_2_1_1_1" style:family="graphic" style:parent-style-name="Default_5f_1_5f_2_5f_1_5f_1">
      <style:graphic-properties draw:stroke="none" draw:fill="none"/>
    </style:style>
    <style:style style:name="Default_5f_78" style:display-name="Default_7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8" style:display-name="Default_7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0" style:display-name="Object with no fill and no line_40" style:family="graphic" style:parent-style-name="Default_5f_1_5f_1">
      <style:graphic-properties draw:stroke="none" draw:fill="none"/>
    </style:style>
    <style:style style:name="Default_5f_80" style:display-name="Default_80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0" style:display-name="Default_80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2" style:display-name="Object with no fill and no line_32" style:family="graphic" style:parent-style-name="Default_5f_1">
      <style:graphic-properties draw:stroke="none" draw:fill="none"/>
    </style:style>
    <style:style style:name="Object_20_with_20_no_20_fill_20_and_20_no_20_line_5f_2_5f_1_5f_1" style:display-name="Object with no fill and no line_2_1_1" style:family="graphic" style:parent-style-name="Default_5f_1_5f_3">
      <style:graphic-properties draw:stroke="none" draw:fill="none"/>
    </style:style>
    <style:style style:name="Default_5f_32_5f_1_5f_1_5f_1_5f_1" style:display-name="Default_32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2_5f_1_5f_1_5f_1_5f_1" style:display-name="Default_3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1" style:display-name="Default_8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1" style:display-name="Default_8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2" style:display-name="Default_8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2" style:display-name="Default_8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3" style:display-name="Default_8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3" style:display-name="Default_8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3_5f_2_5f_1" style:display-name="Default_1_5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3_5f_2_5f_1" style:display-name="Default_1_5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9_5f_1_5f_1_5f_1_5f_1_5f_1" style:display-name="Object without fill_9_1_1_1_1_1" style:family="graphic" style:parent-style-name="Default_5f_1_5f_5_5f_3_5f_2_5f_1">
      <style:graphic-properties draw:fill="none"/>
    </style:style>
    <style:style style:name="Object_20_with_20_no_20_fill_20_and_20_no_20_line_5f_15_5f_1_5f_1_5f_1_5f_1_5f_1" style:display-name="Object with no fill and no line_15_1_1_1_1_1" style:family="graphic" style:parent-style-name="Default_5f_1_5f_5_5f_3_5f_2_5f_1">
      <style:graphic-properties draw:stroke="none" draw:fill="none"/>
    </style:style>
    <style:style style:name="Default_5f_1_5f_12_5f_2_5f_1_5f_1_5f_1" style:display-name="Default_1_12_2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2_5f_2_5f_1_5f_1_5f_1" style:display-name="Default_1_12_2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4" style:display-name="Default_8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4" style:display-name="Default_8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3" style:display-name="Default_1_2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2_5f_3" style:display-name="Default_1_2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3" style:display-name="Object without fill_1_1_3" style:family="graphic" style:parent-style-name="Default_5f_1_5f_5">
      <style:graphic-properties draw:fill="none"/>
    </style:style>
    <style:style style:name="Object_20_with_20_no_20_fill_20_and_20_no_20_line_5f_52_5f_1" style:display-name="Object with no fill and no line_52_1" style:family="graphic" style:parent-style-name="Default_5f_1_5f_5_5f_1">
      <style:graphic-properties draw:stroke="none" draw:fill="none"/>
    </style:style>
    <style:style style:name="Object_20_with_20_no_20_fill_20_and_20_no_20_line_5f_30_5f_1_5f_1" style:display-name="Object with no fill and no line_30_1_1" style:family="graphic" style:parent-style-name="Default_5f_1_5f_2_5f_3">
      <style:graphic-properties draw:stroke="none" draw:fill="none"/>
    </style:style>
    <style:style style:name="Default_5f_35_5f_2" style:display-name="Default_35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5_5f_2" style:display-name="Default_35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5" style:display-name="Default_8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5" style:display-name="Default_8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0_5f_1" style:display-name="Default_5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0_5f_1" style:display-name="Default_5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5_5f_1_5f_1" style:display-name="Object with no fill and no line_35_1_1" style:family="graphic" style:parent-style-name="Default_5f_1_5f_5_5f_7">
      <style:graphic-properties draw:stroke="none" draw:fill="none"/>
    </style:style>
    <style:style style:name="Default_5f_1_5f_13" style:display-name="Default_1_1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3" style:display-name="Default_1_1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4_5f_5" style:display-name="Object with no fill and no line_34_5" style:family="graphic" style:parent-style-name="Default_5f_1_5f_13">
      <style:graphic-properties draw:stroke="none" draw:fill="none"/>
    </style:style>
    <style:style style:name="Default_5f_86" style:display-name="Default_8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6" style:display-name="Default_8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7" style:display-name="Default_8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7" style:display-name="Default_8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8" style:display-name="Default_8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8" style:display-name="Default_8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2_5f_1" style:display-name="Default_1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8" style:display-name="Object with no fill and no line_8" style:family="graphic" style:parent-style-name="Default_5f_88">
      <style:graphic-properties draw:stroke="none" draw:fill="none"/>
    </style:style>
    <style:style style:name="Default_5f_5_5f_1_5f_2" style:display-name="Default_5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_5f_2" style:display-name="Default_5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8_5f_3_5f_1" style:display-name="Default_2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8_5f_3_5f_1" style:display-name="Default_28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" fo:font-family="Times" style:font-family-generic="roman" style:font-pitch="variable" fo:font-size="24pt" fo:font-style="normal" fo:text-shadow="none" style:text-underline-style="none" fo:font-weight="normal" style:font-name-asian="Droid Sans Fallback1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0" style:display-name="Object with no fill and no line_30" style:family="graphic" style:parent-style-name="Default_5f_1">
      <style:graphic-properties draw:stroke="none" draw:fill="none"/>
    </style:style>
    <style:style style:name="Default_5f_20_5f_1_5f_5" style:display-name="Default_20_1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0_5f_1_5f_5" style:display-name="Default_20_1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2_5f_3" style:display-name="Object without fill_1_1_1_2_3" style:family="graphic" style:parent-style-name="Default_5f_20_5f_1_5f_5">
      <style:graphic-properties svg:stroke-color="#000000" draw:fill="none"/>
    </style:style>
    <style:style style:name="Default_5f_1_5f_14_5f_1_5f_2_5f_1" style:display-name="Default_1_14_1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4_5f_1_5f_2_5f_1" style:display-name="Default_1_14_1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5_5f_1_5f_2_5f_1" style:display-name="Object without fill_1_1_5_1_2_1" style:family="graphic" style:parent-style-name="Default_5f_1_5f_14_5f_1_5f_2_5f_1">
      <style:graphic-properties draw:fill="none"/>
    </style:style>
    <style:style style:name="Object_20_with_20_no_20_fill_20_and_20_no_20_line_5f_41" style:display-name="Object with no fill and no line_41" style:family="graphic" style:parent-style-name="Default_5f_1">
      <style:graphic-properties draw:stroke="none" draw:fill="none"/>
    </style:style>
    <style:style style:name="Object_20_without_20_fill_5f_1_5f_1_5f_4" style:display-name="Object without fill_1_1_4" style:family="graphic">
      <style:graphic-properties draw:fill="none"/>
    </style:style>
    <style:style style:name="Default_5f_47_5f_1_5f_3" style:display-name="Default_47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7_5f_1_5f_3" style:display-name="Default_47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_5f_4" style:display-name="Default_8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_5f_4" style:display-name="Default_8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3_5f_1" style:display-name="Default_4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3_5f_1" style:display-name="Default_4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_5f_1_5f_1" style:display-name="Default_1_2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2_5f_1_5f_1_5f_1" style:display-name="Default_1_2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1" style:display-name="Object with no fill and no line_1_1_1_1_1" style:family="graphic" style:parent-style-name="Default_5f_1_5f_2_5f_1_5f_1_5f_1">
      <style:graphic-properties draw:stroke="none" draw:fill="none"/>
    </style:style>
    <style:style style:name="Default_5f_20_5f_1_5f_2_5f_1" style:display-name="Default_20_1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0_5f_1_5f_2_5f_1" style:display-name="Default_20_1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" style:display-name="Default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1_5f_1_5f_1" style:display-name="Object without fill_1_1_1_1_1_1" style:family="graphic" style:parent-style-name="Default_5f_20_5f_1_5f_2_5f_1">
      <style:graphic-properties svg:stroke-color="#000000" draw:fill="none"/>
    </style:style>
    <style:style style:name="Default_5f_57_5f_1" style:display-name="Default_5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7_5f_1" style:display-name="Default_5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4_5f_1" style:display-name="Default_1_2_4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2_5f_4_5f_1" style:display-name="Default_1_2_4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9" style:display-name="Default_89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9" style:display-name="Default_89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4_5f_1_5f_2" style:display-name="Default_1_5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4_5f_1_5f_2" style:display-name="Default_1_5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9_5f_2_5f_1_5f_1_5f_1" style:display-name="Object with no fill and no line_29_2_1_1_1" style:family="graphic" style:parent-style-name="Default_5f_1_5f_5_5f_4_5f_1_5f_2">
      <style:graphic-properties draw:stroke="none" draw:fill="none"/>
    </style:style>
    <style:style style:name="Default_5f_90" style:display-name="Default_90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90" style:display-name="Default_90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1" style:display-name="Default_9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91" style:display-name="Default_9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" style:display-name="Object with no fill and no line_6" style:family="graphic" style:parent-style-name="Default_5f_1_5f_4">
      <style:graphic-properties draw:stroke="none" draw:fill="none"/>
    </style:style>
    <style:style style:name="Default_5f_92" style:display-name="Default_9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2" style:display-name="Default_9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5_5f_1" style:display-name="Default_1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5_5f_1" style:display-name="Default_1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3" style:display-name="Default_9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93" style:display-name="Default_9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draw:fill="none"/>
    </style:style>
    <style:style style:name="Default_5f_36_5f_1_5f_1_5f_4" style:display-name="Default_36_1_1_4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6_5f_1_5f_1_5f_4" style:display-name="Default_36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2" style:display-name="Object with no fill and no line_52" style:family="graphic" style:parent-style-name="Default_5f_1_5f_5">
      <style:graphic-properties draw:stroke="none" draw:fill="none"/>
    </style:style>
    <style:style style:name="Object_20_without_20_fill_5f_7_5f_1_5f_1" style:display-name="Object without fill_7_1_1" style:family="graphic" style:parent-style-name="Default_5f_1_5f_5_5f_1_5f_1_5f_1">
      <style:graphic-properties draw:fill="none"/>
    </style:style>
    <style:style style:name="Object_20_without_20_fill_5f_1_5f_1_5f_3_5f_1" style:display-name="Object without fill_1_1_3_1" style:family="graphic">
      <style:graphic-properties draw:fill="none"/>
    </style:style>
    <style:style style:name="Default_5f_45_5f_4_5f_1" style:display-name="Default_45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5_5f_4_5f_1" style:display-name="Default_45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1_5f_1_5f_1_5f_1" style:display-name="Default_4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1_5f_1_5f_1_5f_1" style:display-name="Default_4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12" style:display-name="Default_1_3_1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3_5f_12" style:display-name="Default_1_3_1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6_5f_2_5f_1" style:display-name="Default_36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6_5f_2_5f_1" style:display-name="Default_36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_5f_1_5f_2" style:display-name="Object with no fill and no line_4_1_2" style:family="graphic" style:parent-style-name="Default_5f_1_5f_3_5f_12">
      <style:graphic-properties draw:stroke="none" draw:fill="none"/>
    </style:style>
    <style:style style:name="Default_5f_1_5f_3_5f_3_5f_1" style:display-name="Default_1_3_3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3_5f_3_5f_1" style:display-name="Default_1_3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8_5f_2_5f_1_5f_1_5f_1_5f_1_5f_1" style:display-name="Default_28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8_5f_2_5f_1_5f_1_5f_1_5f_1_5f_1" style:display-name="Default_28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7_5f_1_5f_1_5f_1_5f_1" style:display-name="Object with no fill and no line_17_1_1_1_1" style:family="graphic" style:parent-style-name="Default_5f_1_5f_3_5f_3_5f_1">
      <style:graphic-properties draw:stroke="none" draw:fill="none"/>
    </style:style>
    <style:style style:name="Default_5f_1_5f_14_5f_1_5f_1" style:display-name="Default_1_14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4_5f_1_5f_1" style:display-name="Default_1_14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5_5f_1_5f_1" style:display-name="Object without fill_1_1_5_1_1" style:family="graphic" style:parent-style-name="Default_5f_1_5f_14_5f_1_5f_1">
      <style:graphic-properties draw:fill="none"/>
    </style:style>
    <style:style style:name="Default_5f_1_5f_3_5f_4" style:display-name="Default_1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" style:display-name="Default_1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1_5f_1" style:display-name="Default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1" style:display-name="Default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_5f_1_5f_1" style:display-name="Default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1_5f_1" style:display-name="Default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4" style:display-name="Default_9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94" style:display-name="Default_9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1_5f_1_5f_1" style:display-name="Object with no fill and no line_2_1_1_1_1" style:family="graphic" style:parent-style-name="Default_5f_1_5f_2_5f_1_5f_1_5f_1">
      <style:graphic-properties draw:stroke="none" draw:fill="none"/>
    </style:style>
    <style:style style:name="Object_20_without_20_fill_5f_9" style:display-name="Object without fill_9" style:family="graphic" style:parent-style-name="Default_5f_1_5f_3">
      <style:graphic-properties draw:fill="none"/>
    </style:style>
    <style:style style:name="Object_20_with_20_no_20_fill_20_and_20_no_20_line_5f_16_5f_1" style:display-name="Object with no fill and no line_16_1" style:family="graphic" style:parent-style-name="Default_5f_1_5f_3">
      <style:graphic-properties draw:stroke="none" draw:fill="none"/>
    </style:style>
    <style:style style:name="Object_20_with_20_no_20_fill_20_and_20_no_20_line_5f_17_5f_2" style:display-name="Object with no fill and no line_17_2" style:family="graphic" style:parent-style-name="Default_5f_1_5f_3">
      <style:graphic-properties draw:stroke="none" draw:fill="none"/>
    </style:style>
    <style:style style:name="Object_20_without_20_fill_5f_1_5f_1_5f_1_5f_1_5f_1" style:display-name="Object without fill_1_1_1_1_1" style:family="graphic">
      <style:graphic-properties svg:stroke-color="#000000" draw:fill="none"/>
    </style:style>
    <style:style style:name="Default_5f_95" style:display-name="Default_9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95" style:display-name="Default_9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6" style:display-name="Default_9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96" style:display-name="Default_9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3_5f_3" style:display-name="Default_4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3_5f_3" style:display-name="Default_4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2" style:display-name="Object without fill_1_2" style:family="graphic" style:parent-style-name="Default_5f_28_5f_1">
      <style:graphic-properties svg:stroke-color="#000000" draw:fill="none"/>
    </style:style>
    <style:style style:name="Default_5f_97" style:display-name="Default_9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7" style:display-name="Default_9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8" style:display-name="Default_9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98" style:display-name="Default_9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" style:display-name="Object without fill_3" style:family="graphic" style:parent-style-name="Default_5f_1">
      <style:graphic-properties draw:fill="none"/>
    </style:style>
    <style:style style:name="Default_5f_99" style:display-name="Default_9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9" style:display-name="Default_9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20pt" style:font-style-asian="normal" style:font-weight-asian="normal" style:font-name-complex="Arial6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ato" fo:font-family="Lato" style:font-pitch="variable" fo:font-size="32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Lato" fo:font-family="Lato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Lato" fo:font-family="Lato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Lato" fo:font-family="Lato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Lato" fo:font-family="Lato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Lato" fo:font-family="Lato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Lato" fo:font-family="Lato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ato Black1" fo:font-family="'Lato Black'" style:font-pitch="variable" fo:font-size="44pt" fo:font-style="normal" fo:text-shadow="none" style:text-underline-style="none" fo:font-weight="bold" style:letter-kerning="true" style:font-name-asian="Arial6" style:font-family-asian="Arial" style:font-family-generic-asian="system" style:font-pitch-asian="variable" style:font-size-asian="44pt" style:font-style-asian="normal" style:font-weight-asian="bold" style:font-name-complex="Arial6" style:font-family-complex="Ari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20pt" style:font-style-asian="normal" style:font-weight-asian="normal" style:font-name-complex="Arial6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style:font-name="Calibri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2pt" style:font-style-asian="normal" style:font-weight-asian="normal" style:font-name-complex="Arial6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style:font-name="Arial2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32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le1-title">
          <text:list-level-style-bullet text:level="1" text:bullet-char="•">
            <style:list-level-properties/>
            <style:text-properties style:font-name="Calibri1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40pt" fo:font-style="normal" fo:text-shadow="none" style:text-underline-style="none" fo:font-weight="bold" style:letter-kerning="true" style:font-name-asian="Arial6" style:font-family-asian="Arial" style:font-family-generic-asian="system" style:font-pitch-asian="variable" style:font-size-asian="40pt" style:font-style-asian="normal" style:font-weight-asian="bold" style:font-name-complex="Arial6" style:font-family-complex="Arial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6.3999996185303pt" style:font-style-asian="normal" style:font-weight-asian="normal" style:font-name-complex="Tahoma2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9.1000003814697pt" style:font-style-asian="normal" style:font-weight-asian="normal" style:font-name-complex="Droid Sans Devanagari" style:font-family-complex="'Droid Sans Devanagari'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ill Sans MT1" fo:font-family="'Gill Sans MT'" fo:font-size="28.7000007629395pt" fo:letter-spacing="normal" fo:language="en" fo:country="US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6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4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Gill Sans MT1" fo:font-family="'Gill Sans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3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Gill Sans MT1" fo:font-family="'Gill Sans MT'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2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Gill Sans MT1" fo:font-family="'Gill Sans MT'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ill Sans MT1" fo:font-family="'Gill Sans MT'" fo:font-size="21.8999996185303pt" fo:letter-spacing="normal" fo:language="en" fo:country="US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9.1000003814697pt" style:font-style-asian="normal" style:font-weight-asian="normal" style:font-name-complex="Droid Sans Devanagari" style:font-family-complex="'Droid Sans Devanagari'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ill Sans MT1" fo:font-family="'Gill Sans MT'" fo:font-size="28.7000007629395pt" fo:letter-spacing="normal" fo:language="en" fo:country="US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6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cm" fo:margin-bottom="0.44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Gill Sans MT1" fo:font-family="'Gill Sans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cm" fo:margin-bottom="0.33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Gill Sans MT1" fo:font-family="'Gill Sans MT'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cm" fo:margin-bottom="0.22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Gill Sans MT1" fo:font-family="'Gill Sans MT'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ill Sans MT1" fo:font-family="'Gill Sans MT'" fo:font-size="21.8999996185303pt" fo:letter-spacing="normal" fo:language="en" fo:country="US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6.3999996185303pt" style:font-style-asian="normal" style:font-weight-asian="normal" style:font-name-complex="Droid Sans Devanagari" style:font-family-complex="'Droid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ill Sans MT1" fo:font-family="'Gill Sans MT'" fo:font-size="28.7000007629395pt" fo:letter-spacing="normal" fo:language="en" fo:country="US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6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left="0cm" fo:margin-right="0cm" fo:margin-top="0cm" fo:margin-bottom="0.44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Gill Sans MT1" fo:font-family="'Gill Sans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left="0cm" fo:margin-right="0cm" fo:margin-top="0cm" fo:margin-bottom="0.33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Gill Sans MT1" fo:font-family="'Gill Sans MT'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left="0cm" fo:margin-right="0cm" fo:margin-top="0cm" fo:margin-bottom="0.22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Gill Sans MT1" fo:font-family="'Gill Sans MT'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ill Sans MT1" fo:font-family="'Gill Sans MT'" fo:font-size="21.8999996185303pt" fo:letter-spacing="normal" fo:language="en" fo:country="US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6.3999996185303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6.3999996185303pt" style:font-style-asian="normal" style:font-weight-asian="normal" style:font-name-complex="Droid Sans Devanagari" style:font-family-complex="'Droid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3cm" fo:padding-bottom="0.13cm" fo:padding-left="0.25cm" fo:padding-right="0.25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Arial3" style:font-family-asian="Arial" style:font-pitch-asian="variable" style:font-size-asian="32pt" style:font-style-asian="normal" style:font-weight-asian="normal" style:font-name-complex="Arial3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2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rial3" style:font-family-asian="Arial" style:font-pitch-asian="variable" style:font-size-asian="28pt" style:font-style-asian="normal" style:font-weight-asian="normal" style:font-name-complex="Arial3" style:font-family-complex="Arial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3" style:font-family-asian="Arial" style:font-pitch-asian="variable" style:font-size-asian="24pt" style:font-style-asian="normal" style:font-weight-asian="normal" style:font-name-complex="Arial3" style:font-family-complex="Arial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Arial3" style:font-family-asian="Arial" style:font-pitch-asian="variable" style:font-size-asian="32pt" style:font-style-asian="normal" style:font-weight-asian="normal" style:font-name-complex="Arial3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0pt" fo:font-style="normal" fo:text-shadow="none" style:text-underline-style="none" fo:font-weight="bold" style:letter-kerning="true" style:font-name-asian="Arial3" style:font-family-asian="Arial" style:font-pitch-asian="variable" style:font-size-asian="40pt" style:font-style-asian="normal" style:font-weight-asian="bold" style:font-name-complex="Arial3" style:font-family-complex="Arial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2_5f_-background" style:display-name="Title2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-backgroundobjects" style:display-name="Title2_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_5f_-notes" style:display-name="Title2_-notes" style:family="presentation">
      <style:graphic-properties draw:stroke="none" draw:fill="none">
        <text:list-style style:name="Title2_5f_-notes" style:display-name="Title2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6.3999996185303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26.3999996185303pt" style:font-style-asian="normal" style:font-weight-asian="normal" style:font-name-complex="ＭＳ Ｐゴシック1" style:font-family-complex="'ＭＳ Ｐゴシック'" style:font-family-generic-complex="swiss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2_5f_-outline1" style:display-name="Title2_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3cm" fo:padding-bottom="0.13cm" fo:padding-left="0.25cm" fo:padding-right="0.25cm">
        <text:list-style style:name="Title2_5f_-outline1" style:display-name="Title2_-outline1">
          <text:list-level-style-bullet text:level="1" text:bullet-char="•">
            <style:list-level-properties text:min-label-width="0.952cm"/>
            <style:text-properties style:font-name="Arial2" fo:color="#691638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Times" fo:color="#dc5a21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87adb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341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38.9000015258789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32pt" style:font-style-asian="normal" style:font-weight-asian="normal" style:font-name-complex="ＭＳ Ｐゴシック1" style:font-family-complex="'ＭＳ Ｐゴシック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-outline2" style:display-name="Title2_-outline2" style:family="presentation" style:parent-style-name="Title2_5f_-outline1">
      <style:paragraph-properties fo:margin-left="0cm" fo:margin-right="0cm" fo:margin-top="0.298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34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8pt" style:font-style-asian="normal" style:font-weight-asian="normal" style:font-name-complex="ＭＳ Ｐゴシック1" style:font-family-complex="'ＭＳ Ｐゴシック'" style:font-family-generic-complex="swiss" style:font-pitch-complex="variable" style:font-size-complex="28pt" style:font-style-complex="normal" style:font-weight-complex="normal" style:font-relief="none"/>
    </style:style>
    <style:style style:name="Title2_5f_-outline3" style:display-name="Title2_-outline3" style:family="presentation" style:parent-style-name="Title2_5f_-outline2">
      <style:paragraph-properties fo:margin-left="0cm" fo:margin-right="0cm" fo:margin-top="0.25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9.2000007629395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font-relief="none"/>
    </style:style>
    <style:style style:name="Title2_5f_-outline4" style:display-name="Title2_-outline4" style:family="presentation" style:parent-style-name="Title2_5f_-outline3">
      <style:paragraph-properties fo:margin-left="0cm" fo:margin-right="0cm" fo:margin-top="0.212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4.2999992370605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2_5f_-outline5" style:display-name="Title2_-outline5" style:family="presentation" style:parent-style-name="Title2_5f_-outline4">
      <style:paragraph-properties fo:margin-left="0cm" fo:margin-right="0cm" fo:margin-top="0.212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4.2999992370605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2_5f_-outline6" style:display-name="Title2_-outline6" style:family="presentation" style:parent-style-name="Title2_5f_-outline5">
      <style:paragraph-properties fo:margin-left="0cm" fo:margin-right="0cm" fo:margin-top="0.212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4.2999992370605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2_5f_-outline7" style:display-name="Title2_-outline7" style:family="presentation" style:parent-style-name="Title2_5f_-outline6">
      <style:paragraph-properties fo:margin-left="0cm" fo:margin-right="0cm" fo:margin-top="0.212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4.2999992370605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2_5f_-outline8" style:display-name="Title2_-outline8" style:family="presentation" style:parent-style-name="Title2_5f_-outline7">
      <style:paragraph-properties fo:margin-left="0cm" fo:margin-right="0cm" fo:margin-top="0.212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4.2999992370605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2_5f_-outline9" style:display-name="Title2_-outline9" style:family="presentation" style:parent-style-name="Title2_5f_-outline8">
      <style:paragraph-properties fo:margin-left="0cm" fo:margin-right="0cm" fo:margin-top="0.212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4.2999992370605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2_5f_-subtitle" style:display-name="Title2_-subtitle" style:family="presentation">
      <style:graphic-properties draw:stroke="none" draw:fill="none" draw:textarea-vertical-align="middle">
        <text:list-style style:name="Title2_5f_-subtitle" style:display-name="Title2_-subtitle">
          <text:list-level-style-number text:level="1" style:num-format="">
            <style:list-level-properties/>
            <style:text-properties fo:color="#691638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dc5a21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87adb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32pt" style:font-style-asian="normal" style:font-weight-asian="normal" style:font-name-complex="ＭＳ Ｐゴシック1" style:font-family-complex="'ＭＳ Ｐゴシック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-title" style:display-name="Title2_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2_5f_-title" style:display-name="Title2_-title">
          <text:list-level-style-number text:level="1" style:num-format="">
            <style:list-level-properties/>
            <style:text-properties fo:color="#69163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691638" style:text-outline="false" style:text-line-through-style="none" style:text-line-through-type="none" style:text-position="0% 100%" style:font-name="Arial2" fo:font-family="Arial" style:font-family-generic="swiss" style:font-pitch="variable" fo:font-size="62.5999984741211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44pt" style:font-style-asian="normal" style:font-weight-asian="normal" style:font-name-complex="ＭＳ Ｐゴシック1" style:font-family-complex="'ＭＳ Ｐゴシック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_5f_-background" style:display-name="Title1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_5f_-backgroundobjects" style:display-name="Title1_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_5f_-notes" style:display-name="Title1_-notes" style:family="presentation">
      <style:graphic-properties draw:stroke="none" draw:fill="none">
        <text:list-style style:name="Title1_5f_-notes" style:display-name="Title1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6.399999618530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1_5f_-outline1" style:display-name="Title1_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3cm" fo:padding-bottom="0.13cm" fo:padding-left="0.25cm" fo:padding-right="0.25cm">
        <text:list-style style:name="Title1_5f_-outline1" style:display-name="Title1_-outline1">
          <text:list-level-style-bullet text:level="1" text:bullet-char="•">
            <style:list-level-properties text:min-label-width="0.952cm"/>
            <style:text-properties style:font-name="Arial2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31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35.2999992370605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_5f_-outline2" style:display-name="Title1_-outline2" style:family="presentation" style:parent-style-name="Title1_5f_-outline1">
      <style:paragraph-properties fo:margin-left="0cm" fo:margin-right="0cm" fo:margin-top="0.271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30.8999996185303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_5f_-outline3" style:display-name="Title1_-outline3" style:family="presentation" style:parent-style-name="Title1_5f_-outline2">
      <style:paragraph-properties fo:margin-left="0cm" fo:margin-right="0cm" fo:margin-top="0.232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6.5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_5f_-outline4" style:display-name="Title1_-outline4" style:family="presentation" style:parent-style-name="Title1_5f_-outline3">
      <style:paragraph-properties fo:margin-left="0cm" fo:margin-right="0cm" fo:margin-top="0.193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_5f_-outline5" style:display-name="Title1_-outline5" style:family="presentation" style:parent-style-name="Title1_5f_-outline4">
      <style:paragraph-properties fo:margin-left="0cm" fo:margin-right="0cm" fo:margin-top="0.193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_5f_-outline6" style:display-name="Title1_-outline6" style:family="presentation" style:parent-style-name="Title1_5f_-outline5">
      <style:paragraph-properties fo:margin-left="0cm" fo:margin-right="0cm" fo:margin-top="0.193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_5f_-outline7" style:display-name="Title1_-outline7" style:family="presentation" style:parent-style-name="Title1_5f_-outline6">
      <style:paragraph-properties fo:margin-left="0cm" fo:margin-right="0cm" fo:margin-top="0.193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_5f_-outline8" style:display-name="Title1_-outline8" style:family="presentation" style:parent-style-name="Title1_5f_-outline7">
      <style:paragraph-properties fo:margin-left="0cm" fo:margin-right="0cm" fo:margin-top="0.193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_5f_-outline9" style:display-name="Title1_-outline9" style:family="presentation" style:parent-style-name="Title1_5f_-outline8">
      <style:paragraph-properties fo:margin-left="0cm" fo:margin-right="0cm" fo:margin-top="0.193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_5f_-subtitle" style:display-name="Title1_-subtitle" style:family="presentation">
      <style:graphic-properties draw:stroke="none" draw:fill="none" draw:textarea-vertical-align="middle">
        <text:list-style style:name="Title1_5f_-subtitle" style:display-name="Title1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_5f_-title" style:display-name="Title1_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_5f_-title" style:display-name="Title1_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2" fo:font-family="Arial" style:font-family-generic="swiss" style:font-pitch="variable" fo:font-size="48.5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9.1000003814697pt" style:font-style-asian="normal" style:font-weight-asian="normal" style:font-name-complex="FreeSans" style:font-family-complex="FreeSans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/>
      <style:text-properties fo:font-variant="normal" fo:text-transform="none" fo:color="#17375e" style:text-outline="false" style:text-line-through-style="none" style:text-line-through-type="none" style:text-position="0% 100%" style:font-name="Cambria" fo:font-family="Cambria" style:font-family-generic="roman" style:font-pitch="variable" fo:font-size="30.8999996185303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start" fo:text-indent="0cm" style:punctuation-wrap="hanging"/>
      <style:text-properties fo:font-variant="normal" fo:text-transform="none" fo:color="#403152" style:text-line-through-style="none" style:text-line-through-type="none" style:text-position="0% 100%" style:font-name="Calibri3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3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3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21.8999996185303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27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7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7-notes" style:family="presentation">
      <style:graphic-properties draw:stroke="none" draw:fill="none">
        <text:list-style style:name="Title2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12pt" style:font-style-asian="normal" style:font-weight-asian="normal" style:font-name-complex="Droid Sans Devanagari" style:font-family-complex="'Droid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7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079cm" fo:padding-bottom="0cm" fo:padding-left="0cm" fo:padding-right="0cm">
        <text:list-style style:name="Title27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498cm" fo:margin-bottom="0cm" fo:line-height="93%" fo:text-align="start" fo:text-indent="-0.952cm" style:punctuation-wrap="simple" style:line-break="normal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pitch="fixed" fo:font-size="32pt" fo:font-style="normal" fo:text-shadow="none" style:text-underline-style="none" fo:font-weight="normal" style:letter-kerning="true" fo:background-color="transparent" style:font-name-asian="ＭＳ Ｐゴシック3" style:font-family-asian="'ＭＳ Ｐゴシック'" style:font-pitch-asian="fixed" style:font-size-asian="32pt" style:font-style-asian="normal" style:font-weight-asian="normal" style:font-name-complex="ＭＳ Ｐゴシック3" style:font-family-complex="'ＭＳ Ｐゴシック'" style:font-pitch-complex="fixed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7-outline2" style:family="presentation" style:parent-style-name="Title27-outline1">
      <style:paragraph-properties fo:margin-left="2.063cm" fo:margin-right="0cm" fo:margin-top="0.401cm" fo:margin-bottom="0cm" fo:line-height="93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4" fo:font-family="Arial" style:font-pitch="fixed" fo:font-size="28pt" fo:font-style="normal" fo:text-shadow="none" style:text-underline-style="none" fo:font-weight="normal" style:font-name-asian="ＭＳ Ｐゴシック3" style:font-family-asian="'ＭＳ Ｐゴシック'" style:font-pitch-asian="fixed" style:font-size-asian="28pt" style:font-style-asian="normal" style:font-weight-asian="normal" style:font-name-complex="ＭＳ Ｐゴシック3" style:font-family-complex="'ＭＳ Ｐゴシック'" style:font-pitch-complex="fixed" style:font-size-complex="28pt" style:font-style-complex="normal" style:font-weight-complex="normal" style:font-relief="none"/>
    </style:style>
    <style:style style:name="Title27-outline3" style:family="presentation" style:parent-style-name="Title27-outline2">
      <style:paragraph-properties fo:margin-left="3.175cm" fo:margin-right="0cm" fo:margin-top="0.299cm" fo:margin-bottom="0cm" fo:line-height="93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4" fo:font-family="Arial" style:font-pitch="fixed" fo:font-size="24pt" fo:font-style="normal" fo:text-shadow="none" style:text-underline-style="none" fo:font-weight="normal" style:font-name-asian="ＭＳ Ｐゴシック3" style:font-family-asian="'ＭＳ Ｐゴシック'" style:font-pitch-asian="fixed" style:font-size-asian="24pt" style:font-style-asian="normal" style:font-weight-asian="normal" style:font-name-complex="ＭＳ Ｐゴシック3" style:font-family-complex="'ＭＳ Ｐゴシック'" style:font-pitch-complex="fixed" style:font-size-complex="24pt" style:font-style-complex="normal" style:font-weight-complex="normal" style:font-relief="none"/>
    </style:style>
    <style:style style:name="Title27-outline4" style:family="presentation" style:parent-style-name="Title27-outline3">
      <style:paragraph-properties fo:margin-left="4.445cm" fo:margin-right="0cm" fo:margin-top="0.202cm" fo:margin-bottom="0cm" fo:line-height="93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4" fo:font-family="Arial" style:font-pitch="fixed" fo:font-size="20pt" fo:font-style="normal" fo:text-shadow="none" style:text-underline-style="none" fo:font-weight="normal" style:font-name-asian="ＭＳ Ｐゴシック3" style:font-family-asian="'ＭＳ Ｐゴシック'" style:font-pitch-asian="fixed" style:font-size-asian="20pt" style:font-style-asian="normal" style:font-weight-asian="normal" style:font-name-complex="ＭＳ Ｐゴシック3" style:font-family-complex="'ＭＳ Ｐゴシック'" style:font-pitch-complex="fixed" style:font-size-complex="20pt" style:font-style-complex="normal" style:font-weight-complex="normal" style:font-relief="none"/>
    </style:style>
    <style:style style:name="Title27-outline5" style:family="presentation" style:parent-style-name="Title27-outline4">
      <style:paragraph-properties fo:margin-left="5.715cm" fo:margin-right="0cm" fo:margin-top="0.101cm" fo:margin-bottom="0cm" fo:line-height="93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4" fo:font-family="Arial" style:font-pitch="fixed" fo:font-size="20pt" fo:font-style="normal" fo:text-shadow="none" style:text-underline-style="none" fo:font-weight="normal" style:font-name-asian="ＭＳ Ｐゴシック3" style:font-family-asian="'ＭＳ Ｐゴシック'" style:font-pitch-asian="fixed" style:font-size-asian="20pt" style:font-style-asian="normal" style:font-weight-asian="normal" style:font-name-complex="ＭＳ Ｐゴシック3" style:font-family-complex="'ＭＳ Ｐゴシック'" style:font-pitch-complex="fixed" style:font-size-complex="20pt" style:font-style-complex="normal" style:font-weight-complex="normal" style:font-relief="none"/>
    </style:style>
    <style:style style:name="Title27-outline6" style:family="presentation" style:parent-style-name="Title27-outline5">
      <style:paragraph-properties fo:margin-left="5.715cm" fo:margin-right="0cm" fo:margin-top="0.101cm" fo:margin-bottom="0cm" fo:line-height="93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4" fo:font-family="Arial" style:font-pitch="fixed" fo:font-size="20pt" fo:font-style="normal" fo:text-shadow="none" style:text-underline-style="none" fo:font-weight="normal" style:font-name-asian="ＭＳ Ｐゴシック3" style:font-family-asian="'ＭＳ Ｐゴシック'" style:font-pitch-asian="fixed" style:font-size-asian="20pt" style:font-style-asian="normal" style:font-weight-asian="normal" style:font-name-complex="ＭＳ Ｐゴシック3" style:font-family-complex="'ＭＳ Ｐゴシック'" style:font-pitch-complex="fixed" style:font-size-complex="20pt" style:font-style-complex="normal" style:font-weight-complex="normal" style:font-relief="none"/>
    </style:style>
    <style:style style:name="Title27-outline7" style:family="presentation" style:parent-style-name="Title27-outline6">
      <style:paragraph-properties fo:margin-left="5.715cm" fo:margin-right="0cm" fo:margin-top="0.101cm" fo:margin-bottom="0cm" fo:line-height="93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4" fo:font-family="Arial" style:font-pitch="fixed" fo:font-size="20pt" fo:font-style="normal" fo:text-shadow="none" style:text-underline-style="none" fo:font-weight="normal" style:font-name-asian="ＭＳ Ｐゴシック3" style:font-family-asian="'ＭＳ Ｐゴシック'" style:font-pitch-asian="fixed" style:font-size-asian="20pt" style:font-style-asian="normal" style:font-weight-asian="normal" style:font-name-complex="ＭＳ Ｐゴシック3" style:font-family-complex="'ＭＳ Ｐゴシック'" style:font-pitch-complex="fixed" style:font-size-complex="20pt" style:font-style-complex="normal" style:font-weight-complex="normal" style:font-relief="none"/>
    </style:style>
    <style:style style:name="Title27-outline8" style:family="presentation" style:parent-style-name="Title27-outline7">
      <style:paragraph-properties fo:margin-left="5.715cm" fo:margin-right="0cm" fo:margin-top="0.101cm" fo:margin-bottom="0cm" fo:line-height="93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4" fo:font-family="Arial" style:font-pitch="fixed" fo:font-size="20pt" fo:font-style="normal" fo:text-shadow="none" style:text-underline-style="none" fo:font-weight="normal" style:font-name-asian="ＭＳ Ｐゴシック3" style:font-family-asian="'ＭＳ Ｐゴシック'" style:font-pitch-asian="fixed" style:font-size-asian="20pt" style:font-style-asian="normal" style:font-weight-asian="normal" style:font-name-complex="ＭＳ Ｐゴシック3" style:font-family-complex="'ＭＳ Ｐゴシック'" style:font-pitch-complex="fixed" style:font-size-complex="20pt" style:font-style-complex="normal" style:font-weight-complex="normal" style:font-relief="none"/>
    </style:style>
    <style:style style:name="Title27-outline9" style:family="presentation" style:parent-style-name="Title27-outline8">
      <style:paragraph-properties fo:margin-left="5.715cm" fo:margin-right="0cm" fo:margin-top="0.101cm" fo:margin-bottom="0cm" fo:line-height="93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4" fo:font-family="Arial" style:font-pitch="fixed" fo:font-size="20pt" fo:font-style="normal" fo:text-shadow="none" style:text-underline-style="none" fo:font-weight="normal" style:font-name-asian="ＭＳ Ｐゴシック3" style:font-family-asian="'ＭＳ Ｐゴシック'" style:font-pitch-asian="fixed" style:font-size-asian="20pt" style:font-style-asian="normal" style:font-weight-asian="normal" style:font-name-complex="ＭＳ Ｐゴシック3" style:font-family-complex="'ＭＳ Ｐゴシック'" style:font-pitch-complex="fixed" style:font-size-complex="20pt" style:font-style-complex="normal" style:font-weight-complex="normal" style:font-relief="none"/>
    </style:style>
    <style:style style:name="Title27-subtitle" style:family="presentation">
      <style:graphic-properties draw:stroke="none" draw:fill="none" draw:textarea-vertical-align="middle">
        <text:list-style style:name="Title2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498cm" fo:margin-bottom="0cm" fo:line-height="93%" fo:text-align="center" fo:text-indent="-0.952cm" style:punctuation-wrap="simple" style:line-break="normal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pitch="fixed" fo:font-size="32pt" fo:font-style="normal" fo:text-shadow="none" style:text-underline-style="none" fo:font-weight="normal" style:letter-kerning="true" fo:background-color="transparent" style:font-name-asian="ＭＳ Ｐゴシック3" style:font-family-asian="'ＭＳ Ｐゴシック'" style:font-pitch-asian="fixed" style:font-size-asian="32pt" style:font-style-asian="normal" style:font-weight-asian="normal" style:font-name-complex="ＭＳ Ｐゴシック3" style:font-family-complex="'ＭＳ Ｐゴシック'" style:font-pitch-complex="fixed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7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pitch="fixed" fo:font-size="44pt" fo:font-style="normal" fo:text-shadow="none" style:text-underline-style="none" fo:font-weight="normal" style:letter-kerning="true" fo:background-color="transparent" style:font-name-asian="ＭＳ Ｐゴシック3" style:font-family-asian="'ＭＳ Ｐゴシック'" style:font-pitch-asian="fixed" style:font-size-asian="44pt" style:font-style-asian="normal" style:font-weight-asian="normal" style:font-name-complex="ＭＳ Ｐゴシック3" style:font-family-complex="'ＭＳ Ｐゴシック'" style:font-pitch-complex="fixed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26.3999996185303pt" style:font-style-asian="normal" style:font-weight-asian="normal" style:font-name-complex="Droid Sans Devanagari" style:font-family-complex="'Droid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5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18pt" style:language-asian="en" style:country-asian="US" style:font-style-asian="normal" style:font-weight-asian="normal" style:font-name-complex="DejaVu Sans2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5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5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5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5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18pt" style:language-asian="en" style:country-asian="US" style:font-style-asian="normal" style:font-weight-asian="normal" style:font-name-complex="DejaVu Sans2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26.3999996185303pt" style:font-style-asian="normal" style:font-weight-asian="normal" style:font-name-complex="Droid Sans Devanagari" style:font-family-complex="'Droid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5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18pt" style:language-asian="en" style:country-asian="US" style:font-style-asian="normal" style:font-weight-asian="normal" style:font-name-complex="DejaVu Sans2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5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5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5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5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18pt" style:language-asian="en" style:country-asian="US" style:font-style-asian="normal" style:font-weight-asian="normal" style:font-name-complex="DejaVu Sans2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_5f_-background" style:display-name="Title and Content__-background" style:family="presentation">
      <style:graphic-properties draw:stroke="none" draw:fill="solid" draw:fill-color="#ffffff"/>
      <style:text-properties style:letter-kerning="true"/>
    </style:style>
    <style:style style:name="Title_20_and_20_Content_5f__5f_-backgroundobjects" style:display-name="Title and Content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_5f_-notes" style:display-name="Title and Content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_5f__5f_-outline1" style:display-name="Title and Content__-outline1" style:family="presentation">
      <style:graphic-properties draw:stroke="none" draw:fill="none" draw:auto-grow-height="false" draw:fit-to-size="shrink-to-fit" style:shrink-to-fit="true">
        <text:list-style style:name="Title_20_and_20_Content_5f__5f_-outline1" style:display-name="Title and Content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35.2999992370605pt" fo:letter-spacing="normal" fo:language="en" fo:country="US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_5f_-outline2" style:display-name="Title and Content__-outline2" style:family="presentation" style:parent-style-name="Title_20_and_20_Content_5f__5f_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Calibri3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_5f__5f_-outline3" style:display-name="Title and Content__-outline3" style:family="presentation" style:parent-style-name="Title_20_and_20_Content_5f__5f_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Calibri3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_5f__5f_-outline4" style:display-name="Title and Content__-outline4" style:family="presentation" style:parent-style-name="Title_20_and_20_Content_5f__5f_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Calibri3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_5f__5f_-outline5" style:display-name="Title and Content__-outline5" style:family="presentation" style:parent-style-name="Title_20_and_20_Content_5f_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-outline6" style:display-name="Title and Content__-outline6" style:family="presentation" style:parent-style-name="Title_20_and_20_Content_5f_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-outline7" style:display-name="Title and Content__-outline7" style:family="presentation" style:parent-style-name="Title_20_and_20_Content_5f_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-outline8" style:display-name="Title and Content__-outline8" style:family="presentation" style:parent-style-name="Title_20_and_20_Content_5f_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-outline9" style:display-name="Title and Content__-outline9" style:family="presentation" style:parent-style-name="Title_20_and_20_Content_5f_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-subtitle" style:display-name="Title and Content__-subtitle" style:family="presentation">
      <style:graphic-properties draw:stroke="none" draw:fill="none" draw:textarea-vertical-align="middle">
        <text:list-style style:name="Title_20_and_20_Content_5f__5f_-subtitle" style:display-name="Title and Content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_5f_-title" style:display-name="Title and Content__-title" style:family="presentation">
      <style:graphic-properties draw:stroke="none" draw:fill="none" draw:textarea-vertical-align="middle">
        <text:list-style style:name="Title_20_and_20_Content_5f__5f_-title" style:display-name="Title and Content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19.8999996185303pt" fo:letter-spacing="normal" fo:language="en" fo:country="US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_5f_-background" style:display-name="Blank_-background" style:family="presentation">
      <style:graphic-properties draw:stroke="none" draw:fill="solid" draw:fill-color="#ffffff"/>
      <style:text-properties style:letter-kerning="true"/>
    </style:style>
    <style:style style:name="Blank_5f_-backgroundobjects" style:display-name="Blank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-notes" style:display-name="Blank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26.3999996185303pt" style:font-style-asian="normal" style:font-weight-asian="normal" style:font-name-complex="Droid Sans Devanagari" style:font-family-complex="'Droid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lank_5f_-outline1" style:display-name="Blank_-outline1" style:family="presentation">
      <style:graphic-properties draw:stroke="none" draw:fill="none" draw:auto-grow-height="false" draw:fit-to-size="shrink-to-fit" style:shrink-to-fit="true">
        <text:list-style style:name="Blank_5f_-outline1" style:display-name="Blank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87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Gill Sans2" fo:font-family="'Gill Sans'" fo:font-size="32.5999984741211pt" fo:letter-spacing="normal" fo:language="en" fo:country="US" fo:font-style="normal" fo:text-shadow="none" style:text-underline-style="none" fo:font-weight="normal" style:letter-kerning="true" fo:background-color="transparent" style:font-name-asian="Heiti SC Light2" style:font-family-asian="'Heiti SC Light'" style:font-size-asian="42pt" style:language-asian="en" style:country-asian="US" style:font-style-asian="normal" style:font-weight-asian="normal" style:font-name-complex="Heiti SC Light2" style:font-family-complex="'Heiti SC Light'" style:font-size-complex="4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_5f_-outline2" style:display-name="Blank_-outline2" style:family="presentation" style:parent-style-name="Blank_5f_-outline1">
      <style:paragraph-properties fo:margin-left="0cm" fo:margin-right="0cm" fo:margin-top="0.309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Gill Sans2" fo:font-family="'Gill Sans'" fo:font-size="32.5999984741211pt" fo:letter-spacing="normal" fo:font-style="normal" style:text-underline-style="none" fo:font-weight="normal" style:font-name-asian="Heiti SC Light2" style:font-family-asian="'Heiti SC Light'" style:font-size-asian="42pt" style:font-style-asian="normal" style:font-weight-asian="normal" style:font-name-complex="Heiti SC Light2" style:font-family-complex="'Heiti SC Light'" style:font-size-complex="42pt" style:font-style-complex="normal" style:font-weight-complex="normal"/>
    </style:style>
    <style:style style:name="Blank_5f_-outline3" style:display-name="Blank_-outline3" style:family="presentation" style:parent-style-name="Blank_5f_-outline2">
      <style:paragraph-properties fo:margin-left="0cm" fo:margin-right="0cm" fo:margin-top="0.23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Gill Sans2" fo:font-family="'Gill Sans'" fo:font-size="32.5999984741211pt" fo:letter-spacing="normal" fo:font-style="normal" style:text-underline-style="none" fo:font-weight="normal" style:font-name-asian="Heiti SC Light2" style:font-family-asian="'Heiti SC Light'" style:font-size-asian="42pt" style:font-style-asian="normal" style:font-weight-asian="normal" style:font-name-complex="Heiti SC Light2" style:font-family-complex="'Heiti SC Light'" style:font-size-complex="42pt" style:font-style-complex="normal" style:font-weight-complex="normal"/>
    </style:style>
    <style:style style:name="Blank_5f_-outline4" style:display-name="Blank_-outline4" style:family="presentation" style:parent-style-name="Blank_5f_-outline3">
      <style:paragraph-properties fo:margin-left="0cm" fo:margin-right="0cm" fo:margin-top="0.15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Gill Sans2" fo:font-family="'Gill Sans'" fo:font-size="32.5999984741211pt" fo:letter-spacing="normal" fo:font-style="normal" style:text-underline-style="none" fo:font-weight="normal" style:font-name-asian="Heiti SC Light2" style:font-family-asian="'Heiti SC Light'" style:font-size-asian="42pt" style:font-style-asian="normal" style:font-weight-asian="normal" style:font-name-complex="Heiti SC Light2" style:font-family-complex="'Heiti SC Light'" style:font-size-complex="42pt" style:font-style-complex="normal" style:font-weight-complex="normal"/>
    </style:style>
    <style:style style:name="Blank_5f_-outline5" style:display-name="Blank_-outline5" style:family="presentation" style:parent-style-name="Blank_5f_-outline4">
      <style:paragraph-properties fo:margin-left="0cm" fo:margin-right="0cm" fo:margin-top="0.077cm" fo:margin-bottom="0cm" fo:text-indent="0cm"/>
      <style:text-properties fo:font-size="15.5pt" style:font-size-asian="20pt" style:font-size-complex="20pt"/>
    </style:style>
    <style:style style:name="Blank_5f_-outline6" style:display-name="Blank_-outline6" style:family="presentation" style:parent-style-name="Blank_5f_-outline5">
      <style:paragraph-properties fo:margin-left="0cm" fo:margin-right="0cm" fo:margin-top="0.077cm" fo:margin-bottom="0cm" fo:text-indent="0cm"/>
      <style:text-properties fo:font-size="15.5pt" style:font-size-asian="20pt" style:font-size-complex="20pt"/>
    </style:style>
    <style:style style:name="Blank_5f_-outline7" style:display-name="Blank_-outline7" style:family="presentation" style:parent-style-name="Blank_5f_-outline6">
      <style:paragraph-properties fo:margin-left="0cm" fo:margin-right="0cm" fo:margin-top="0.077cm" fo:margin-bottom="0cm" fo:text-indent="0cm"/>
      <style:text-properties fo:font-size="15.5pt" style:font-size-asian="20pt" style:font-size-complex="20pt"/>
    </style:style>
    <style:style style:name="Blank_5f_-outline8" style:display-name="Blank_-outline8" style:family="presentation" style:parent-style-name="Blank_5f_-outline7">
      <style:paragraph-properties fo:margin-left="0cm" fo:margin-right="0cm" fo:margin-top="0.077cm" fo:margin-bottom="0cm" fo:text-indent="0cm"/>
      <style:text-properties fo:font-size="15.5pt" style:font-size-asian="20pt" style:font-size-complex="20pt"/>
    </style:style>
    <style:style style:name="Blank_5f_-outline9" style:display-name="Blank_-outline9" style:family="presentation" style:parent-style-name="Blank_5f_-outline8">
      <style:paragraph-properties fo:margin-left="0cm" fo:margin-right="0cm" fo:margin-top="0.077cm" fo:margin-bottom="0cm" fo:text-indent="0cm"/>
      <style:text-properties fo:font-size="15.5pt" style:font-size-asian="20pt" style:font-size-complex="20pt"/>
    </style:style>
    <style:style style:name="Blank_5f_-subtitle" style:display-name="Blank_-subtitle" style:family="presentation">
      <style:graphic-properties draw:stroke="none" draw:fill="none" draw:textarea-vertical-align="middle">
        <text:list-style style:name="Blank_5f_-subtitle" style:display-name="Blank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-title" style:display-name="Blank_-title" style:family="presentation">
      <style:graphic-properties draw:stroke="none" draw:fill="none" draw:textarea-vertical-align="middle">
        <text:list-style style:name="Blank_5f_-title" style:display-name="Blank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Gill Sans2" fo:font-family="'Gill Sans'" fo:font-size="32.5999984741211pt" fo:letter-spacing="normal" fo:language="en" fo:country="US" fo:font-style="normal" fo:text-shadow="none" style:text-underline-style="none" fo:font-weight="normal" style:letter-kerning="true" fo:background-color="transparent" style:font-name-asian="Heiti SC Light2" style:font-family-asian="'Heiti SC Light'" style:font-size-asian="42pt" style:language-asian="en" style:country-asian="US" style:font-style-asian="normal" style:font-weight-asian="normal" style:font-name-complex="Heiti SC Light2" style:font-family-complex="'Heiti SC Light'" style:font-size-complex="4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bitmap" draw:fill-image-name="bwmed" style:repeat="stretch"/>
    </style:style>
    <style:style style:name="Mdp4" style:family="drawing-page">
      <style:drawing-page-properties draw:background-size="border" draw:fill="bitmap" draw:fill-image-name="msFillBitmap_20_2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603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5cm" fo:min-width="6.881cm"/>
    </style:style>
    <style:style style:name="Mgr5" style:family="graphic" style:parent-style-name="standard">
      <style:graphic-properties draw:stroke="none" draw:fill="none" draw:fill-color="#ffffff" draw:auto-grow-width="true" fo:min-height="0.594cm" fo:min-width="2.277cm"/>
    </style:style>
    <style:style style:name="Mgr6" style:family="graphic" style:parent-style-name="Object_20_with_20_no_20_fill_20_and_20_no_20_line_5f_20_5f_2_5f_2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9" style:family="graphic" style:parent-style-name="standard">
      <style:graphic-properties draw:stroke="dash" draw:stroke-dash="Dashed_20__28_var_29__20_4" svg:stroke-width="0.026cm" svg:stroke-color="#9fb8cd" draw:stroke-linejoin="round" draw:fill="none" draw:textarea-horizontal-align="center" draw:textarea-vertical-align="top" draw:auto-grow-height="false" draw:fit-to-size="false" style:shrink-to-fit="false" fo:padding-top="0.127cm" fo:padding-bottom="0.127cm" fo:padding-left="0.254cm" fo:padding-right="0.254cm" fo:wrap-option="wrap"/>
    </style:style>
    <style:style style:name="Mgr10" style:family="graphic" style:parent-style-name="standard">
      <style:graphic-properties draw:stroke="none" svg:stroke-width="0.071cm" draw:fill="solid" draw:fill-color="#9fb8c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11" style:family="graphic" style:parent-style-name="standard">
      <style:graphic-properties draw:stroke="none" draw:fill="none" draw:fill-color="#ffffff" draw:textarea-horizontal-align="left" draw:textarea-vertical-align="middle" draw:auto-grow-height="false" fo:min-height="0.86cm" fo:min-width="8.368cm" fo:padding-top="0.13cm" fo:padding-bottom="0.13cm" fo:padding-left="0.25cm" fo:padding-right="0.25cm" fo:wrap-option="no-wrap" draw:shadow-color="#808080"/>
    </style:style>
    <style:style style:name="Mgr1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1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5" style:family="graphic" style:parent-style-name="standard">
      <style:graphic-properties draw:stroke="solid" svg:stroke-width="0.026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6" style:family="graphic" style:parent-style-name="standard">
      <style:graphic-properties draw:stroke="solid" svg:stroke-width="0.026cm" svg:stroke-color="#80808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7" style:family="graphic" style:parent-style-name="standard">
      <style:graphic-properties draw:stroke="solid" svg:stroke-width="0.026cm" svg:stroke-color="#80808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19" style:family="graphic" style:parent-style-name="standard">
      <style:graphic-properties draw:stroke="none" draw:fill="none" draw:fill-color="#ffffff" draw:textarea-horizontal-align="left" draw:textarea-vertical-align="middle" draw:auto-grow-height="false" fo:min-height="1.182cm" fo:min-width="6.017cm" fo:padding-top="0.13cm" fo:padding-bottom="0.13cm" fo:padding-left="0.25cm" fo:padding-right="0.25cm" fo:wrap-option="no-wrap" draw:shadow-color="#808080"/>
    </style:style>
    <style:style style:name="Mgr20" style:family="graphic" style:parent-style-name="standard">
      <style:graphic-properties draw:stroke="none" draw:fill="none" draw:fill-color="#ffffff" draw:textarea-horizontal-align="left" draw:textarea-vertical-align="middle" draw:auto-grow-height="false" fo:min-height="1.182cm" fo:min-width="8.372cm" fo:padding-top="0.13cm" fo:padding-bottom="0.13cm" fo:padding-left="0.25cm" fo:padding-right="0.25cm" fo:wrap-option="no-wrap" draw:shadow-color="#808080"/>
    </style:style>
    <style:style style:name="Mgr21" style:family="graphic" style:parent-style-name="standard" style:list-style-name="ML15">
      <style:graphic-properties draw:stroke="none" draw:fill="none" draw:fill-color="#ffffff" draw:textarea-horizontal-align="justify" draw:textarea-vertical-align="top" draw:auto-grow-height="false" draw:auto-grow-width="false" fo:min-height="1.439cm" fo:min-width="0cm" fo:padding-top="0cm" fo:padding-bottom="0cm" fo:padding-left="0cm" fo:padding-right="0cm" fo:wrap-option="wrap" draw:shadow-color="#808080"/>
    </style:style>
    <style:style style:name="Mgr22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97cm" fo:padding-top="0.13cm" fo:padding-bottom="0.13cm" fo:padding-left="0.25cm" fo:padding-right="0.25cm" fo:wrap-option="no-wrap" draw:shadow-color="#808080"/>
    </style:style>
    <style:style style:name="Mgr23" style:family="graphic" style:parent-style-name="standard">
      <style:graphic-properties draw:stroke="none" draw:fill="none" draw:fill-color="#ffffff" draw:textarea-horizontal-align="left" draw:textarea-vertical-align="middle" draw:auto-grow-height="false" fo:min-height="1.222cm" fo:min-width="8.61cm" fo:padding-top="0.13cm" fo:padding-bottom="0.13cm" fo:padding-left="0.25cm" fo:padding-right="0.25cm" fo:wrap-option="no-wrap" draw:shadow-color="#808080"/>
    </style:style>
    <style:style style:name="Mgr24" style:family="graphic" style:parent-style-name="standard">
      <style:graphic-properties draw:stroke="none" draw:fill="none" draw:fill-color="#ffffff" draw:textarea-horizontal-align="left" draw:textarea-vertical-align="middle" draw:auto-grow-height="false" fo:min-height="1.222cm" fo:min-width="8.611cm" fo:padding-top="0.13cm" fo:padding-bottom="0.13cm" fo:padding-left="0.25cm" fo:padding-right="0.25cm" fo:wrap-option="no-wrap" draw:shadow-color="#808080"/>
    </style:style>
    <style:style style:name="Mgr25" style:family="graphic" style:parent-style-name="standard">
      <style:graphic-properties draw:stroke="solid" svg:stroke-width="0cm" svg:stroke-color="#000000" draw:fill="solid" draw:fill-color="#004586" draw:textarea-vertical-align="top" draw:auto-grow-height="false" fo:min-height="2.299cm" fo:min-width="0.364cm" fo:padding-top="0.125cm" fo:padding-bottom="0.125cm" fo:padding-left="0.25cm" fo:padding-right="0.25cm" fo:wrap-option="wrap"/>
    </style:style>
    <style:style style:name="Mgr26" style:family="graphic" style:parent-style-name="standard">
      <style:graphic-properties draw:stroke="solid" svg:stroke-width="0cm" svg:stroke-color="#000000" draw:fill="solid" draw:fill-color="#004586" draw:textarea-vertical-align="top" draw:auto-grow-height="false" fo:min-height="2.299cm" fo:min-width="0.881cm" fo:padding-top="0.125cm" fo:padding-bottom="0.125cm" fo:padding-left="0.25cm" fo:padding-right="0.25cm" fo:wrap-option="wrap"/>
    </style:style>
    <style:style style:name="Mgr27" style:family="graphic" style:parent-style-name="standard">
      <style:graphic-properties draw:stroke="solid" svg:stroke-width="0cm" svg:stroke-color="#000000" draw:fill="solid" draw:fill-color="#004586" draw:textarea-vertical-align="top" draw:auto-grow-height="false" fo:min-height="2.299cm" fo:min-width="0.34cm" fo:padding-top="0.125cm" fo:padding-bottom="0.125cm" fo:padding-left="0.25cm" fo:padding-right="0.25cm" fo:wrap-option="wrap"/>
    </style:style>
    <style:style style:name="Mgr28" style:family="graphic" style:parent-style-name="standard">
      <style:graphic-properties draw:stroke="solid" svg:stroke-width="0cm" svg:stroke-color="#000000" draw:fill="gradient" draw:fill-gradient-name="Gradient_20_2" draw:textarea-vertical-align="top" draw:auto-grow-height="false" draw:fit-to-size="false" style:shrink-to-fit="false" fo:min-height="0.633cm" fo:min-width="25.699cm" fo:padding-top="0.125cm" fo:padding-bottom="0.125cm" fo:padding-left="0.25cm" fo:padding-right="0.25cm" fo:wrap-option="wrap"/>
    </style:style>
    <style:style style:name="Mgr29" style:family="graphic" style:parent-style-name="standard">
      <style:graphic-properties draw:stroke="none" svg:stroke-width="0cm" draw:fill="gradient" draw:fill-gradient-name="Gradient_20_2" draw:textarea-vertical-align="top" draw:auto-grow-height="false" fo:min-height="0.633cm" fo:min-width="0cm" fo:padding-top="0.125cm" fo:padding-bottom="0.125cm" fo:padding-left="0.25cm" fo:padding-right="0.25cm" fo:wrap-option="wrap"/>
    </style:style>
    <style:style style:name="Mgr3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31" style:family="graphic" style:parent-style-name="standard">
      <style:graphic-properties draw:stroke="solid" svg:stroke-width="0cm" svg:stroke-color="#d9d9d9" draw:fill="solid" draw:fill-color="#17375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3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6.009cm, 10.498cm, 0cm)" draw:image-opacity="100%" style:mirror="none"/>
    </style:style>
    <style:style style:name="Mpr1" style:family="presentation" style:parent-style-name="Default-backgroundobjects">
      <style:graphic-properties draw:stroke="none" draw:fill-color="#cccccc" draw:textarea-horizontal-align="justify" draw:textarea-vertical-align="middle" draw:auto-grow-height="false" fo:min-height="1.166cm" fo:min-width="17.332cm"/>
    </style:style>
    <style:style style:name="Mpr2" style:family="presentation" style:parent-style-name="Default-title">
      <style:graphic-properties draw:auto-grow-height="false" fo:min-height="3.50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-color="#6600cc" draw:textarea-horizontal-align="justify" draw:textarea-vertical-align="middle" draw:auto-grow-height="false" fo:min-height="1.166cm" fo:min-width="0.509cm"/>
    </style:style>
    <style:style style:name="Mpr5" style:family="presentation" style:parent-style-name="Default-backgroundobjects">
      <style:graphic-properties draw:stroke="none" draw:fill-color="#ff6600" draw:textarea-horizontal-align="justify" draw:textarea-vertical-align="middle" draw:auto-grow-height="false" fo:min-height="1.166cm" fo:min-width="0.508cm"/>
    </style:style>
    <style:style style:name="Mpr6" style:family="presentation" style:parent-style-name="Default-backgroundobjects">
      <style:graphic-properties draw:stroke="none" draw:fill-color="#cccccc" draw:textarea-horizontal-align="justify" draw:textarea-vertical-align="middle" draw:auto-grow-height="false" fo:min-height="0.905cm" fo:min-width="28cm"/>
    </style:style>
    <style:style style:name="Mpr7" style:family="presentation" style:parent-style-name="Default-backgroundobjects">
      <style:graphic-properties draw:stroke="none" draw:fill-color="#ff6600" draw:textarea-horizontal-align="justify" draw:textarea-vertical-align="middle" draw:auto-grow-height="false" fo:min-height="0.91cm" fo:min-width="0.39cm"/>
    </style:style>
    <style:style style:name="Mpr8" style:family="presentation" style:parent-style-name="Default-backgroundobjects">
      <style:graphic-properties draw:stroke="none" draw:fill-color="#6600cc" draw:textarea-horizontal-align="justify" draw:textarea-vertical-align="middle" draw:auto-grow-height="false" fo:min-height="0.905cm" fo:min-width="0.431cm"/>
    </style:style>
    <style:style style:name="Mpr9" style:family="presentation" style:parent-style-name="Default-backgroundobjects">
      <style:graphic-properties draw:stroke="none" draw:fill-color="#000066" draw:textarea-horizontal-align="justify" draw:textarea-vertical-align="middle" draw:auto-grow-height="false" fo:min-height="1.307cm" fo:min-width="0.744cm"/>
    </style:style>
    <style:style style:name="Mpr10" style:family="presentation" style:parent-style-name="Default-backgroundobjects">
      <style:graphic-properties draw:stroke="none" draw:fill-color="#000066" draw:textarea-horizontal-align="justify" draw:textarea-vertical-align="middle" draw:auto-grow-height="false" fo:min-height="0.905cm" fo:min-width="0.589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573cm" fo:min-width="0cm" fo:padding-top="0.13cm" fo:padding-bottom="0.13cm" fo:padding-left="0.25cm" fo:padding-right="0.25cm" fo:wrap-option="wrap" draw:shadow="hidden"/>
    </style:style>
    <style:style style:name="Mpr17" style:family="presentation" style:parent-style-name="Title1-backgroundobjects" style:list-style-name="ML4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r18" style:family="presentation" style:parent-style-name="Title1-backgroundobjects" style:list-style-name="ML4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r19" style:family="presentation" style:parent-style-name="Title1-backgroundobjects" style:list-style-name="ML5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r20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21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22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23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24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2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2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30" style:family="presentation" style:parent-style-name="Title_20_Only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31" style:family="presentation" style:parent-style-name="Title_20_Only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32" style:family="presentation" style:parent-style-name="Title_20_Only-backgroundobjects">
      <style:graphic-properties draw:stroke="none" draw:fill="none" draw:fill-color="#ffffff" draw:auto-grow-height="false" fo:min-height="1.397cm"/>
    </style:style>
    <style:style style:name="Mpr33" style:family="presentation" style:parent-style-name="Title_20_Only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Two_20_Content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35" style:family="presentation" style:parent-style-name="Two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36" style:family="presentation" style:parent-style-name="Two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37" style:family="presentation" style:parent-style-name="Two_20_Content-backgroundobjects">
      <style:graphic-properties draw:stroke="none" draw:fill="none" draw:fill-color="#ffffff" draw:auto-grow-height="false" fo:min-height="1.27cm"/>
    </style:style>
    <style:style style:name="Mpr38" style:family="presentation" style:parent-style-name="Two_20_Content-backgroundobjects">
      <style:graphic-properties draw:stroke="none" draw:fill="none" draw:fill-color="#ffffff" draw:textarea-vertical-align="bottom" draw:auto-grow-height="false" fo:min-height="1.27cm"/>
    </style:style>
    <style:style style:name="Mpr39" style:family="presentation" style:parent-style-name="Title2-backgroundobjects" style:list-style-name="ML13">
      <style:graphic-properties draw:stroke="none" draw:fill="none" draw:fill-color="#ffffff" draw:auto-grow-height="false" draw:auto-grow-width="false" fo:min-height="1.116cm" fo:min-width="0cm" fo:wrap-option="wrap"/>
    </style:style>
    <style:style style:name="Mpr40" style:family="presentation" style:parent-style-name="Title2-backgroundobjects" style:list-style-name="ML13">
      <style:graphic-properties draw:stroke="none" draw:fill="none" draw:fill-color="#ffffff" draw:auto-grow-height="false" draw:auto-grow-width="false" fo:min-height="1.117cm" fo:min-width="0cm" fo:wrap-option="wrap"/>
    </style:style>
    <style:style style:name="Mpr41" style:family="presentation" style:parent-style-name="Title2-backgroundobjects">
      <style:graphic-properties draw:stroke="none" draw:fill="none" draw:fill-color="#ffffff" draw:auto-grow-height="false" fo:min-height="1.449cm"/>
    </style:style>
    <style:style style:name="Mpr42" style:family="presentation" style:parent-style-name="Title2-backgroundobjects" style:list-style-name="ML13">
      <style:graphic-properties draw:stroke="none" draw:fill="none" draw:fill-color="#ffffff" draw:textarea-horizontal-align="lef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pr43" style:family="presentation" style:parent-style-name="Title2-backgroundobjects" style:list-style-name="ML13">
      <style:graphic-properties draw:stroke="none" draw:fill="none" draw:fill-color="#ffffff" draw:textarea-horizontal-align="righ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pr44" style:family="presentation" style:parent-style-name="Title2-backgroundobjects" style:list-style-name="ML13">
      <style:graphic-properties draw:stroke="none" draw:fill="none" draw:fill-color="#ffffff" draw:textarea-horizontal-align="lef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45" style:family="presentation" style:parent-style-name="Title2-backgroundobjects" style:list-style-name="ML13">
      <style:graphic-properties draw:stroke="none" draw:fill="none" draw:fill-color="#ffffff" draw:textarea-horizontal-align="righ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46" style:family="presentation" style:parent-style-name="Title2_5f_-backgroundobjects" style:list-style-name="ML14">
      <style:graphic-properties draw:stroke="none" draw:fill="none" draw:fill-color="#ffffff" draw:auto-grow-height="false" draw:auto-grow-width="false" fo:min-height="1.271cm" fo:min-width="0cm" fo:wrap-option="wrap"/>
    </style:style>
    <style:style style:name="Mpr47" style:family="presentation" style:parent-style-name="Title2_5f_-backgroundobjects">
      <style:graphic-properties draw:stroke="none" draw:fill="none" draw:fill-color="#ffffff" draw:auto-grow-height="false" fo:min-height="1.314cm"/>
    </style:style>
    <style:style style:name="Mpr48" style:family="presentation" style:parent-style-name="Title2_5f_-backgroundobjects">
      <style:graphic-properties draw:stroke="none" draw:fill="none" draw:fill-color="#ffffff" draw:textarea-horizontal-align="left" draw:textarea-vertical-align="top" draw:auto-grow-height="false" draw:auto-grow-width="false" fo:min-height="1.293cm" fo:min-width="0cm" fo:padding-top="0.129cm" fo:padding-bottom="0.129cm" fo:padding-left="0.259cm" fo:padding-right="0.259cm" fo:wrap-option="wrap" draw:shadow-color="#808080"/>
    </style:style>
    <style:style style:name="Mpr49" style:family="presentation" style:parent-style-name="Title2_5f_-backgroundobjects">
      <style:graphic-properties draw:stroke="none" draw:fill="none" draw:fill-color="#ffffff" draw:textarea-horizontal-align="right" draw:textarea-vertical-align="top" draw:auto-grow-height="false" draw:auto-grow-width="false" fo:min-height="1.293cm" fo:min-width="0cm" fo:padding-top="0.129cm" fo:padding-bottom="0.129cm" fo:padding-left="0.259cm" fo:padding-right="0.259cm" fo:wrap-option="wrap" draw:shadow-color="#808080"/>
    </style:style>
    <style:style style:name="Mpr50" style:family="presentation" style:parent-style-name="Title2_5f_-backgroundobjects">
      <style:graphic-properties draw:stroke="none" draw:fill="none" draw:fill-color="#ffffff" draw:textarea-horizontal-align="left" draw:textarea-vertical-align="bottom" draw:auto-grow-height="false" draw:auto-grow-width="false" fo:min-height="1.293cm" fo:min-width="0cm" fo:padding-top="0.129cm" fo:padding-bottom="0.129cm" fo:padding-left="0.259cm" fo:padding-right="0.259cm" fo:wrap-option="wrap" draw:shadow-color="#808080"/>
    </style:style>
    <style:style style:name="Mpr51" style:family="presentation" style:parent-style-name="Title2_5f_-backgroundobjects">
      <style:graphic-properties draw:stroke="none" draw:fill="none" draw:fill-color="#ffffff" draw:textarea-horizontal-align="right" draw:textarea-vertical-align="bottom" draw:auto-grow-height="false" draw:auto-grow-width="false" fo:min-height="1.293cm" fo:min-width="0cm" fo:padding-top="0.129cm" fo:padding-bottom="0.129cm" fo:padding-left="0.259cm" fo:padding-right="0.259cm" fo:wrap-option="wrap" draw:shadow-color="#808080"/>
    </style:style>
    <style:style style:name="Mpr52" style:family="presentation" style:parent-style-name="Title1_5f_-backgroundobjects">
      <style:graphic-properties draw:stroke="none" draw:fill="none" draw:fill-color="#ffffff" draw:auto-grow-height="false" draw:auto-grow-width="false" fo:min-height="1.324cm" fo:min-width="0cm" fo:wrap-option="wrap"/>
    </style:style>
    <style:style style:name="Mpr53" style:family="presentation" style:parent-style-name="Title1_5f_-backgroundobjects">
      <style:graphic-properties draw:stroke="none" draw:fill="none" draw:fill-color="#ffffff" draw:auto-grow-height="false" draw:auto-grow-width="false" fo:min-height="0.636cm" fo:min-width="0cm" fo:wrap-option="wrap"/>
    </style:style>
    <style:style style:name="Mpr54" style:family="presentation" style:parent-style-name="Title1_5f_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5" style:family="presentation" style:parent-style-name="Title1_5f_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6" style:family="presentation" style:parent-style-name="Title1_5f_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7" style:family="presentation" style:parent-style-name="Title1_5f_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8" style:family="presentation" style:parent-style-name="Title_20_and_20_Conten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9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0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1" style:family="presentation" style:parent-style-name="Title_20_and_20_Content_5f_-backgroundobjects">
      <style:graphic-properties draw:stroke="none" draw:fill="none" draw:fill-color="#ffffff" draw:auto-grow-height="false" fo:min-height="1.397cm"/>
    </style:style>
    <style:style style:name="Mpr62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97cm"/>
    </style:style>
    <style:style style:name="Mpr63" style:family="presentation" style:parent-style-name="Title27-backgroundobjects" style:list-style-name="ML15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r64" style:family="presentation" style:parent-style-name="Title_20_Slide-title">
      <style:graphic-properties draw:stroke="solid" svg:stroke-width="0cm" svg:stroke-color="#d9d9d9" draw:fill="solid" draw:fill-color="#17375e" draw:textarea-vertical-align="middle" draw:auto-grow-height="false" draw:fit-to-size="false" style:shrink-to-fit="false" fo:min-height="3.506cm" fo:padding-top="0cm" fo:padding-bottom="0cm" fo:padding-left="0cm" fo:padding-right="0cm" fo:wrap-option="wrap"/>
    </style:style>
    <style:style style:name="Mpr65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66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67" style:family="presentation" style:parent-style-name="Title_2c__20_Content-title">
      <style:graphic-properties draw:stroke="solid" svg:stroke-width="0cm" svg:stroke-color="#d9d9d9" draw:fill="solid" draw:fill-color="#17375e" draw:textarea-vertical-align="middle" draw:auto-grow-height="false" draw:fit-to-size="false" style:shrink-to-fit="false" fo:min-height="3.506cm" fo:padding-top="0cm" fo:padding-bottom="0cm" fo:padding-left="0cm" fo:padding-right="0cm" fo:wrap-option="wrap"/>
    </style:style>
    <style:style style:name="Mpr68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69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r70" style:family="presentation" style:parent-style-name="Title_20_and_20_Content_5f__5f_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71" style:family="presentation" style:parent-style-name="Title_20_and_20_Content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2" style:family="presentation" style:parent-style-name="Title_20_and_20_Content_5f__5f_-backgroundobjects">
      <style:graphic-properties draw:stroke="none" draw:fill="none" draw:fill-color="#ffffff" draw:auto-grow-height="false" fo:min-height="1.397cm"/>
    </style:style>
    <style:style style:name="Mpr73" style:family="presentation" style:parent-style-name="Title_20_and_20_Content_5f__5f_-backgroundobjects">
      <style:graphic-properties draw:stroke="none" draw:fill="none" draw:fill-color="#ffffff" draw:textarea-vertical-align="bottom" draw:auto-grow-height="false" fo:min-height="1.397cm"/>
    </style:style>
    <style:style style:name="Mpr74" style:family="presentation" style:parent-style-name="Blank_5f_-backgroundobjects">
      <style:graphic-properties draw:stroke="none" draw:fill="none" draw:fill-color="#ffffff" draw:auto-grow-height="false" fo:min-height="1.869cm"/>
    </style:style>
    <style:style style:name="Mpr75" style:family="presentation" style:parent-style-name="Blank_5f_-backgroundobjects">
      <style:graphic-properties draw:stroke="none" draw:fill="none" draw:fill-color="#ffffff" draw:auto-grow-height="false" fo:min-height="1.397cm"/>
    </style:style>
    <style:style style:name="Mpr76" style:family="presentation" style:parent-style-name="Blank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cccccc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-color="#6600cc"/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loext:graphic-properties draw:fill-color="#ff6600"/>
      <style:paragraph-properties fo:text-align="center"/>
    </style:style>
    <style:style style:name="MP11" style:family="paragraph">
      <loext:graphic-properties draw:fill="none" draw:fill-color="#ffffff"/>
      <style:text-properties fo:color="#000066" style:font-name="Lato" fo:font-size="16pt" fo:font-weight="bold" style:font-size-asian="16pt" style:font-weight-asian="bold" style:font-size-complex="16pt" style:font-weight-complex="bold"/>
    </style:style>
    <style:style style:name="MP12" style:family="paragraph">
      <loext:graphic-properties draw:fill-color="#000066"/>
      <style:paragraph-properties fo:text-align="center"/>
    </style:style>
    <style:style style:name="MP13" style:family="paragraph">
      <loext:graphic-properties draw:fill="none" draw:fill-color="#ffffff"/>
    </style:style>
    <style:style style:name="MP14" style:family="paragraph">
      <loext:graphic-properties draw:fill="none" draw:fill-color="#ffffff"/>
      <style:paragraph-properties style:writing-mode="lr-tb" style:font-independent-line-spacing="true"/>
    </style:style>
    <style:style style:name="MP15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16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7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18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20" style:family="paragraph">
      <loext:graphic-properties draw:fill="solid" draw:fill-color="#ffffff"/>
      <style:paragraph-properties fo:text-align="center"/>
    </style:style>
    <style:style style:name="MP21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22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23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2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2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7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31" style:family="paragraph">
      <loext:graphic-properties draw:fill="solid" draw:fill-color="#9fb8cd"/>
      <style:paragraph-properties fo:text-align="start" style:font-independent-line-spacing="true"/>
      <style:text-properties fo:font-size="18pt"/>
    </style:style>
    <style:style style:name="MP3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3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3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35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36" style:family="paragraph">
      <style:paragraph-properties fo:text-align="start"/>
    </style:style>
    <style:style style:name="MP37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38" style:family="paragraph">
      <style:paragraph-properties fo:margin-left="0cm" fo:margin-right="0cm" fo:margin-top="0.106cm" fo:margin-bottom="0cm" fo:line-height="100%" fo:text-align="start" fo:text-indent="0cm" style:punctuation-wrap="hanging" style:writing-mode="lr-tb"/>
      <style:text-properties fo:hyphenate="false"/>
    </style:style>
    <style:style style:name="MP3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40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hyphenate="false"/>
    </style:style>
    <style:style style:name="MP41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42" style:family="paragraph">
      <loext:graphic-properties draw:fill="none" draw:fill-color="#ffffff"/>
      <style:paragraph-properties fo:text-align="center" style:writing-mode="lr-tb"/>
    </style:style>
    <style:style style:name="MP43" style:family="paragraph">
      <style:paragraph-properties fo:margin-left="0cm" fo:margin-right="0cm" fo:line-height="93%" fo:text-indent="0cm" style:line-break="strict" style:writing-mode="lr-tb"/>
    </style:style>
    <style:style style:name="MP44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MP45" style:family="paragraph">
      <style:paragraph-properties fo:margin-left="0cm" fo:margin-right="0cm" fo:line-height="93%" fo:text-align="end" fo:text-indent="0cm" style:line-break="strict" style:writing-mode="lr-tb"/>
    </style:style>
    <style:style style:name="MP46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47" style:family="paragraph">
      <style:paragraph-properties fo:margin-left="0cm" fo:margin-right="0cm" fo:text-indent="0cm" style:writing-mode="lr-tb"/>
    </style:style>
    <style:style style:name="MP48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MP49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</style:style>
    <style:style style:name="MP50" style:family="paragraph">
      <style:paragraph-properties fo:margin-left="0cm" fo:margin-right="0cm" fo:text-align="end" fo:text-indent="0cm" style:writing-mode="lr-tb"/>
    </style:style>
    <style:style style:name="MP51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52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5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5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5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5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5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58" style:family="paragraph">
      <style:paragraph-properties fo:margin-left="0.599cm" fo:margin-right="0cm" fo:line-height="93%" fo:text-align="end" fo:text-indent="-0.599cm" style:line-break="strict" style:writing-mode="lr-tb"/>
    </style:style>
    <style:style style:name="MP59" style:family="paragraph">
      <loext:graphic-properties draw:fill="none" draw:fill-color="#ffffff"/>
      <style:paragraph-properties fo:margin-left="0.599cm" fo:margin-right="0cm" fo:line-height="93%" fo:text-align="end" fo:text-indent="-0.599cm" style:line-break="strict" style:writing-mode="lr-tb" style:font-independent-line-spacing="true"/>
    </style:style>
    <style:style style:name="MP60" style:family="paragraph">
      <loext:graphic-properties draw:fill="solid" draw:fill-color="#ffffff"/>
      <style:paragraph-properties style:writing-mode="lr-tb" style:font-independent-line-spacing="true"/>
    </style:style>
    <style:style style:name="MP61" style:family="paragraph">
      <loext:graphic-properties draw:fill="solid" draw:fill-color="#004586"/>
      <style:paragraph-properties fo:text-align="start"/>
      <style:text-properties fo:font-size="18pt"/>
    </style:style>
    <style:style style:name="MP62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MP63" style:family="paragraph">
      <loext:graphic-properties draw:fill="gradient" draw:fill-gradient-name="Gradient_20_2"/>
      <style:paragraph-properties fo:text-align="start"/>
      <style:text-properties fo:font-size="18pt"/>
    </style:style>
    <style:style style:name="MP64" style:family="paragraph">
      <loext:graphic-properties draw:fill="none"/>
      <style:paragraph-properties fo:text-align="start"/>
      <style:text-properties fo:font-size="18pt"/>
    </style:style>
    <style:style style:name="MP65" style:family="paragraph">
      <loext:graphic-properties draw:fill="solid" draw:fill-color="#17375e"/>
      <style:paragraph-properties fo:text-align="start" style:font-independent-line-spacing="true"/>
      <style:text-properties fo:font-size="18pt"/>
    </style:style>
    <style:style style:name="MP66" style:family="paragraph">
      <style:paragraph-properties fo:margin-top="0cm" fo:margin-bottom="0cm" fo:line-height="100%" fo:text-align="end" style:punctuation-wrap="simple" style:writing-mode="lr-tb"/>
    </style:style>
    <style:style style:name="MP6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68" style:family="paragraph">
      <style:paragraph-properties fo:margin-left="0cm" fo:margin-right="0cm" fo:margin-top="0.226cm" fo:margin-bottom="0cm" fo:line-height="100%" fo:text-align="start" fo:text-indent="0cm" style:punctuation-wrap="simple" style:writing-mode="lr-tb"/>
    </style:style>
    <style:style style:name="MP69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</style:style>
    <style:style style:name="MP70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71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66" style:font-name="Lato" fo:font-size="16pt" fo:font-weight="bold" style:font-size-asian="16pt" style:font-weight-asian="bold" style:font-size-complex="16pt" style:font-weight-complex="bold"/>
    </style:style>
    <style:style style:name="MT3" style:family="text">
      <style:text-properties style:font-name="Lato1" fo:font-size="14pt" style:font-size-asian="18pt" style:font-size-complex="18pt"/>
    </style:style>
    <style:style style:name="MT4" style:family="text">
      <style:text-properties fo:color="#898989" style:font-name="Calibri1" fo:font-size="12pt" fo:language="en" fo:country="US" style:font-size-asian="12pt" style:font-size-complex="12pt"/>
    </style:style>
    <style:style style:name="MT5" style:family="text">
      <style:text-properties style:font-name="Calibri1" fo:font-size="14pt" fo:language="en" fo:country="US" fo:font-weight="bold" style:font-size-asian="14pt" style:font-weight-asian="bold" style:font-size-complex="14pt" style:font-weight-complex="bold"/>
    </style:style>
    <style:style style:name="MT6" style:family="text">
      <style:text-properties fo:font-size="12pt" fo:language="en" fo:country="US" style:font-size-asian="12pt" style:font-size-complex="12pt"/>
    </style:style>
    <style:style style:name="MT7" style:family="text">
      <style:text-properties fo:font-variant="normal" fo:text-transform="none" fo:color="#464653" style:text-line-through-style="none" style:text-line-through-type="none" style:text-position="0% 100%" style:font-name="Bookman Old Style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8" style:family="text">
      <style:text-properties fo:font-variant="normal" fo:text-transform="none" fo:color="#464653" style:text-line-through-style="none" style:text-line-through-type="none" style:text-position="0% 100%" style:font-name="Gill Sans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Gill Sans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10" style:family="text">
      <style:text-properties fo:font-variant="normal" fo:text-transform="none" fo:color="#464653" style:text-line-through-style="none" style:text-line-through-type="none" style:text-position="0% 100%" style:font-name="Gill Sans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Gill Sans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Gill Sans MT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Gill Sans MT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color="#898989" style:font-name="Calibri1" fo:font-size="12pt" fo:language="en" fo:country="US" style:font-size-asian="12pt" style:language-asian="en" style:country-asian="US" style:font-size-complex="12pt" style:language-complex="en" style:country-complex="US"/>
    </style:style>
    <style:style style:name="MT15" style:family="text">
      <style:text-properties fo:color="#000000" style:font-name="Calibri1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MT16" style:family="text">
      <style:text-properties fo:color="#000000" fo:font-size="14pt" fo:language="en" fo:country="US" style:font-size-asian="14pt" style:language-asian="en" style:country-asian="US" style:font-size-complex="14pt" style:language-complex="en" style:country-complex="US"/>
    </style:style>
    <style:style style:name="MT17" style:family="text">
      <style:text-properties fo:color="#ffffff" fo:font-size="10pt" fo:language="en" fo:country="US" style:font-size-asian="10pt" style:language-asian="en" style:country-asian="US" style:font-size-complex="10pt" style:language-complex="en" style:country-complex="US"/>
    </style:style>
    <style:style style:name="MT18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19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20" style:family="text">
      <style:text-properties fo:font-variant="normal" fo:text-transform="none" fo:color="#215968" style:text-line-through-style="none" style:text-line-through-type="none" style:text-position="0% 100%" style:font-name="Calibri3" fo:font-size="44pt" fo:letter-spacing="normal" fo:font-style="italic" style:text-underline-style="none" fo:font-weight="bold" style:font-size-asian="44pt" style:font-style-asian="italic" style:font-weight-asian="bold" style:font-size-complex="44pt" style:font-style-complex="italic" style:font-weight-complex="bold"/>
    </style:style>
    <style:style style:name="MT21" style:family="text">
      <style:text-properties fo:font-variant="normal" fo:text-transform="none" fo:color="#17375e" style:text-line-through-style="none" style:text-line-through-type="none" style:text-position="0% 100%" style:font-name="Cambr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22" style:family="text">
      <style:text-properties fo:font-variant="normal" fo:text-transform="none" fo:color="#4f6228" style:text-line-through-style="none" style:text-line-through-type="none" style:text-position="0% 100%" style:font-name="Cambr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23" style:family="text">
      <style:text-properties fo:font-variant="normal" fo:text-transform="none" fo:color="#403152" style:text-line-through-style="none" style:text-line-through-type="none" style:text-position="0% 100%" style:font-name="Calibri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24" style:family="text">
      <style:text-properties fo:font-variant="normal" fo:text-transform="none" fo:color="#000000" style:text-line-through-style="none" style:text-line-through-type="none" style:text-position="0% 100%" style:font-name="Calibri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25" style:family="text">
      <style:text-properties fo:font-variant="normal" fo:text-transform="none" fo:color="#8b8b8b" style:text-line-through-style="none" style:text-line-through-type="none" style:text-position="0% 100%" style:font-name="Calibri3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26" style:family="text">
      <style:text-properties fo:color="#000000" style:font-name="Times New Roman" fo:font-size="14pt" fo:language="en" fo:country="US" style:font-name-asian="DejaVu Sans" style:font-size-asian="14pt" style:language-asian="en" style:country-asian="US" style:font-name-complex="DejaVu Sans" style:font-size-complex="14pt" style:language-complex="en" style:country-complex="US"/>
    </style:style>
    <style:style style:name="MT27" style:family="text">
      <style:text-properties fo:font-variant="normal" fo:text-transform="none" fo:color="#ffffff" style:text-line-through-style="none" style:text-line-through-type="none" style:text-position="0% 100%" style:font-name="Calibri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28" style:family="text">
      <style:text-properties fo:font-variant="normal" fo:text-transform="none" fo:color="#000000" style:text-line-through-style="none" style:text-line-through-type="none" style:text-position="0% 100%" style:font-name="Calibri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29" style:family="text">
      <style:text-properties fo:font-variant="normal" fo:text-transform="none" fo:color="#000000" style:text-line-through-style="none" style:text-line-through-type="none" style:text-position="0% 100%" style:font-name="Calibri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30" style:family="text">
      <style:text-properties fo:font-variant="normal" fo:text-transform="none" fo:color="#000000" style:text-line-through-style="none" style:text-line-through-type="none" style:text-position="0% 100%" style:font-name="Calibri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952cm"/>
        <style:text-properties style:font-name="Arial2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2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2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style:font-name="Calibri1" fo:color="#898989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5">
      <text:list-level-style-bullet text:level="1" text:bullet-char="•">
        <style:list-level-properties/>
        <style:text-properties style:font-name="Calibri1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">
        <style:list-level-properties text:space-before="0.001cm" text:min-label-width="0.761cm"/>
        <style:text-properties fo:font-family="'Wingdings 3'" style:font-charset="x-symbol" fo:color="#727ca3" fo:font-size="7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">
        <style:list-level-properties text:space-before="0.001cm" text:min-label-width="0.761cm"/>
        <style:text-properties fo:font-family="'Wingdings 3'" style:font-charset="x-symbol" fo:color="#727ca3" fo:font-size="76%"/>
      </text:list-level-style-bullet>
      <text:list-level-style-bullet text:level="2" text:bullet-char="">
        <style:list-level-properties text:space-before="0.763cm" text:min-label-width="0.761cm"/>
        <style:text-properties fo:font-family="'Wingdings 3'" style:font-charset="x-symbol" fo:color="#9fb8cd" fo:font-size="76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">
        <style:list-level-properties text:space-before="0.001cm" text:min-label-width="0.761cm"/>
        <style:text-properties fo:font-family="'Wingdings 3'" style:font-charset="x-symbol" fo:color="#727ca3" fo:font-size="76%"/>
      </text:list-level-style-bullet>
      <text:list-level-style-bullet text:level="2" text:bullet-char="">
        <style:list-level-properties text:space-before="0.763cm" text:min-label-width="0.761cm"/>
        <style:text-properties fo:font-family="'Wingdings 3'" style:font-charset="x-symbol" fo:color="#9fb8cd" fo:font-size="76%"/>
      </text:list-level-style-bullet>
      <text:list-level-style-bullet text:level="3" text:bullet-char="">
        <style:list-level-properties text:space-before="1.652cm" text:min-label-width="0.634cm"/>
        <style:text-properties fo:font-family="'Wingdings 3'" style:font-charset="x-symbol" fo:color="#bcbcbc" fo:font-size="76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">
        <style:list-level-properties text:space-before="0.001cm" text:min-label-width="0.761cm"/>
        <style:text-properties fo:font-family="'Wingdings 3'" style:font-charset="x-symbol" fo:color="#727ca3" fo:font-size="76%"/>
      </text:list-level-style-bullet>
      <text:list-level-style-bullet text:level="2" text:bullet-char="">
        <style:list-level-properties text:space-before="0.763cm" text:min-label-width="0.761cm"/>
        <style:text-properties fo:font-family="'Wingdings 3'" style:font-charset="x-symbol" fo:color="#9fb8cd" fo:font-size="76%"/>
      </text:list-level-style-bullet>
      <text:list-level-style-bullet text:level="3" text:bullet-char="">
        <style:list-level-properties text:space-before="1.652cm" text:min-label-width="0.634cm"/>
        <style:text-properties fo:font-family="'Wingdings 3'" style:font-charset="x-symbol" fo:color="#bcbcbc" fo:font-size="76%"/>
      </text:list-level-style-bullet>
      <text:list-level-style-bullet text:level="4" text:bullet-char="">
        <style:list-level-properties text:space-before="2.414cm" text:min-label-width="0.634cm"/>
        <style:text-properties fo:font-family="Wingdings" style:font-charset="x-symbol" fo:color="#8ca2b4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">
        <style:list-level-properties text:space-before="0.001cm" text:min-label-width="0.761cm"/>
        <style:text-properties fo:font-family="'Wingdings 3'" style:font-charset="x-symbol" fo:color="#727ca3" fo:font-size="76%"/>
      </text:list-level-style-bullet>
      <text:list-level-style-bullet text:level="2" text:bullet-char="">
        <style:list-level-properties text:space-before="0.763cm" text:min-label-width="0.761cm"/>
        <style:text-properties fo:font-family="'Wingdings 3'" style:font-charset="x-symbol" fo:color="#9fb8cd" fo:font-size="76%"/>
      </text:list-level-style-bullet>
      <text:list-level-style-bullet text:level="3" text:bullet-char="">
        <style:list-level-properties text:space-before="1.652cm" text:min-label-width="0.634cm"/>
        <style:text-properties fo:font-family="'Wingdings 3'" style:font-charset="x-symbol" fo:color="#bcbcbc" fo:font-size="76%"/>
      </text:list-level-style-bullet>
      <text:list-level-style-bullet text:level="4" text:bullet-char="">
        <style:list-level-properties text:space-before="2.414cm" text:min-label-width="0.634cm"/>
        <style:text-properties fo:font-family="Wingdings" style:font-charset="x-symbol" fo:color="#8ca2b4" fo:font-size="70%"/>
      </text:list-level-style-bullet>
      <text:list-level-style-bullet text:level="5" text:bullet-char="">
        <style:list-level-properties text:space-before="3.176cm" text:min-label-width="0.634cm"/>
        <style:text-properties fo:font-family="Wingdings" style:font-charset="x-symbol" fo:color="#9fb8cd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1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15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5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5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</style:handout-master>
    <style:master-page style:name="Default" style:page-layout-name="PM1" draw:style-name="Mdp1">
      <draw:custom-shape presentation:style-name="Mpr1" draw:text-style-name="MP5" draw:layer="backgroundobjects" svg:width="17.332cm" svg:height="1.166cm" svg:x="4.258cm" svg:y="0cm">
        <text:p/>
        <draw:enhanced-geometry svg:viewBox="0 0 21600 21600" draw:type="rectangle" draw:enhanced-path="M 0 0 L 21600 0 21600 21600 0 21600 0 0 Z N"/>
      </draw:custom-shape>
      <draw:frame presentation:style-name="Mpr2" draw:layer="backgroundobjects" svg:width="25.618cm" svg:height="2.143cm" svg:x="1.306cm" svg:y="1.524cm" presentation:class="title">
        <draw:text-box>
          <text:p>Click to edit the title text format</text:p>
        </draw:text-box>
      </draw:frame>
      <draw:frame presentation:style-name="Default-outline1" draw:layer="backgroundobjects" svg:width="27.34cm" svg:height="16.347cm" svg:x="0.252cm" svg:y="3.556cm" presentation:class="outline" presentation:placeholder="true">
        <draw:text-box/>
      </draw:frame>
      <draw:frame presentation:style-name="Mpr3" draw:text-style-name="MP2" draw:layer="backgroundobjects" svg:width="6.523cm" svg:height="1.343cm" svg:x="1.4cm" svg:y="19.26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343cm" svg:x="9.576cm" svg:y="19.26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3.81cm" svg:height="0.707cm" svg:x="1.27cm" svg:y="20.133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4" draw:text-style-name="MP8" draw:layer="backgroundobjects" svg:width="0.509cm" svg:height="1.166cm" svg:x="27.491cm" svg:y="0.045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2.877cm" svg:height="1.179cm" svg:x="1.101cm" svg:y="0cm">
        <draw:image xlink:href="Pictures/10000000000000F00000005116B71432F2BB4D50.png" xlink:type="simple" xlink:show="embed" xlink:actuate="onLoad" loext:mime-type="image/png">
          <text:p/>
        </draw:image>
      </draw:frame>
      <draw:custom-shape presentation:style-name="Mpr5" draw:text-style-name="MP10" draw:layer="backgroundobjects" svg:width="0.508cm" svg:height="1.166cm" svg:x="26.798cm" svg:y="0.045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5" draw:layer="backgroundobjects" svg:width="28cm" svg:height="0.905cm" svg:x="0cm" svg:y="20.095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10" draw:layer="backgroundobjects" svg:width="0.39cm" svg:height="0.91cm" svg:x="0cm" svg:y="20.09cm">
        <text:p/>
        <draw:enhanced-geometry svg:viewBox="0 0 21600 21600" draw:type="rectangle" draw:enhanced-path="M 0 0 L 21600 0 21600 21600 0 21600 0 0 Z N"/>
      </draw:custom-shape>
      <draw:frame draw:style-name="Mgr4" draw:text-style-name="MP11" draw:layer="backgroundobjects" svg:width="7.381cm" svg:height="0.925cm" svg:x="20.075cm" svg:y="20.142cm">
        <draw:text-box>
          <text:p><text:span text:style-name="MT2">Persiapan Launching</text:span></text:p>
        </draw:text-box>
      </draw:frame>
      <draw:custom-shape presentation:style-name="Mpr8" draw:text-style-name="MP8" draw:layer="backgroundobjects" svg:width="0.431cm" svg:height="0.905cm" svg:x="0.6cm" svg:y="20.095cm">
        <text:p/>
        <draw:enhanced-geometry svg:viewBox="0 0 21600 21600" draw:mirror-horizontal="true" draw:type="rectangle" draw:enhanced-path="M 0 0 L 21600 0 21600 21600 0 21600 0 0 Z N"/>
      </draw:custom-shape>
      <draw:custom-shape presentation:style-name="Mpr9" draw:text-style-name="MP12" draw:layer="backgroundobjects" svg:width="0.744cm" svg:height="1.307cm" svg:x="0cm" svg:y="0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12" draw:layer="backgroundobjects" svg:width="0.589cm" svg:height="0.905cm" svg:x="27.411cm" svg:y="20.095cm">
        <text:p/>
        <draw:enhanced-geometry svg:viewBox="0 0 21600 21600" draw:type="rectangle" draw:enhanced-path="M 0 0 L 21600 0 21600 21600 0 21600 0 0 Z N"/>
      </draw:custom-shape>
      <draw:frame draw:style-name="Mgr5" draw:text-style-name="MP13" draw:layer="backgroundobjects" svg:width="2.777cm" svg:height="0.844cm" svg:x="1.078cm" svg:y="20.133cm">
        <draw:text-box>
          <text:p><text:span text:style-name="MT3"><text:page-number>&lt;number&gt;</text:page-number></text:span></text:p>
        </draw:text-box>
      </draw:frame>
      <draw:frame draw:style-name="Mgr6" draw:text-style-name="MP9" draw:layer="backgroundobjects" svg:width="4.686cm" svg:height="1.24cm" svg:x="21.844cm" svg:y="0cm">
        <draw:image xlink:href="Pictures/10000201000000FD00000043CAA215449B968A6B.png" xlink:type="simple" xlink:show="embed" xlink:actuate="onLoad" loext:mime-type="image/png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1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3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0.001cm" svg:height="0.001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5.2cm" svg:height="3.501cm" svg:x="1.399cm" svg:y="0.839cm" presentation:class="title" presentation:placeholder="true">
        <draw:text-box/>
      </draw:frame>
      <draw:frame presentation:style-name="Mpr16" draw:text-style-name="MP14" draw:layer="backgroundobjects" svg:width="25.2cm" svg:height="13.859cm" svg:x="1.399cm" svg:y="4.899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7" draw:text-style-name="MP16" draw:layer="backgroundobjects" svg:width="6.534cm" svg:height="1.119cm" svg:x="1.398cm" svg:y="19.464cm" presentation:class="date-time">
        <draw:text-box>
          <text:p text:style-name="MP15"><text:span text:style-name="MT4"><text:date style:data-style-name="D3" text:date-value="2019-07-13">07/13/19</text:date></text:span></text:p>
        </draw:text-box>
      </draw:frame>
      <draw:frame presentation:style-name="Mpr18" draw:text-style-name="MP17" draw:layer="backgroundobjects" svg:width="8.868cm" svg:height="1.119cm" svg:x="9.566cm" svg:y="19.464cm" presentation:class="footer">
        <draw:text-box>
          <text:p/>
        </draw:text-box>
      </draw:frame>
      <draw:frame presentation:style-name="Mpr19" draw:text-style-name="MP19" draw:layer="backgroundobjects" svg:width="6.534cm" svg:height="1.119cm" svg:x="21.463cm" svg:y="19.878cm" presentation:class="page-number">
        <draw:text-box>
          <text:p text:style-name="MP18"><text:span text:style-name="MT5"><text:page-number>&lt;number&gt;</text:page-number></text:span></text:p>
        </draw:text-box>
      </draw:frame>
      <draw:frame draw:style-name="Mgr7" draw:text-style-name="MP9" draw:layer="backgroundobjects" svg:width="28cm" svg:height="2.596cm" svg:x="0cm" svg:y="18.404cm">
        <draw:image>
          <text:p/>
        </draw:image>
      </draw:frame>
      <draw:frame draw:style-name="Mgr7" draw:text-style-name="MP9" draw:layer="backgroundobjects" svg:width="1.284cm" svg:height="13.198cm" svg:x="0cm" svg:y="0cm">
        <draw:image xlink:href="Pictures/100002010000003F000002AF5BC82766F30B1D13.png" xlink:type="simple" xlink:show="embed" xlink:actuate="onLoad" loext:mime-type="image/png">
          <text:p/>
        </draw:image>
      </draw:frame>
      <draw:frame draw:style-name="Mgr7" draw:text-style-name="MP9" draw:layer="backgroundobjects" svg:width="1.323cm" svg:height="5.304cm" svg:x="0cm" svg:y="13.112cm">
        <draw:image xlink:href="Pictures/100002010000003F000000369CBDFB99DAABD526.png" xlink:type="simple" xlink:show="embed" xlink:actuate="onLoad" loext:mime-type="image/png">
          <text:p/>
        </draw:image>
      </draw:frame>
      <draw:frame draw:style-name="Mgr7" draw:text-style-name="MP9" draw:layer="backgroundobjects" svg:width="28cm" svg:height="2.521cm" svg:x="0cm" svg:y="18.481cm">
        <draw:image xlink:href="Pictures/10000000000003520000005382DCB2C41DF598E0.png" xlink:type="simple" xlink:show="embed" xlink:actuate="onLoad" loext:mime-type="image/png">
          <text:p/>
        </draw:image>
      </draw:frame>
      <presentation:notes style:page-layout-name="PM2">
        <draw:rect draw:style-name="Mgr8" draw:text-style-name="MP20" draw:layer="backgroundobjects" svg:width="21.59cm" svg:height="27.94cm" svg:x="0cm" svg:y="0cm">
          <text:p/>
        </draw:rect>
        <draw:frame presentation:style-name="Mpr20" draw:text-style-name="MP21" draw:layer="backgroundobjects" svg:width="9.356cm" svg:height="1.398cm" svg:x="0.001cm" svg:y="0.001cm" presentation:class="header">
          <draw:text-box>
            <text:p/>
          </draw:text-box>
        </draw:frame>
        <draw:frame presentation:style-name="Mpr20" draw:text-style-name="MP23" draw:layer="backgroundobjects" svg:width="9.356cm" svg:height="1.398cm" svg:x="12.228cm" svg:y="0.001cm" presentation:class="date-time">
          <draw:text-box>
            <text:p text:style-name="MP22"><text:span text:style-name="MT6"><presentation:date-time/></text:span></text:p>
          </draw:text-box>
        </draw:frame>
        <draw:page-thumbnail presentation:style-name="Title1-title" draw:layer="backgroundobjects" svg:width="14.394cm" svg:height="10.478cm" svg:x="3.597cm" svg:y="2.094cm" presentation:class="page"/>
        <draw:frame presentation:style-name="Title1-notes" draw:layer="backgroundobjects" svg:width="17.272cm" svg:height="12.574cm" svg:x="2.158cm" svg:y="13.271cm" presentation:class="notes" presentation:placeholder="true">
          <draw:text-box/>
        </draw:frame>
        <draw:frame presentation:style-name="Mpr21" draw:text-style-name="MP21" draw:layer="backgroundobjects" svg:width="9.356cm" svg:height="1.398cm" svg:x="0.001cm" svg:y="26.537cm" presentation:class="footer">
          <draw:text-box>
            <text:p/>
          </draw:text-box>
        </draw:frame>
        <draw:frame presentation:style-name="Mpr21" draw:text-style-name="MP23" draw:layer="backgroundobjects" svg:width="9.356cm" svg:height="1.398cm" svg:x="12.228cm" svg:y="26.537cm" presentation:class="page-number">
          <draw:text-box>
            <text:p text:style-name="MP22"><text:span text:style-name="MT6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3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2.18cm" svg:x="2cm" svg:y="5.414cm" presentation:class="outline" presentation:placeholder="true">
        <draw:text-box/>
      </draw:frame>
      <draw:frame presentation:style-name="Mpr22" draw:text-style-name="MP25" draw:layer="backgroundobjects" svg:width="6.523cm" svg:height="1.448cm" svg:x="1.5cm" svg:y="17.552cm" presentation:class="date-time">
        <draw:text-box>
          <text:p text:style-name="MP24"><text:span text:style-name="MT1"><presentation:date-time/></text:span></text:p>
        </draw:text-box>
      </draw:frame>
      <draw:frame presentation:style-name="Mpr22" draw:text-style-name="MP27" draw:layer="backgroundobjects" svg:width="8.875cm" svg:height="1.448cm" svg:x="9.076cm" svg:y="17.631cm" presentation:class="footer">
        <draw:text-box>
          <text:p text:style-name="MP26"><text:span text:style-name="MT1"><presentation:footer/></text:span></text:p>
        </draw:text-box>
      </draw:frame>
      <draw:frame presentation:style-name="Mpr22" draw:text-style-name="MP29" draw:layer="backgroundobjects" svg:width="6.523cm" svg:height="1.448cm" svg:x="18.976cm" svg:y="17.631cm" presentation:class="page-number">
        <draw:text-box>
          <text:p text:style-name="MP28"><text:span text:style-name="MT1"><text:page-number>&lt;number&gt;</text:page-number></text:span></text:p>
        </draw:text-box>
      </draw:frame>
      <presentation:notes style:page-layout-name="PM2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5" draw:layer="backgroundobjects" svg:width="9.369cm" svg:height="1.396cm" svg:x="0cm" svg:y="0cm" presentation:class="header">
          <draw:text-box>
            <text:p text:style-name="MP24"><text:span text:style-name="MT1"><presentation:header/></text:span></text:p>
          </draw:text-box>
        </draw:frame>
        <draw:frame presentation:style-name="Mpr23" draw:text-style-name="MP29" draw:layer="backgroundobjects" svg:width="9.369cm" svg:height="1.396cm" svg:x="12.219cm" svg:y="0cm" presentation:class="date-time">
          <draw:text-box>
            <text:p text:style-name="MP28"><text:span text:style-name="MT1"><presentation:date-time/></text:span></text:p>
          </draw:text-box>
        </draw:frame>
        <draw:frame presentation:style-name="Mpr24" draw:text-style-name="MP25" draw:layer="backgroundobjects" svg:width="9.369cm" svg:height="1.396cm" svg:x="0cm" svg:y="26.543cm" presentation:class="footer">
          <draw:text-box>
            <text:p text:style-name="MP24"><text:span text:style-name="MT1"><presentation:footer/></text:span></text:p>
          </draw:text-box>
        </draw:frame>
        <draw:frame presentation:style-name="Mpr24" draw:text-style-name="MP29" draw:layer="backgroundobjects" svg:width="9.369cm" svg:height="1.396cm" svg:x="12.219cm" svg:y="26.543cm" presentation:class="page-number">
          <draw:text-box>
            <text:p text:style-name="MP28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line draw:name="Straight Connector 27" draw:style-name="Mgr9" draw:text-style-name="MP30" draw:layer="backgroundobjects" svg:x1="1.399cm" svg:y1="19.453cm" svg:x2="26.599cm" svg:y2="19.453cm">
        <text:p/>
      </draw:line>
      <draw:line draw:name="Straight Connector 28" draw:style-name="Mgr9" draw:text-style-name="MP30" draw:layer="backgroundobjects" svg:x1="1.399cm" svg:y1="3.499cm" svg:x2="26.599cm" svg:y2="3.499cm">
        <text:p/>
      </draw:line>
      <draw:custom-shape draw:name="Isosceles Triangle 9" draw:style-name="Mgr10" draw:text-style-name="MP31" draw:layer="backgroundobjects" svg:width="0.583cm" svg:height="0.367cm" draw:transform="rotate (-1.5707963267949) translate (1.759cm 19.695cm)">
        <text:p/>
        <draw:enhanced-geometry draw:mirror-horizontal="false" draw:mirror-vertical="false" svg:viewBox="0 0 0 0" draw:text-areas="?f1 ?f5 ?f4 ?f6" draw:type="ooxml-triangle" draw:modifiers="216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frame draw:name="Title 1" presentation:style-name="Mpr25" draw:text-style-name="MP33" draw:layer="backgroundobjects" svg:width="25.199cm" svg:height="3.033cm" svg:x="1.4cm" svg:y="0.466cm" presentation:class="title" presentation:user-transformed="true">
        <draw:text-box>
          <text:p text:style-name="MP32"><text:span text:style-name="MT7">Click to edit the title text formatClick to edit Master title style</text:span></text:p>
        </draw:text-box>
      </draw:frame>
      <draw:frame draw:name="Date Placeholder 3" presentation:style-name="Mpr26" draw:text-style-name="MP35" draw:layer="backgroundobjects" svg:width="7.008cm" svg:height="1.119cm" svg:x="19.6cm" svg:y="19.464cm" presentation:class="date-time" presentation:user-transformed="true">
        <draw:text-box>
          <text:p text:style-name="MP34"><text:span text:style-name="MT8"><text:date style:data-style-name="D1" text:date-value="2019-07-13">7/13/19</text:date></text:span></text:p>
        </draw:text-box>
      </draw:frame>
      <draw:frame draw:name="Footer Placeholder 4" presentation:style-name="Mpr26" draw:text-style-name="MP35" draw:layer="backgroundobjects" svg:width="10.733cm" svg:height="1.119cm" svg:x="8.876cm" svg:y="19.464cm" presentation:class="footer" presentation:user-transformed="true">
        <draw:text-box>
          <text:p/>
        </draw:text-box>
      </draw:frame>
      <draw:frame draw:name="Slide Number Placeholder 5" presentation:style-name="Mpr26" draw:text-style-name="MP35" draw:layer="backgroundobjects" svg:width="6.065cm" svg:height="1.119cm" svg:x="1.876cm" svg:y="19.464cm" presentation:class="page-number" presentation:user-transformed="true">
        <draw:text-box>
          <text:p text:style-name="MP34"><text:span text:style-name="MT8"><text:page-number>&lt;number&gt;</text:page-number></text:span></text:p>
        </draw:text-box>
      </draw:frame>
      <draw:frame draw:name="Content Placeholder 7" presentation:style-name="Mpr27" draw:text-style-name="MP39" draw:layer="backgroundobjects" svg:width="25.199cm" svg:height="15.119cm" svg:x="1.4cm" svg:y="3.733cm" presentation:class="outline" presentation:user-transformed="true">
        <draw:text-box>
          <text:list text:style-name="ML7">
            <text:list-item>
              <text:p text:style-name="MP36"><text:span text:style-name="MT9">Click to edit the outline text format</text:span></text:p>
              <text:list>
                <text:list-item>
                  <text:p text:style-name="MP36"><text:span text:style-name="MT9">Second Outline Level</text:span></text:p>
                  <text:list>
                    <text:list-item>
                      <text:p text:style-name="MP36"><text:span text:style-name="MT9">Third Outline Level</text:span></text:p>
                      <text:list>
                        <text:list-item>
                          <text:p text:style-name="MP36"><text:span text:style-name="MT9">Fourth Outline Level</text:span></text:p>
                          <text:list>
                            <text:list-item>
                              <text:p text:style-name="MP36"><text:span text:style-name="MT9">Fifth Outline Level</text:span></text:p>
                              <text:list>
                                <text:list-item>
                                  <text:p text:style-name="MP36"><text:span text:style-name="MT9">Sixth Outline Level</text:span></text:p>
                                  <text:list>
                                    <text:list-item>
                                      <text:p><text:span text:style-name="MT9">Seventh Outline LevelClick to edit Master text </text:span><text:span text:style-name="MT9">styles</text:span></text:p>
                                      <text:list>
                                        <text:list-item>
                                          <text:p><text:span text:style-name="MT10">Second level</text:span></text:p>
                                          <text:list>
                                            <text:list-item>
                                              <text:p><text:span text:style-name="MT11">Third level</text:span></text:p>
                                              <text:list>
                                                <text:list-item>
                                                  <text:p text:style-name="MP37"><text:span text:style-name="MT12">Fourth level</text:span></text:p>
                                                </text:list-item>
                                                <text:list-item>
                                                  <text:p text:style-name="MP38"><text:span text:style-name="MT13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5.83cm" svg:height="11.524cm" svg:x="4.318cm" svg:y="2.335cm" presentation:class="page"/>
        <draw:frame presentation:style-name="Title_20_and_20_Content-notes" draw:layer="backgroundobjects" svg:width="19.574cm" svg:height="13.829cm" svg:x="2.446cm" svg:y="14.598cm" presentation:class="notes" presentation:placeholder="true">
          <draw:text-box/>
        </draw:frame>
        <draw:frame presentation:style-name="Mpr28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2">
      <draw:line draw:name="Straight Connector 27" draw:style-name="Mgr9" draw:text-style-name="MP30" draw:layer="backgroundobjects" svg:x1="1.399cm" svg:y1="19.453cm" svg:x2="26.599cm" svg:y2="19.453cm">
        <text:p/>
      </draw:line>
      <draw:line draw:name="Straight Connector 28" draw:style-name="Mgr9" draw:text-style-name="MP30" draw:layer="backgroundobjects" svg:x1="1.399cm" svg:y1="3.499cm" svg:x2="26.599cm" svg:y2="3.499cm">
        <text:p/>
      </draw:line>
      <draw:custom-shape draw:name="Isosceles Triangle 9" draw:style-name="Mgr10" draw:text-style-name="MP31" draw:layer="backgroundobjects" svg:width="0.583cm" svg:height="0.367cm" draw:transform="rotate (-1.5707963267949) translate (1.759cm 19.695cm)">
        <text:p/>
        <draw:enhanced-geometry draw:mirror-horizontal="false" draw:mirror-vertical="false" svg:viewBox="0 0 0 0" draw:text-areas="?f1 ?f5 ?f4 ?f6" draw:type="ooxml-triangle" draw:modifiers="216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frame draw:name="Title 1" presentation:style-name="Mpr30" draw:text-style-name="MP33" draw:layer="backgroundobjects" svg:width="25.199cm" svg:height="2.799cm" svg:x="1.4cm" svg:y="0.7cm" presentation:class="title" presentation:user-transformed="true">
        <draw:text-box>
          <text:p text:style-name="MP32"><text:span text:style-name="MT7">Click to edit the title text formatClick to edit Master title style</text:span></text:p>
        </draw:text-box>
      </draw:frame>
      <draw:frame draw:name="Date Placeholder 2" presentation:style-name="Mpr31" draw:text-style-name="MP35" draw:layer="backgroundobjects" svg:width="7.008cm" svg:height="1.119cm" svg:x="19.6cm" svg:y="19.464cm" presentation:class="date-time" presentation:user-transformed="true">
        <draw:text-box>
          <text:p text:style-name="MP34"><text:span text:style-name="MT8"><text:date style:data-style-name="D1" text:date-value="2019-07-13">7/13/19</text:date></text:span></text:p>
        </draw:text-box>
      </draw:frame>
      <draw:frame draw:name="Footer Placeholder 3" presentation:style-name="Mpr31" draw:text-style-name="MP35" draw:layer="backgroundobjects" svg:width="10.733cm" svg:height="1.119cm" svg:x="8.876cm" svg:y="19.464cm" presentation:class="footer" presentation:user-transformed="true">
        <draw:text-box>
          <text:p/>
        </draw:text-box>
      </draw:frame>
      <draw:frame draw:name="Slide Number Placeholder 4" presentation:style-name="Mpr31" draw:text-style-name="MP35" draw:layer="backgroundobjects" svg:width="6.065cm" svg:height="1.119cm" svg:x="1.876cm" svg:y="19.464cm" presentation:class="page-number" presentation:user-transformed="true">
        <draw:text-box>
          <text:p text:style-name="MP34"><text:span text:style-name="MT8"><text:page-number>&lt;number&gt;</text:page-number></text:span></text:p>
        </draw:text-box>
      </draw:frame>
      <draw:custom-shape draw:name="Isosceles Triangle 5" draw:style-name="Mgr10" draw:text-style-name="MP31" draw:layer="backgroundobjects" svg:width="0.583cm" svg:height="0.367cm" draw:transform="rotate (-1.5707963267949) translate (1.759cm 19.695cm)">
        <text:p/>
        <draw:enhanced-geometry draw:mirror-horizontal="false" draw:mirror-vertical="false" svg:viewBox="0 0 0 0" draw:text-areas="?f1 ?f5 ?f4 ?f6" draw:type="ooxml-triangle" draw:modifiers="216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frame presentation:style-name="Title_20_Only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5.83cm" svg:height="11.524cm" svg:x="4.318cm" svg:y="2.335cm" presentation:class="page"/>
        <draw:frame presentation:style-name="Title_20_Only-notes" draw:layer="backgroundobjects" svg:width="19.574cm" svg:height="13.829cm" svg:x="2.446cm" svg:y="14.598cm" presentation:class="notes" presentation:placeholder="true">
          <draw:text-box/>
        </draw:frame>
        <draw:frame presentation:style-name="Mpr32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2">
      <draw:line draw:name="Straight Connector 27" draw:style-name="Mgr9" draw:text-style-name="MP30" draw:layer="backgroundobjects" svg:x1="1.399cm" svg:y1="19.453cm" svg:x2="26.599cm" svg:y2="19.453cm">
        <text:p/>
      </draw:line>
      <draw:line draw:name="Straight Connector 28" draw:style-name="Mgr9" draw:text-style-name="MP30" draw:layer="backgroundobjects" svg:x1="1.399cm" svg:y1="3.499cm" svg:x2="26.599cm" svg:y2="3.499cm">
        <text:p/>
      </draw:line>
      <draw:custom-shape draw:name="Isosceles Triangle 9" draw:style-name="Mgr10" draw:text-style-name="MP31" draw:layer="backgroundobjects" svg:width="0.583cm" svg:height="0.367cm" draw:transform="rotate (-1.5707963267949) translate (1.759cm 19.695cm)">
        <text:p/>
        <draw:enhanced-geometry draw:mirror-horizontal="false" draw:mirror-vertical="false" svg:viewBox="0 0 0 0" draw:text-areas="?f1 ?f5 ?f4 ?f6" draw:type="ooxml-triangle" draw:modifiers="216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frame draw:name="Title 1" presentation:style-name="Mpr34" draw:text-style-name="MP33" draw:layer="backgroundobjects" svg:width="25.199cm" svg:height="2.799cm" svg:x="1.4cm" svg:y="0.7cm" presentation:class="title" presentation:user-transformed="true">
        <draw:text-box>
          <text:p text:style-name="MP32"><text:span text:style-name="MT7">Click to edit the title text formatClick to edit Master title style</text:span></text:p>
        </draw:text-box>
      </draw:frame>
      <draw:frame draw:name="Date Placeholder 4" presentation:style-name="Mpr35" draw:text-style-name="MP35" draw:layer="backgroundobjects" svg:width="7.008cm" svg:height="1.119cm" svg:x="19.6cm" svg:y="19.464cm" presentation:class="date-time" presentation:user-transformed="true">
        <draw:text-box>
          <text:p text:style-name="MP34"><text:span text:style-name="MT8"><text:date style:data-style-name="D1" text:date-value="2019-07-13">7/13/19</text:date></text:span></text:p>
        </draw:text-box>
      </draw:frame>
      <draw:frame draw:name="Footer Placeholder 5" presentation:style-name="Mpr35" draw:text-style-name="MP35" draw:layer="backgroundobjects" svg:width="10.733cm" svg:height="1.119cm" svg:x="8.876cm" svg:y="19.464cm" presentation:class="footer" presentation:user-transformed="true">
        <draw:text-box>
          <text:p/>
        </draw:text-box>
      </draw:frame>
      <draw:frame draw:name="Slide Number Placeholder 6" presentation:style-name="Mpr35" draw:text-style-name="MP35" draw:layer="backgroundobjects" svg:width="6.065cm" svg:height="1.119cm" svg:x="1.876cm" svg:y="19.464cm" presentation:class="page-number" presentation:user-transformed="true">
        <draw:text-box>
          <text:p text:style-name="MP34"><text:span text:style-name="MT8"><text:page-number>&lt;number&gt;</text:page-number></text:span></text:p>
        </draw:text-box>
      </draw:frame>
      <draw:frame draw:name="Content Placeholder 8" presentation:style-name="Mpr36" draw:text-style-name="MP39" draw:layer="backgroundobjects" svg:width="12.375cm" svg:height="15.119cm" svg:x="1.4cm" svg:y="3.733cm" presentation:class="outline" presentation:user-transformed="true">
        <draw:text-box>
          <text:list text:style-name="ML7">
            <text:list-item>
              <text:p text:style-name="MP36"><text:span text:style-name="MT9">Click to edit the outline text format</text:span></text:p>
              <text:list>
                <text:list-item>
                  <text:p text:style-name="MP36"><text:span text:style-name="MT9">Second Outline Level</text:span></text:p>
                  <text:list>
                    <text:list-item>
                      <text:p text:style-name="MP36"><text:span text:style-name="MT9">Third Outline Level</text:span></text:p>
                      <text:list>
                        <text:list-item>
                          <text:p text:style-name="MP36"><text:span text:style-name="MT9">Fourth Outline Level</text:span></text:p>
                          <text:list>
                            <text:list-item>
                              <text:p text:style-name="MP36"><text:span text:style-name="MT9">Fifth Outline Level</text:span></text:p>
                              <text:list>
                                <text:list-item>
                                  <text:p text:style-name="MP36"><text:span text:style-name="MT9">Sixth Outline Level</text:span></text:p>
                                  <text:list>
                                    <text:list-item>
                                      <text:p><text:span text:style-name="MT9">Seventh Outline LevelClick to edit Master text </text:span><text:span text:style-name="MT9">styles</text:span></text:p>
                                      <text:list>
                                        <text:list-item>
                                          <text:p><text:span text:style-name="MT10">Second level</text:span></text:p>
                                          <text:list>
                                            <text:list-item>
                                              <text:p><text:span text:style-name="MT11">Third level</text:span></text:p>
                                              <text:list>
                                                <text:list-item>
                                                  <text:p text:style-name="MP37"><text:span text:style-name="MT12">Fourth level</text:span></text:p>
                                                </text:list-item>
                                                <text:list-item>
                                                  <text:p text:style-name="MP38"><text:span text:style-name="MT13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10" presentation:style-name="Mpr36" draw:text-style-name="MP39" draw:layer="backgroundobjects" svg:width="12.375cm" svg:height="15.119cm" svg:x="14.184cm" svg:y="3.723cm" presentation:class="outline" presentation:user-transformed="true">
        <draw:text-box>
          <text:list text:style-name="ML7">
            <text:list-item>
              <text:p text:style-name="MP36"><text:span text:style-name="MT9">Click to edit the outline text format</text:span></text:p>
              <text:list>
                <text:list-item>
                  <text:p text:style-name="MP36"><text:span text:style-name="MT9">Second Outline Level</text:span></text:p>
                  <text:list>
                    <text:list-item>
                      <text:p text:style-name="MP36"><text:span text:style-name="MT9">Third Outline Level</text:span></text:p>
                      <text:list>
                        <text:list-item>
                          <text:p text:style-name="MP36"><text:span text:style-name="MT9">Fourth Outline Level</text:span></text:p>
                          <text:list>
                            <text:list-item>
                              <text:p text:style-name="MP36"><text:span text:style-name="MT9">Fifth Outline Level</text:span></text:p>
                              <text:list>
                                <text:list-item>
                                  <text:p text:style-name="MP36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p text:style-name="MP40"><text:span text:style-name="MT9">Seventh Outline LevelClick to edit Master text styles</text:span></text:p>
            </text:list-item>
          </text:list>
          <text:list text:style-name="ML9">
            <text:list-item>
              <text:list>
                <text:list-item>
                  <text:p text:style-name="MP41"><text:span text:style-name="MT10">Second level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41"><text:span text:style-name="MT11">Third level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7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8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wo_20_Content-title" draw:layer="backgroundobjects" svg:width="14.392cm" svg:height="10.476cm" svg:x="3.598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7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2" style:page-layout-name="PM1" draw:style-name="Mdp2">
      <draw:frame presentation:style-name="Title2-title" draw:layer="backgroundobjects" svg:width="25.197cm" svg:height="3.497cm" svg:x="1.397cm" svg:y="0.837cm" presentation:class="title" presentation:placeholder="true">
        <draw:text-box/>
      </draw:frame>
      <draw:frame presentation:style-name="Title2-outline1" draw:layer="backgroundobjects" svg:width="25.197cm" svg:height="13.856cm" svg:x="1.397cm" svg:y="4.899cm" presentation:class="outline" presentation:placeholder="true">
        <draw:text-box/>
      </draw:frame>
      <draw:frame presentation:style-name="Mpr39" draw:text-style-name="MP16" draw:layer="backgroundobjects" svg:width="6.531cm" svg:height="1.115cm" svg:x="1.397cm" svg:y="19.464cm" presentation:class="date-time">
        <draw:text-box>
          <text:list text:style-name="ML13">
            <text:list-header>
              <text:p text:style-name="MP15"><text:span text:style-name="MT14"><text:date style:data-style-name="D3" text:date-value="2019-07-13">07/13/19</text:date></text:span></text:p>
            </text:list-header>
          </text:list>
        </draw:text-box>
      </draw:frame>
      <draw:custom-shape draw:style-name="Mgr11" draw:text-style-name="MP14" draw:layer="backgroundobjects" svg:width="8.868cm" svg:height="1.12cm" svg:x="9.565cm" svg:y="19.465cm">
        <text:p/>
        <draw:enhanced-geometry svg:viewBox="0 0 21600 21600" draw:type="mso-spt202" draw:enhanced-path="M 0 0 L 21600 0 21600 21600 0 21600 0 0 Z N"/>
      </draw:custom-shape>
      <draw:frame presentation:style-name="Mpr40" draw:text-style-name="MP19" draw:layer="backgroundobjects" svg:width="6.531cm" svg:height="1.116cm" svg:x="21.461cm" svg:y="19.879cm" presentation:class="page-number">
        <draw:text-box>
          <text:list text:style-name="ML13">
            <text:list-header>
              <text:p text:style-name="MP18"><text:span text:style-name="MT15"><text:page-number>&lt;number&gt;</text:page-number></text:span></text:p>
            </text:list-header>
          </text:list>
        </draw:text-box>
      </draw:frame>
      <draw:frame draw:style-name="Mgr12" draw:text-style-name="MP42" draw:layer="backgroundobjects" svg:width="1.283cm" svg:height="13.198cm" svg:x="0cm" svg:y="0cm">
        <draw:image xlink:href="Pictures/100002010000003F000002AF5BC82766F30B1D13.png" xlink:type="simple" xlink:show="embed" xlink:actuate="onLoad" loext:mime-type="image/png">
          <text:p/>
        </draw:image>
      </draw:frame>
      <draw:frame draw:style-name="Mgr12" draw:text-style-name="MP42" draw:layer="backgroundobjects" svg:width="1.323cm" svg:height="5.305cm" svg:x="0cm" svg:y="13.11cm">
        <draw:image>
          <text:p/>
        </draw:image>
      </draw:frame>
      <draw:frame draw:style-name="Mgr12" draw:text-style-name="MP42" draw:layer="backgroundobjects" svg:width="28.002cm" svg:height="2.523cm" svg:x="0cm" svg:y="18.481cm">
        <draw:image xlink:href="Pictures/10000000000003520000005382DCB2C41DF598E0.png" xlink:type="simple" xlink:show="embed" xlink:actuate="onLoad" loext:mime-type="image/png">
          <text:p/>
        </draw:image>
      </draw:frame>
      <draw:frame presentation:style-name="Mpr4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presentation:notes style:page-layout-name="PM2">
        <draw:rect draw:style-name="Mgr13" draw:text-style-name="MP20" draw:layer="backgroundobjects" svg:width="21.59cm" svg:height="27.94cm" svg:x="0cm" svg:y="0cm">
          <text:p/>
        </draw:rect>
        <draw:page-thumbnail presentation:style-name="Title2-title" draw:layer="backgroundobjects" svg:width="13.966cm" svg:height="10.473cm" svg:x="3.81cm" svg:y="2.12cm" presentation:class="page"/>
        <draw:frame presentation:style-name="Title2-notes" draw:layer="backgroundobjects" svg:width="17.268cm" svg:height="12.568cm" svg:x="2.161cm" svg:y="13.269cm" presentation:class="notes" presentation:placeholder="true">
          <draw:text-box/>
        </draw:frame>
        <draw:frame presentation:style-name="Mpr42" draw:text-style-name="MP44" draw:layer="backgroundobjects" svg:width="9.366cm" svg:height="1.393cm" svg:x="0cm" svg:y="-0.001cm" presentation:class="header">
          <draw:text-box>
            <text:list text:style-name="ML13">
              <text:list-header>
                <text:p text:style-name="MP43"><text:span text:style-name="MT16"><presentation:header/></text:span></text:p>
              </text:list-header>
            </text:list>
          </draw:text-box>
        </draw:frame>
        <draw:frame presentation:style-name="Mpr43" draw:text-style-name="MP46" draw:layer="backgroundobjects" svg:width="9.367cm" svg:height="1.393cm" svg:x="12.218cm" svg:y="-0.001cm" presentation:class="date-time">
          <draw:text-box>
            <text:list text:style-name="ML13">
              <text:list-header>
                <text:p text:style-name="MP45"><text:span text:style-name="MT16"><presentation:date-time/></text:span></text:p>
              </text:list-header>
            </text:list>
          </draw:text-box>
        </draw:frame>
        <draw:frame presentation:style-name="Mpr44" draw:text-style-name="MP44" draw:layer="backgroundobjects" svg:width="9.366cm" svg:height="1.394cm" svg:x="0cm" svg:y="26.542cm" presentation:class="footer">
          <draw:text-box>
            <text:list text:style-name="ML13">
              <text:list-header>
                <text:p text:style-name="MP43"><text:span text:style-name="MT16"><presentation:footer/></text:span></text:p>
              </text:list-header>
            </text:list>
          </draw:text-box>
        </draw:frame>
        <draw:frame presentation:style-name="Mpr45" draw:text-style-name="MP46" draw:layer="backgroundobjects" svg:width="9.367cm" svg:height="1.394cm" svg:x="12.218cm" svg:y="26.542cm" presentation:class="page-number">
          <draw:text-box>
            <text:list text:style-name="ML13">
              <text:list-header>
                <text:p text:style-name="MP45"><text:span text:style-name="MT16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" style:display-name="Title2_" style:page-layout-name="PM1" draw:style-name="Mdp2">
      <draw:frame draw:name="Picture 22" draw:style-name="Mgr14" draw:text-style-name="MP42" draw:layer="backgroundobjects" svg:width="28.359cm" svg:height="21.005cm" svg:x="-0.179cm" svg:y="0cm">
        <draw:image xlink:href="Pictures/10000000000005EF000004654D7EC5F14159E050.jpg" xlink:type="simple" xlink:show="embed" xlink:actuate="onLoad" loext:mime-type="image/jpeg">
          <text:p/>
        </draw:image>
        <svg:desc>background4-1</svg:desc>
      </draw:frame>
      <draw:line draw:name="Line 12" draw:style-name="Mgr15" draw:text-style-name="MP42" draw:layer="backgroundobjects" svg:x1="0.306cm" svg:y1="0cm" svg:x2="0.306cm" svg:y2="21cm">
        <text:p/>
      </draw:line>
      <draw:line draw:name="Line 13" draw:style-name="Mgr16" draw:text-style-name="MP42" draw:layer="backgroundobjects" svg:x1="0.306cm" svg:y1="20.299cm" svg:x2="27.139cm" svg:y2="20.299cm">
        <text:p/>
      </draw:line>
      <draw:frame draw:name="Picture 14" draw:style-name="Mgr14" draw:text-style-name="MP42" draw:layer="backgroundobjects" svg:width="4.579cm" svg:height="1.015cm" svg:x="22.166cm" svg:y="19.002cm">
        <draw:image xlink:href="Pictures/10000201000000AB0000002670F44857ED90A37A.png" xlink:type="simple" xlink:show="embed" xlink:actuate="onLoad" loext:mime-type="image/png">
          <text:p/>
        </draw:image>
      </draw:frame>
      <draw:line draw:name="Line 15" draw:style-name="Mgr16" draw:text-style-name="MP42" draw:layer="backgroundobjects" svg:x1="22.165cm" svg:y1="18.768cm" svg:x2="27.065cm" svg:y2="18.768cm">
        <text:p/>
      </draw:line>
      <draw:line draw:name="Line 19" draw:style-name="Mgr17" draw:text-style-name="MP42" draw:layer="backgroundobjects" svg:x1="27.065cm" svg:y1="20.288cm" svg:x2="27.065cm" svg:y2="18.777cm">
        <text:p/>
      </draw:line>
      <draw:line draw:name="Line 23" draw:style-name="Mgr15" draw:text-style-name="MP42" draw:layer="backgroundobjects" svg:x1="0.306cm" svg:y1="20.299cm" svg:x2="6.766cm" svg:y2="20.299cm">
        <text:p/>
      </draw:line>
      <draw:frame presentation:style-name="Title2_5f_-title" draw:layer="backgroundobjects" svg:width="18.434cm" svg:height="3.266cm" svg:x="7.7cm" svg:y="0.932cm" presentation:class="title" presentation:placeholder="true">
        <draw:text-box/>
      </draw:frame>
      <draw:frame presentation:style-name="Title2_5f_-outline1" draw:layer="backgroundobjects" svg:width="18.2cm" svg:height="11.667cm" svg:x="7.933cm" svg:y="5.366cm" presentation:class="outline" presentation:placeholder="true">
        <draw:text-box/>
      </draw:frame>
      <draw:frame presentation:style-name="Mpr46" draw:text-style-name="MP48" draw:layer="backgroundobjects" svg:width="2.8cm" svg:height="1.4cm" svg:x="0.466cm" svg:y="19.254cm" presentation:class="page-number">
        <draw:text-box>
          <text:list text:style-name="ML14">
            <text:list-header>
              <text:p text:style-name="MP47"><text:span text:style-name="MT17"><text:page-number>&lt;number&gt;</text:page-number></text:span></text:p>
            </text:list-header>
          </text:list>
        </draw:text-box>
      </draw:frame>
      <draw:frame presentation:style-name="Mpr47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7" draw:text-style-name="MP7" draw:layer="backgroundobjects" svg:width="8.874cm" svg:height="1.447cm" svg:x="9.575cm" svg:y="19.13cm" presentation:class="footer">
        <draw:text-box>
          <text:p text:style-name="MP6"><text:span text:style-name="MT1"><presentation:footer/></text:span></text:p>
        </draw:text-box>
      </draw:frame>
      <presentation:notes style:page-layout-name="PM2">
        <draw:rect draw:style-name="Mgr18" draw:text-style-name="MP20" draw:layer="backgroundobjects" svg:width="21.59cm" svg:height="27.94cm" svg:x="0cm" svg:y="0cm">
          <text:p/>
        </draw:rect>
        <draw:frame presentation:style-name="Mpr48" draw:text-style-name="MP48" draw:layer="backgroundobjects" svg:width="9.359cm" svg:height="1.398cm" svg:x="0cm" svg:y="0cm" presentation:class="header">
          <draw:text-box>
            <text:p/>
          </draw:text-box>
        </draw:frame>
        <draw:frame presentation:style-name="Mpr49" draw:text-style-name="MP49" draw:layer="backgroundobjects" svg:width="9.359cm" svg:height="1.398cm" svg:x="12.234cm" svg:y="0cm" presentation:class="date-time">
          <draw:text-box>
            <text:p/>
          </draw:text-box>
        </draw:frame>
        <draw:page-thumbnail presentation:style-name="Title2_5f_-title" draw:layer="backgroundobjects" svg:width="14.318cm" svg:height="10.479cm" svg:x="3.637cm" svg:y="2.094cm" presentation:class="page"/>
        <draw:frame presentation:style-name="Title2_5f_-notes" draw:layer="backgroundobjects" svg:width="15.834cm" svg:height="12.573cm" svg:x="2.878cm" svg:y="13.274cm" presentation:class="notes" presentation:placeholder="true">
          <draw:text-box/>
        </draw:frame>
        <draw:frame presentation:style-name="Mpr50" draw:text-style-name="MP48" draw:layer="backgroundobjects" svg:width="9.359cm" svg:height="1.398cm" svg:x="0cm" svg:y="26.545cm" presentation:class="footer">
          <draw:text-box>
            <text:p/>
          </draw:text-box>
        </draw:frame>
        <draw:frame presentation:style-name="Mpr51" draw:text-style-name="MP49" draw:layer="backgroundobjects" svg:width="9.359cm" svg:height="1.398cm" svg:x="12.234cm" svg:y="26.545cm" presentation:class="page-number">
          <draw:text-box>
            <text:list text:style-name="ML6">
              <text:list-header>
                <text:p text:style-name="MP50"><text:span text:style-name="MT18"><text:page-number>&lt;number&gt;</text:page-number></text:span></text:p>
              </text:list-header>
            </text:list>
          </draw:text-box>
        </draw:frame>
      </presentation:notes>
    </style:master-page>
    <style:master-page style:name="Title1_5f_" style:display-name="Title1_" style:page-layout-name="PM1" draw:style-name="Mdp2">
      <draw:frame draw:name="Picture 7" draw:style-name="Mgr14" draw:text-style-name="MP42" draw:layer="backgroundobjects" svg:width="28cm" svg:height="21.02cm" svg:x="0cm" svg:y="0cm">
        <draw:image xlink:href="Pictures/100000000000034D0000027A60836F62B12EFD53.png" xlink:type="simple" xlink:show="embed" xlink:actuate="onLoad" loext:mime-type="image/png">
          <text:p/>
        </draw:image>
      </draw:frame>
      <draw:frame presentation:style-name="Title1_5f_-title" draw:layer="backgroundobjects" svg:width="26.366cm" svg:height="3.5cm" svg:x="0.933cm" svg:y="0.465cm" presentation:class="title" presentation:placeholder="true">
        <draw:text-box/>
      </draw:frame>
      <draw:frame presentation:style-name="Title1_5f_-outline1" draw:layer="backgroundobjects" svg:width="26.6cm" svg:height="13.859cm" svg:x="0.7cm" svg:y="4.9cm" presentation:class="outline" presentation:placeholder="true">
        <draw:text-box/>
      </draw:frame>
      <draw:frame presentation:style-name="Mpr52" draw:text-style-name="MP21" draw:layer="backgroundobjects" svg:width="6.534cm" svg:height="1.458cm" svg:x="1.398cm" svg:y="19.122cm" presentation:class="date-time">
        <draw:text-box>
          <text:p/>
        </draw:text-box>
      </draw:frame>
      <draw:frame presentation:style-name="Mpr52" draw:text-style-name="MP51" draw:layer="backgroundobjects" svg:width="8.867cm" svg:height="1.458cm" svg:x="9.566cm" svg:y="19.122cm" presentation:class="footer">
        <draw:text-box>
          <text:p/>
        </draw:text-box>
      </draw:frame>
      <draw:frame presentation:style-name="Mpr53" draw:text-style-name="MP23" draw:layer="backgroundobjects" svg:width="1.167cm" svg:height="0.7cm" svg:x="26.365cm" svg:y="19.832cm" presentation:class="page-number">
        <draw:text-box>
          <text:list text:style-name="ML6">
            <text:list-header>
              <text:p text:style-name="MP22"><text:span text:style-name="MT19"><text:page-number>&lt;number&gt;</text:page-number></text:span></text:p>
            </text:list-header>
          </text:list>
        </draw:text-box>
      </draw:frame>
      <presentation:notes style:page-layout-name="PM2">
        <draw:rect draw:style-name="Mgr18" draw:text-style-name="MP20" draw:layer="backgroundobjects" svg:width="21.59cm" svg:height="27.94cm" svg:x="0cm" svg:y="0cm">
          <text:p/>
        </draw:rect>
        <draw:frame presentation:style-name="Mpr54" draw:text-style-name="MP21" draw:layer="backgroundobjects" svg:width="9.356cm" svg:height="1.397cm" svg:x="-0.001cm" svg:y="0cm" presentation:class="header">
          <draw:text-box>
            <text:p/>
          </draw:text-box>
        </draw:frame>
        <draw:frame presentation:style-name="Mpr55" draw:text-style-name="MP23" draw:layer="backgroundobjects" svg:width="9.356cm" svg:height="1.397cm" svg:x="12.228cm" svg:y="0cm" presentation:class="date-time">
          <draw:text-box>
            <text:p/>
          </draw:text-box>
        </draw:frame>
        <draw:page-thumbnail presentation:style-name="Title1_5f_-title" draw:layer="backgroundobjects" svg:width="14.393cm" svg:height="10.478cm" svg:x="3.598cm" svg:y="2.094cm" presentation:class="page"/>
        <draw:frame presentation:style-name="Title1_5f_-notes" draw:layer="backgroundobjects" svg:width="17.272cm" svg:height="12.573cm" svg:x="2.159cm" svg:y="13.271cm" presentation:class="notes" presentation:placeholder="true">
          <draw:text-box/>
        </draw:frame>
        <draw:frame presentation:style-name="Mpr56" draw:text-style-name="MP21" draw:layer="backgroundobjects" svg:width="9.356cm" svg:height="1.397cm" svg:x="-0.001cm" svg:y="26.538cm" presentation:class="footer">
          <draw:text-box>
            <text:p/>
          </draw:text-box>
        </draw:frame>
        <draw:frame presentation:style-name="Mpr57" draw:text-style-name="MP23" draw:layer="backgroundobjects" svg:width="9.356cm" svg:height="1.397cm" svg:x="12.228cm" svg:y="26.538cm" presentation:class="page-number">
          <draw:text-box>
            <text:list text:style-name="ML6">
              <text:list-header>
                <text:p text:style-name="MP22"><text:span text:style-name="MT18"><text:page-number>&lt;number&gt;</text:page-number></text:span></text:p>
              </text:list-header>
            </text:list>
          </draw:text-box>
        </draw:frame>
      </presentation:notes>
    </style:master-page>
    <style:master-page style:name="Title_20_and_20_Content_5f_" style:display-name="Title and Content_" style:page-layout-name="PM1" draw:style-name="Mdp4">
      <draw:frame draw:name="Title 1" presentation:style-name="Mpr58" draw:text-style-name="MP53" draw:layer="backgroundobjects" svg:width="25.199cm" svg:height="2.658cm" svg:x="1.4cm" svg:y="0.841cm" presentation:class="title" presentation:user-transformed="true">
        <draw:text-box>
          <text:p text:style-name="MP52"><text:span text:style-name="MT20">Click to edit Master title style</text:span></text:p>
        </draw:text-box>
      </draw:frame>
      <draw:frame draw:name="Content Placeholder 2" presentation:style-name="Mpr59" draw:text-style-name="MP54" draw:layer="backgroundobjects" svg:width="25.199cm" svg:height="13.858cm" svg:x="1.4cm" svg:y="4.9cm" presentation:class="outline" presentation:user-transformed="true">
        <draw:text-box>
          <text:list text:style-name="ML7">
            <text:list-item>
              <text:p text:style-name="MP36"><text:span text:style-name="MT21">Click to edit the outline text format</text:span></text:p>
              <text:list>
                <text:list-item>
                  <text:p text:style-name="MP36"><text:span text:style-name="MT21">Second Outline Level</text:span></text:p>
                  <text:list>
                    <text:list-item>
                      <text:p text:style-name="MP36"><text:span text:style-name="MT21">Third Outline Level</text:span></text:p>
                      <text:list>
                        <text:list-item>
                          <text:p text:style-name="MP36"><text:span text:style-name="MT21">Fourth Outline Level</text:span></text:p>
                          <text:list>
                            <text:list-item>
                              <text:p text:style-name="MP36"><text:span text:style-name="MT21">Fifth Outline Level</text:span></text:p>
                              <text:list>
                                <text:list-item>
                                  <text:p text:style-name="MP36"><text:span text:style-name="MT21">Sixth Outline Level</text:span></text:p>
                                  <text:list>
                                    <text:list-item>
                                      <text:p><text:span text:style-name="MT21">Seventh Outline LevelClick to edit Master text styles</text:span></text:p>
                                      <text:list>
                                        <text:list-item>
                                          <text:p><text:span text:style-name="MT22">Second level</text:span></text:p>
                                          <text:list>
                                            <text:list-item>
                                              <text:p><text:span text:style-name="MT23">Third level</text:span></text:p>
                                              <text:list>
                                                <text:list-item>
                                                  <text:p text:style-name="MP37"><text:span text:style-name="MT24">Fourth level</text:span></text:p>
                                                </text:list-item>
                                                <text:list-item>
                                                  <text:p text:style-name="MP37"><text:span text:style-name="MT24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0" draw:text-style-name="MP56" draw:layer="backgroundobjects" svg:width="6.533cm" svg:height="1.117cm" svg:x="1.4cm" svg:y="19.464cm" presentation:class="date-time" presentation:user-transformed="true">
        <draw:text-box>
          <text:p text:style-name="MP55"><text:span text:style-name="MT25"><text:date style:data-style-name="D1" text:date-value="2019-07-13">7/13/19</text:date></text:span></text:p>
        </draw:text-box>
      </draw:frame>
      <draw:frame draw:name="Footer Placeholder 4" presentation:style-name="Mpr60" draw:text-style-name="MP56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5" presentation:style-name="Mpr60" draw:text-style-name="MP56" draw:layer="backgroundobjects" svg:width="6.533cm" svg:height="1.117cm" svg:x="20.066cm" svg:y="19.464cm" presentation:class="page-number" presentation:user-transformed="true">
        <draw:text-box>
          <text:p text:style-name="MP57"><text:span text:style-name="MT25"><text:page-number>&lt;number&gt;</text:page-number></text:span></text:p>
        </draw:text-box>
      </draw:frame>
      <presentation:notes style:page-layout-name="PM2">
        <draw:page-thumbnail presentation:style-name="Title_20_and_20_Content_5f_-title" draw:layer="backgroundobjects" svg:width="15.83cm" svg:height="11.524cm" svg:x="4.318cm" svg:y="2.335cm" presentation:class="page"/>
        <draw:frame presentation:style-name="Title_20_and_20_Content_5f_-notes" draw:layer="backgroundobjects" svg:width="19.574cm" svg:height="13.829cm" svg:x="2.446cm" svg:y="14.598cm" presentation:class="notes" presentation:placeholder="true">
          <draw:text-box/>
        </draw:frame>
        <draw:frame presentation:style-name="Mpr61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1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2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62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27" style:page-layout-name="PM1" draw:style-name="Mdp2">
      <draw:frame presentation:style-name="Title27-title" draw:layer="backgroundobjects" svg:width="25.188cm" svg:height="3.497cm" svg:x="1.398cm" svg:y="0.837cm" presentation:class="title" presentation:placeholder="true">
        <draw:text-box/>
      </draw:frame>
      <draw:frame presentation:style-name="Title27-outline1" draw:layer="backgroundobjects" svg:width="25.188cm" svg:height="12.171cm" svg:x="1.398cm" svg:y="4.911cm" presentation:class="outline" presentation:placeholder="true">
        <draw:text-box/>
      </draw:frame>
      <draw:custom-shape draw:style-name="Mgr19" draw:text-style-name="MP14" draw:layer="backgroundobjects" svg:width="6.517cm" svg:height="1.442cm" svg:x="1.398cm" svg:y="19.129cm">
        <text:p/>
        <draw:enhanced-geometry svg:viewBox="0 0 21600 21600" draw:type="mso-spt202" draw:enhanced-path="M 0 0 L 21600 0 21600 21600 0 21600 0 0 Z N"/>
      </draw:custom-shape>
      <draw:custom-shape draw:style-name="Mgr20" draw:text-style-name="MP14" draw:layer="backgroundobjects" svg:width="8.872cm" svg:height="1.442cm" svg:x="9.578cm" svg:y="19.129cm">
        <text:p/>
        <draw:enhanced-geometry svg:viewBox="0 0 21600 21600" draw:type="mso-spt202" draw:enhanced-path="M 0 0 L 21600 0 21600 21600 0 21600 0 0 Z N"/>
      </draw:custom-shape>
      <draw:frame draw:style-name="Mgr21" draw:text-style-name="MP59" draw:layer="backgroundobjects" svg:width="6.514cm" svg:height="1.438cm" svg:x="20.077cm" svg:y="19.129cm" presentation:class="page-number">
        <draw:text-box>
          <text:list text:style-name="ML15">
            <text:list-header>
              <text:p text:style-name="MP58"><text:span text:style-name="MT26"><text:page-number>&lt;number&gt;</text:page-number></text:span></text:p>
            </text:list-header>
          </text:list>
        </draw:text-box>
      </draw:frame>
      <presentation:notes style:page-layout-name="PM2">
        <draw:rect draw:style-name="Mgr13" draw:text-style-name="MP20" draw:layer="backgroundobjects" svg:width="21cm" svg:height="29.7cm" svg:x="0cm" svg:y="0cm">
          <text:p/>
        </draw:rect>
        <draw:custom-shape draw:style-name="Mgr22" draw:text-style-name="MP60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7-title" draw:layer="backgroundobjects" svg:width="14.838cm" svg:height="11.126cm" svg:x="3.074cm" svg:y="2.258cm" presentation:class="page"/>
        <draw:frame presentation:style-name="Title27-notes" draw:layer="backgroundobjects" svg:width="16.792cm" svg:height="13.357cm" svg:x="2.099cm" svg:y="14.106cm" presentation:class="notes" presentation:placeholder="true">
          <draw:text-box/>
        </draw:frame>
        <draw:custom-shape draw:style-name="Mgr23" draw:text-style-name="MP14" draw:layer="backgroundobjects" svg:width="9.11cm" svg:height="1.482cm" svg:x="0cm" svg:y="0cm">
          <text:p/>
          <draw:enhanced-geometry svg:viewBox="0 0 21600 21600" draw:type="mso-spt202" draw:enhanced-path="M 0 0 L 21600 0 21600 21600 0 21600 0 0 Z N"/>
        </draw:custom-shape>
        <draw:custom-shape draw:style-name="Mgr24" draw:text-style-name="MP14" draw:layer="backgroundobjects" svg:width="9.111cm" svg:height="1.482cm" svg:x="11.884cm" svg:y="0cm">
          <text:p/>
          <draw:enhanced-geometry svg:viewBox="0 0 21600 21600" draw:type="mso-spt202" draw:enhanced-path="M 0 0 L 21600 0 21600 21600 0 21600 0 0 Z N"/>
        </draw:custom-shape>
        <draw:custom-shape draw:style-name="Mgr23" draw:text-style-name="MP14" draw:layer="backgroundobjects" svg:width="9.11cm" svg:height="1.482cm" svg:x="0cm" svg:y="28.213cm">
          <text:p/>
          <draw:enhanced-geometry svg:viewBox="0 0 21600 21600" draw:type="mso-spt202" draw:enhanced-path="M 0 0 L 21600 0 21600 21600 0 21600 0 0 Z N"/>
        </draw:custom-shape>
        <draw:frame presentation:style-name="Mpr63" draw:text-style-name="MP59" draw:layer="backgroundobjects" svg:width="9.106cm" svg:height="1.478cm" svg:x="11.884cm" svg:y="28.213cm" presentation:class="page-number">
          <draw:text-box>
            <text:list text:style-name="ML15">
              <text:list-header>
                <text:p text:style-name="MP58"><text:span text:style-name="MT26"><text:page-number>&lt;number&gt;</text:page-number></text:span></text:p>
              </text:list-header>
            </text:list>
          </draw:text-box>
        </draw:frame>
      </presentation:notes>
    </style:master-page>
    <style:master-page style:name="Title_20_Slide" style:display-name="Title Slide" style:page-layout-name="PM1" draw:style-name="Mdp2">
      <draw:custom-shape draw:name="CustomShape 6" draw:style-name="Mgr25" draw:text-style-name="MP61" draw:layer="backgroundobjects" svg:width="0.863cm" svg:height="2.548cm" svg:x="27.134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7" draw:style-name="Mgr26" draw:text-style-name="MP61" draw:layer="backgroundobjects" svg:width="1.38cm" svg:height="2.548cm" svg:x="25.39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8" draw:style-name="Mgr27" draw:text-style-name="MP61" draw:layer="backgroundobjects" svg:width="0.839cm" svg:height="2.548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28" draw:text-style-name="MP62" draw:layer="backgroundobjects" svg:width="26.198cm" svg:height="0.882cm" svg:x="1.798cm" svg:y="20.11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2" draw:style-name="Mgr29" draw:text-style-name="MP63" draw:layer="backgroundobjects" svg:width="0.493cm" svg:height="0.882cm" svg:x="0.001cm" svg:y="20.11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3" draw:style-name="Mgr29" draw:text-style-name="MP63" draw:layer="backgroundobjects" svg:width="0.493cm" svg:height="0.882cm" svg:x="0.905cm" svg:y="20.11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2" draw:style-name="Mgr30" draw:text-style-name="MP64" draw:layer="backgroundobjects" svg:width="7.231cm" svg:height="2.539cm" svg:x="1.105cm" svg:y="0cm">
        <draw:image xlink:href="Pictures/1000020100000640000002320FEA34972154BAD3.png" xlink:type="simple" xlink:show="embed" xlink:actuate="onLoad" loext:mime-type="image/png">
          <text:p/>
        </draw:image>
      </draw:frame>
      <draw:custom-shape draw:name="Rectangle 15" draw:style-name="Mgr31" draw:text-style-name="MP65" draw:layer="backgroundobjects" svg:width="15.199cm" svg:height="1.11cm" svg:x="9.928cm" svg:y="0.49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64" draw:text-style-name="MP65" draw:layer="backgroundobjects" svg:width="25.615cm" svg:height="2.462cm" svg:x="1.686cm" svg:y="3.175cm" presentation:class="title" presentation:user-transformed="true">
        <draw:text-box>
          <text:p/>
        </draw:text-box>
      </draw:frame>
      <draw:frame presentation:style-name="Title_20_Slide-outline1" draw:layer="backgroundobjects" svg:width="25.198cm" svg:height="12.179cm" svg:x="1.399cm" svg:y="4.91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2">
      <draw:custom-shape draw:name="CustomShape 6" draw:style-name="Mgr25" draw:text-style-name="MP61" draw:layer="backgroundobjects" svg:width="0.863cm" svg:height="2.548cm" svg:x="27.134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7" draw:style-name="Mgr26" draw:text-style-name="MP61" draw:layer="backgroundobjects" svg:width="1.38cm" svg:height="2.548cm" svg:x="25.39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8" draw:style-name="Mgr27" draw:text-style-name="MP61" draw:layer="backgroundobjects" svg:width="0.839cm" svg:height="2.548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28" draw:text-style-name="MP62" draw:layer="backgroundobjects" svg:width="26.198cm" svg:height="0.882cm" svg:x="1.798cm" svg:y="20.11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2" draw:style-name="Mgr29" draw:text-style-name="MP63" draw:layer="backgroundobjects" svg:width="0.493cm" svg:height="0.882cm" svg:x="0.001cm" svg:y="20.11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3" draw:style-name="Mgr29" draw:text-style-name="MP63" draw:layer="backgroundobjects" svg:width="0.493cm" svg:height="0.882cm" svg:x="0.905cm" svg:y="20.11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2" draw:style-name="Mgr30" draw:text-style-name="MP64" draw:layer="backgroundobjects" svg:width="7.231cm" svg:height="2.539cm" svg:x="1.105cm" svg:y="0cm">
        <draw:image xlink:href="Pictures/1000020100000640000002320FEA34972154BAD3.png" xlink:type="simple" xlink:show="embed" xlink:actuate="onLoad" loext:mime-type="image/png">
          <text:p/>
        </draw:image>
      </draw:frame>
      <draw:custom-shape draw:name="Rectangle 15" draw:style-name="Mgr31" draw:text-style-name="MP65" draw:layer="backgroundobjects" svg:width="15.199cm" svg:height="1.11cm" svg:x="9.928cm" svg:y="0.49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67" draw:text-style-name="MP65" draw:layer="backgroundobjects" svg:width="25.615cm" svg:height="2.462cm" svg:x="1.686cm" svg:y="3.175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7.337cm" svg:height="14.103cm" svg:x="0.251cm" svg:y="5.715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3.969cm" svg:height="10.476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6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_5f_" style:display-name="Title and Content__" style:page-layout-name="PM1" draw:style-name="Mdp2">
      <draw:frame draw:name="Picture 6" draw:style-name="Mgr30" draw:text-style-name="MP64" draw:layer="backgroundobjects" svg:width="27.999cm" svg:height="4.209cm" svg:x="0cm" svg:y="16.789cm">
        <draw:image xlink:href="Pictures/10000201000008980000014BD651FC299569D5BC.png" xlink:type="simple" xlink:show="embed" xlink:actuate="onLoad" loext:mime-type="image/png">
          <text:p/>
        </draw:image>
      </draw:frame>
      <draw:frame draw:name="Picture 7" draw:style-name="Mgr30" draw:text-style-name="MP64" draw:layer="backgroundobjects" svg:width="27.999cm" svg:height="4.34cm" svg:x="0cm" svg:y="-0.374cm">
        <draw:image xlink:href="Pictures/10000201000008980000015590C592D5D64D81B3.png" xlink:type="simple" xlink:show="embed" xlink:actuate="onLoad" loext:mime-type="image/png">
          <text:p/>
        </draw:image>
      </draw:frame>
      <draw:frame draw:name="Title 1" presentation:style-name="Mpr70" draw:text-style-name="MP67" draw:layer="backgroundobjects" svg:width="20.765cm" svg:height="3.013cm" svg:x="0cm" svg:y="-0.447cm" presentation:class="title" presentation:user-transformed="true">
        <draw:text-box>
          <text:p text:style-name="MP66"><text:span text:style-name="MT27">Click to edit Master title style</text:span></text:p>
        </draw:text-box>
      </draw:frame>
      <draw:frame draw:name="Content Placeholder 2" presentation:style-name="Mpr71" draw:text-style-name="MP33" draw:layer="backgroundobjects" svg:width="26.365cm" svg:height="14.699cm" svg:x="0.7cm" svg:y="3.5cm" presentation:class="outline" presentation:user-transformed="true">
        <draw:text-box>
          <text:list text:style-name="ML7">
            <text:list-item>
              <text:p text:style-name="MP68"><text:span text:style-name="MT28">Click to edit Master text styles</text:span></text:p>
              <text:list>
                <text:list-item>
                  <text:p text:style-name="MP69"><text:span text:style-name="MT29">Second level</text:span></text:p>
                  <text:list>
                    <text:list-item>
                      <text:p text:style-name="MP70"><text:span text:style-name="MT30">Third level</text:span></text:p>
                      <text:list>
                        <text:list-item>
                          <text:p text:style-name="MP71"><text:span text:style-name="MT24">Fourth level</text:span></text:p>
                          <text:list>
                            <text:list-item>
                              <text:p text:style-name="MP71"><text:span text:style-name="MT2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_5f__5f_-title" draw:layer="backgroundobjects" svg:width="13.968cm" svg:height="10.476cm" svg:x="3.81cm" svg:y="2.123cm" presentation:class="page"/>
        <draw:frame presentation:style-name="Title_20_and_20_Content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7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" style:display-name="Blank_" style:page-layout-name="PM1" draw:style-name="Mdp2">
      <draw:frame draw:name="Picture 1" draw:style-name="Mgr32" draw:text-style-name="MP64" draw:layer="backgroundobjects" svg:width="26.82cm" svg:height="1.507cm" svg:x="0.048cm" svg:y="19.493cm">
        <draw:image xlink:href="Pictures/1000000000000400000003006C4363FF0A598C0D.jpg" xlink:type="simple" xlink:show="embed" xlink:actuate="onLoad" loext:mime-type="image/jpeg">
          <text:p/>
        </draw:image>
      </draw:frame>
      <draw:frame draw:name="Picture 10" draw:style-name="Mgr30" draw:text-style-name="MP64" draw:layer="backgroundobjects" svg:width="4.327cm" svg:height="1.835cm" svg:x="0.075cm" svg:y="-0.017cm">
        <draw:image xlink:href="Pictures/1000000000000199000000A970A537FAC48CD47D.png" xlink:type="simple" xlink:show="embed" xlink:actuate="onLoad" loext:mime-type="image/png">
          <text:p/>
        </draw:image>
      </draw:frame>
      <draw:frame presentation:style-name="Blank_5f_-title" draw:layer="backgroundobjects" svg:width="25.199cm" svg:height="3.506cm" svg:x="1.399cm" svg:y="0.837cm" presentation:class="title" presentation:placeholder="true">
        <draw:text-box/>
      </draw:frame>
      <draw:frame presentation:style-name="Blank_5f_-outline1" draw:layer="backgroundobjects" svg:width="25.199cm" svg:height="12.178cm" svg:x="1.399cm" svg:y="4.913cm" presentation:class="outline" presentation:placeholder="true">
        <draw:text-box/>
      </draw:frame>
      <draw:frame presentation:style-name="Mpr74" draw:text-style-name="MP2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74" draw:text-style-name="MP7" draw:layer="backgroundobjects" svg:width="8.875cm" svg:height="1.448cm" svg:x="9.575cm" svg:y="19.13cm" presentation:class="footer">
        <draw:text-box>
          <text:p text:style-name="MP6"><text:span text:style-name="MT1"><presentation:footer/></text:span></text:p>
        </draw:text-box>
      </draw:frame>
      <draw:frame presentation:style-name="Mpr74" draw:text-style-name="MP4" draw:layer="backgroundobjects" svg:width="6.523cm" svg:height="1.448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Blank_5f_-title" draw:layer="backgroundobjects" svg:width="13.968cm" svg:height="10.476cm" svg:x="3.81cm" svg:y="2.123cm" presentation:class="page"/>
        <draw:frame presentation:style-name="Blank_5f_-notes" draw:layer="backgroundobjects" svg:width="17.271cm" svg:height="12.572cm" svg:x="2.159cm" svg:y="13.271cm" presentation:class="notes" presentation:placeholder="true">
          <draw:text-box/>
        </draw:frame>
        <draw:frame presentation:style-name="Mpr7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10-15T15:54:47</meta:creation-date>
    <meta:editing-duration>P25DT18H58M18S</meta:editing-duration>
    <meta:editing-cycles>2248</meta:editing-cycles>
    <dc:date>2019-07-13T18:55:45.442054136</dc:date>
    <meta:generator>LibreOffice/6.1.5.2$Linux_X86_64 LibreOffice_project/10$Build-2</meta:generator>
    <meta:print-date>2019-04-03T11:47:29.038560982</meta:print-date>
    <meta:document-statistic meta:object-count="536"/>
  </office:meta>
</office:document-meta>
</file>